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2.469505">
            <text:p>102.469505</text:p>
          </table:table-cell>
          <table:table-cell table:number-columns-repeated="2"/>
          <table:table-cell office:value-type="float" office:value="89.44272">
            <text:p>89.442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72136">
            <text:p>0.4472136</text:p>
          </table:table-cell>
          <table:table-cell office:value-type="float" office:value="102.37236">
            <text:p>102.37236</text:p>
          </table:table-cell>
          <table:table-cell table:number-columns-repeated="2"/>
          <table:table-cell office:value-type="float" office:value="89.219955">
            <text:p>89.219955</text:p>
          </table:table-cell>
          <table:table-cell office:value-type="float" office:value="0.31622776">
            <text:p>0.31622776</text:p>
          </table:table-cell>
          <table:table-cell/>
        </table:table-row>
        <table:table-row table:style-name="ro1">
          <table:table-cell office:value-type="float" office:value="0.8944272">
            <text:p>0.8944272</text:p>
          </table:table-cell>
          <table:table-cell office:value-type="float" office:value="102.2761">
            <text:p>102.2761</text:p>
          </table:table-cell>
          <table:table-cell table:number-columns-repeated="2"/>
          <table:table-cell office:value-type="float" office:value="88.99888">
            <text:p>88.99888</text:p>
          </table:table-cell>
          <table:table-cell office:value-type="float" office:value="1.67332">
            <text:p>1.67332</text:p>
          </table:table-cell>
          <table:table-cell/>
        </table:table-row>
        <table:table-row table:style-name="ro1">
          <table:table-cell office:value-type="float" office:value="1.3416408">
            <text:p>1.3416408</text:p>
          </table:table-cell>
          <table:table-cell office:value-type="float" office:value="102.180725">
            <text:p>102.180725</text:p>
          </table:table-cell>
          <table:table-cell table:number-columns-repeated="2"/>
          <table:table-cell office:value-type="float" office:value="88.7795">
            <text:p>88.7795</text:p>
          </table:table-cell>
          <table:table-cell office:value-type="float" office:value="2.50998">
            <text:p>2.50998</text:p>
          </table:table-cell>
          <table:table-cell/>
        </table:table-row>
        <table:table-row table:style-name="ro1">
          <table:table-cell office:value-type="float" office:value="1.7888544">
            <text:p>1.7888544</text:p>
          </table:table-cell>
          <table:table-cell office:value-type="float" office:value="102.086235">
            <text:p>102.086235</text:p>
          </table:table-cell>
          <table:table-cell table:number-columns-repeated="2"/>
          <table:table-cell office:value-type="float" office:value="88.561844">
            <text:p>88.561844</text:p>
          </table:table-cell>
          <table:table-cell office:value-type="float" office:value="3.34664">
            <text:p>3.34664</text:p>
          </table:table-cell>
          <table:table-cell/>
        </table:table-row>
        <table:table-row table:style-name="ro1">
          <table:table-cell office:value-type="float" office:value="2.236068">
            <text:p>2.236068</text:p>
          </table:table-cell>
          <table:table-cell office:value-type="float" office:value="101.992645">
            <text:p>101.992645</text:p>
          </table:table-cell>
          <table:table-cell table:number-columns-repeated="2"/>
          <table:table-cell office:value-type="float" office:value="88.34591">
            <text:p>88.34591</text:p>
          </table:table-cell>
          <table:table-cell office:value-type="float" office:value="4.1833">
            <text:p>4.1833</text:p>
          </table:table-cell>
          <table:table-cell>
            <draw:frame table:end-cell-address="Sheet1.N26" table:end-x="0.8177in" table:end-y="0.0476in" draw:z-index="0" draw:style-name="gr1" svg:width="6.2988in" svg:height="3.5429in" svg:x="0.7421in" svg:y="0.0606in">
              <draw:object draw:notify-on-update-of-ranges="Sheet1.B1:Sheet1.B3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.6832817">
            <text:p>2.6832817</text:p>
          </table:table-cell>
          <table:table-cell office:value-type="float" office:value="101.89995">
            <text:p>101.89995</text:p>
          </table:table-cell>
          <table:table-cell table:number-columns-repeated="2"/>
          <table:table-cell office:value-type="float" office:value="88.13172">
            <text:p>88.13172</text:p>
          </table:table-cell>
          <table:table-cell office:value-type="float" office:value="5.01996">
            <text:p>5.01996</text:p>
          </table:table-cell>
          <table:table-cell/>
        </table:table-row>
        <table:table-row table:style-name="ro1">
          <table:table-cell office:value-type="float" office:value="3.130495">
            <text:p>3.130495</text:p>
          </table:table-cell>
          <table:table-cell office:value-type="float" office:value="101.80815">
            <text:p>101.80815</text:p>
          </table:table-cell>
          <table:table-cell table:number-columns-repeated="2"/>
          <table:table-cell office:value-type="float" office:value="87.91928">
            <text:p>87.91928</text:p>
          </table:table-cell>
          <table:table-cell office:value-type="float" office:value="5.8566203">
            <text:p>5.8566203</text:p>
          </table:table-cell>
          <table:table-cell/>
        </table:table-row>
        <table:table-row table:style-name="ro1">
          <table:table-cell office:value-type="float" office:value="3.5777087">
            <text:p>3.5777087</text:p>
          </table:table-cell>
          <table:table-cell office:value-type="float" office:value="101.717255">
            <text:p>101.717255</text:p>
          </table:table-cell>
          <table:table-cell table:number-columns-repeated="2"/>
          <table:table-cell office:value-type="float" office:value="87.70861">
            <text:p>87.70861</text:p>
          </table:table-cell>
          <table:table-cell office:value-type="float" office:value="6.69328">
            <text:p>6.69328</text:p>
          </table:table-cell>
          <table:table-cell/>
        </table:table-row>
        <table:table-row table:style-name="ro1">
          <table:table-cell office:value-type="float" office:value="4.0249224">
            <text:p>4.0249224</text:p>
          </table:table-cell>
          <table:table-cell office:value-type="float" office:value="101.62726">
            <text:p>101.62726</text:p>
          </table:table-cell>
          <table:table-cell table:number-columns-repeated="2"/>
          <table:table-cell office:value-type="float" office:value="87.49972">
            <text:p>87.49972</text:p>
          </table:table-cell>
          <table:table-cell office:value-type="float" office:value="7.52994">
            <text:p>7.52994</text:p>
          </table:table-cell>
          <table:table-cell/>
        </table:table-row>
        <table:table-row table:style-name="ro1">
          <table:table-cell office:value-type="float" office:value="4.472136">
            <text:p>4.472136</text:p>
          </table:table-cell>
          <table:table-cell office:value-type="float" office:value="101.53817">
            <text:p>101.53817</text:p>
          </table:table-cell>
          <table:table-cell table:number-columns-repeated="2"/>
          <table:table-cell office:value-type="float" office:value="87.29261">
            <text:p>87.29261</text:p>
          </table:table-cell>
          <table:table-cell office:value-type="float" office:value="8.3666">
            <text:p>8.3666</text:p>
          </table:table-cell>
          <table:table-cell/>
        </table:table-row>
        <table:table-row table:style-name="ro1">
          <table:table-cell office:value-type="float" office:value="4.9193497">
            <text:p>4.9193497</text:p>
          </table:table-cell>
          <table:table-cell office:value-type="float" office:value="101.44999">
            <text:p>101.44999</text:p>
          </table:table-cell>
          <table:table-cell table:number-columns-repeated="2"/>
          <table:table-cell office:value-type="float" office:value="87.08731">
            <text:p>87.08731</text:p>
          </table:table-cell>
          <table:table-cell office:value-type="float" office:value="9.20326">
            <text:p>9.20326</text:p>
          </table:table-cell>
          <table:table-cell/>
        </table:table-row>
        <table:table-row table:style-name="ro1">
          <table:table-cell office:value-type="float" office:value="5.3665633">
            <text:p>5.3665633</text:p>
          </table:table-cell>
          <table:table-cell office:value-type="float" office:value="101.36272">
            <text:p>101.36272</text:p>
          </table:table-cell>
          <table:table-cell table:number-columns-repeated="2"/>
          <table:table-cell office:value-type="float" office:value="86.88383">
            <text:p>86.88383</text:p>
          </table:table-cell>
          <table:table-cell office:value-type="float" office:value="10.03992">
            <text:p>10.03992</text:p>
          </table:table-cell>
          <table:table-cell/>
        </table:table-row>
        <table:table-row table:style-name="ro1">
          <table:table-cell office:value-type="float" office:value="5.813777">
            <text:p>5.813777</text:p>
          </table:table-cell>
          <table:table-cell office:value-type="float" office:value="101.27635">
            <text:p>101.27635</text:p>
          </table:table-cell>
          <table:table-cell table:number-columns-repeated="2"/>
          <table:table-cell office:value-type="float" office:value="86.682175">
            <text:p>86.682175</text:p>
          </table:table-cell>
          <table:table-cell office:value-type="float" office:value="10.87658">
            <text:p>10.87658</text:p>
          </table:table-cell>
          <table:table-cell/>
        </table:table-row>
        <table:table-row table:style-name="ro1">
          <table:table-cell office:value-type="float" office:value="6.26099">
            <text:p>6.26099</text:p>
          </table:table-cell>
          <table:table-cell office:value-type="float" office:value="101.19091">
            <text:p>101.19091</text:p>
          </table:table-cell>
          <table:table-cell table:number-columns-repeated="2"/>
          <table:table-cell office:value-type="float" office:value="86.48237">
            <text:p>86.48237</text:p>
          </table:table-cell>
          <table:table-cell office:value-type="float" office:value="11.713241">
            <text:p>11.713241</text:p>
          </table:table-cell>
          <table:table-cell/>
        </table:table-row>
        <table:table-row table:style-name="ro1">
          <table:table-cell office:value-type="float" office:value="6.708204">
            <text:p>6.708204</text:p>
          </table:table-cell>
          <table:table-cell office:value-type="float" office:value="101.10638">
            <text:p>101.10638</text:p>
          </table:table-cell>
          <table:table-cell table:number-columns-repeated="2"/>
          <table:table-cell office:value-type="float" office:value="86.28442">
            <text:p>86.28442</text:p>
          </table:table-cell>
          <table:table-cell office:value-type="float" office:value="12.5499">
            <text:p>12.5499</text:p>
          </table:table-cell>
          <table:table-cell/>
        </table:table-row>
        <table:table-row table:style-name="ro1">
          <table:table-cell office:value-type="float" office:value="7.1554174">
            <text:p>7.1554174</text:p>
          </table:table-cell>
          <table:table-cell office:value-type="float" office:value="101.022766">
            <text:p>101.022766</text:p>
          </table:table-cell>
          <table:table-cell table:number-columns-repeated="2"/>
          <table:table-cell office:value-type="float" office:value="86.088326">
            <text:p>86.088326</text:p>
          </table:table-cell>
          <table:table-cell office:value-type="float" office:value="13.38656">
            <text:p>13.38656</text:p>
          </table:table-cell>
          <table:table-cell/>
        </table:table-row>
        <table:table-row table:style-name="ro1">
          <table:table-cell office:value-type="float" office:value="7.602631">
            <text:p>7.602631</text:p>
          </table:table-cell>
          <table:table-cell office:value-type="float" office:value="100.94008">
            <text:p>100.94008</text:p>
          </table:table-cell>
          <table:table-cell table:number-columns-repeated="2"/>
          <table:table-cell office:value-type="float" office:value="85.89412">
            <text:p>85.89412</text:p>
          </table:table-cell>
          <table:table-cell office:value-type="float" office:value="14.223221">
            <text:p>14.223221</text:p>
          </table:table-cell>
          <table:table-cell/>
        </table:table-row>
        <table:table-row table:style-name="ro1">
          <table:table-cell office:value-type="float" office:value="8.049845">
            <text:p>8.049845</text:p>
          </table:table-cell>
          <table:table-cell office:value-type="float" office:value="100.858315">
            <text:p>100.858315</text:p>
          </table:table-cell>
          <table:table-cell table:number-columns-repeated="2"/>
          <table:table-cell office:value-type="float" office:value="85.701805">
            <text:p>85.701805</text:p>
          </table:table-cell>
          <table:table-cell office:value-type="float" office:value="15.05988">
            <text:p>15.05988</text:p>
          </table:table-cell>
          <table:table-cell/>
        </table:table-row>
        <table:table-row table:style-name="ro1">
          <table:table-cell office:value-type="float" office:value="8.497058">
            <text:p>8.497058</text:p>
          </table:table-cell>
          <table:table-cell office:value-type="float" office:value="100.77748">
            <text:p>100.77748</text:p>
          </table:table-cell>
          <table:table-cell table:number-columns-repeated="2"/>
          <table:table-cell office:value-type="float" office:value="85.511406">
            <text:p>85.511406</text:p>
          </table:table-cell>
          <table:table-cell office:value-type="float" office:value="15.896541">
            <text:p>15.896541</text:p>
          </table:table-cell>
          <table:table-cell/>
        </table:table-row>
        <table:table-row table:style-name="ro1">
          <table:table-cell office:value-type="float" office:value="8.944272">
            <text:p>8.944272</text:p>
          </table:table-cell>
          <table:table-cell office:value-type="float" office:value="100.69757">
            <text:p>100.69757</text:p>
          </table:table-cell>
          <table:table-cell table:number-columns-repeated="2"/>
          <table:table-cell office:value-type="float" office:value="85.322914">
            <text:p>85.322914</text:p>
          </table:table-cell>
          <table:table-cell office:value-type="float" office:value="16.7332">
            <text:p>16.7332</text:p>
          </table:table-cell>
          <table:table-cell/>
        </table:table-row>
        <table:table-row table:style-name="ro1">
          <table:table-cell office:value-type="float" office:value="9.391485">
            <text:p>9.391485</text:p>
          </table:table-cell>
          <table:table-cell office:value-type="float" office:value="100.61858">
            <text:p>100.61858</text:p>
          </table:table-cell>
          <table:table-cell table:number-columns-repeated="2"/>
          <table:table-cell office:value-type="float" office:value="85.13636">
            <text:p>85.13636</text:p>
          </table:table-cell>
          <table:table-cell office:value-type="float" office:value="17.56986">
            <text:p>17.56986</text:p>
          </table:table-cell>
          <table:table-cell/>
        </table:table-row>
        <table:table-row table:style-name="ro1">
          <table:table-cell office:value-type="float" office:value="9.838699">
            <text:p>9.838699</text:p>
          </table:table-cell>
          <table:table-cell office:value-type="float" office:value="100.54054">
            <text:p>100.54054</text:p>
          </table:table-cell>
          <table:table-cell table:number-columns-repeated="2"/>
          <table:table-cell office:value-type="float" office:value="84.95175">
            <text:p>84.95175</text:p>
          </table:table-cell>
          <table:table-cell office:value-type="float" office:value="18.40652">
            <text:p>18.40652</text:p>
          </table:table-cell>
          <table:table-cell/>
        </table:table-row>
        <table:table-row table:style-name="ro1">
          <table:table-cell office:value-type="float" office:value="10.2859125">
            <text:p>10.2859125</text:p>
          </table:table-cell>
          <table:table-cell office:value-type="float" office:value="100.463425">
            <text:p>100.463425</text:p>
          </table:table-cell>
          <table:table-cell table:number-columns-repeated="2"/>
          <table:table-cell office:value-type="float" office:value="84.7691">
            <text:p>84.7691</text:p>
          </table:table-cell>
          <table:table-cell office:value-type="float" office:value="19.243181">
            <text:p>19.243181</text:p>
          </table:table-cell>
          <table:table-cell/>
        </table:table-row>
        <table:table-row table:style-name="ro1">
          <table:table-cell office:value-type="float" office:value="10.733127">
            <text:p>10.733127</text:p>
          </table:table-cell>
          <table:table-cell office:value-type="float" office:value="100.38725">
            <text:p>100.38725</text:p>
          </table:table-cell>
          <table:table-cell table:number-columns-repeated="2"/>
          <table:table-cell office:value-type="float" office:value="84.58842">
            <text:p>84.58842</text:p>
          </table:table-cell>
          <table:table-cell office:value-type="float" office:value="20.07984">
            <text:p>20.07984</text:p>
          </table:table-cell>
          <table:table-cell/>
        </table:table-row>
        <table:table-row table:style-name="ro1">
          <table:table-cell office:value-type="float" office:value="11.18034">
            <text:p>11.18034</text:p>
          </table:table-cell>
          <table:table-cell office:value-type="float" office:value="100.31201">
            <text:p>100.31201</text:p>
          </table:table-cell>
          <table:table-cell table:number-columns-repeated="2"/>
          <table:table-cell office:value-type="float" office:value="84.40971">
            <text:p>84.40971</text:p>
          </table:table-cell>
          <table:table-cell office:value-type="float" office:value="20.9165">
            <text:p>20.9165</text:p>
          </table:table-cell>
          <table:table-cell/>
        </table:table-row>
        <table:table-row table:style-name="ro1">
          <table:table-cell office:value-type="float" office:value="11.627554">
            <text:p>11.627554</text:p>
          </table:table-cell>
          <table:table-cell office:value-type="float" office:value="100.23772">
            <text:p>100.23772</text:p>
          </table:table-cell>
          <table:table-cell table:number-columns-repeated="2"/>
          <table:table-cell office:value-type="float" office:value="84.23301">
            <text:p>84.23301</text:p>
          </table:table-cell>
          <table:table-cell office:value-type="float" office:value="21.75316">
            <text:p>21.75316</text:p>
          </table:table-cell>
          <table:table-cell/>
        </table:table-row>
        <table:table-row table:style-name="ro1">
          <table:table-cell office:value-type="float" office:value="12.074767">
            <text:p>12.074767</text:p>
          </table:table-cell>
          <table:table-cell office:value-type="float" office:value="100.16437">
            <text:p>100.16437</text:p>
          </table:table-cell>
          <table:table-cell table:number-columns-repeated="2"/>
          <table:table-cell office:value-type="float" office:value="84.05831">
            <text:p>84.05831</text:p>
          </table:table-cell>
          <table:table-cell office:value-type="float" office:value="22.58982">
            <text:p>22.58982</text:p>
          </table:table-cell>
          <table:table-cell/>
        </table:table-row>
        <table:table-row table:style-name="ro1">
          <table:table-cell office:value-type="float" office:value="12.52198">
            <text:p>12.52198</text:p>
          </table:table-cell>
          <table:table-cell office:value-type="float" office:value="100.09196">
            <text:p>100.09196</text:p>
          </table:table-cell>
          <table:table-cell table:number-columns-repeated="2"/>
          <table:table-cell office:value-type="float" office:value="83.885635">
            <text:p>83.885635</text:p>
          </table:table-cell>
          <table:table-cell office:value-type="float" office:value="23.426481">
            <text:p>23.426481</text:p>
          </table:table-cell>
          <table:table-cell/>
        </table:table-row>
        <table:table-row table:style-name="ro1">
          <table:table-cell office:value-type="float" office:value="12.969194">
            <text:p>12.969194</text:p>
          </table:table-cell>
          <table:table-cell office:value-type="float" office:value="100.0205">
            <text:p>100.0205</text:p>
          </table:table-cell>
          <table:table-cell table:number-columns-repeated="2"/>
          <table:table-cell office:value-type="float" office:value="83.715">
            <text:p>83.715</text:p>
          </table:table-cell>
          <table:table-cell office:value-type="float" office:value="24.263142">
            <text:p>24.263142</text:p>
          </table:table-cell>
          <table:table-cell/>
        </table:table-row>
        <table:table-row table:style-name="ro1">
          <table:table-cell office:value-type="float" office:value="13.416408">
            <text:p>13.416408</text:p>
          </table:table-cell>
          <table:table-cell office:value-type="float" office:value="99.94999">
            <text:p>99.94999</text:p>
          </table:table-cell>
          <table:table-cell table:number-columns-repeated="2"/>
          <table:table-cell office:value-type="float" office:value="83.546394">
            <text:p>83.546394</text:p>
          </table:table-cell>
          <table:table-cell office:value-type="float" office:value="25.0998">
            <text:p>25.0998</text:p>
          </table:table-cell>
          <table:table-cell/>
        </table:table-row>
        <table:table-row table:style-name="ro1">
          <table:table-cell office:value-type="float" office:value="13.863622">
            <text:p>13.863622</text:p>
          </table:table-cell>
          <table:table-cell office:value-type="float" office:value="99.88043">
            <text:p>99.88043</text:p>
          </table:table-cell>
          <table:table-cell table:number-columns-repeated="2"/>
          <table:table-cell office:value-type="float" office:value="83.37985">
            <text:p>83.37985</text:p>
          </table:table-cell>
          <table:table-cell office:value-type="float" office:value="25.93646">
            <text:p>25.93646</text:p>
          </table:table-cell>
          <table:table-cell/>
        </table:table-row>
        <table:table-row table:style-name="ro1">
          <table:table-cell office:value-type="float" office:value="14.310835">
            <text:p>14.310835</text:p>
          </table:table-cell>
          <table:table-cell office:value-type="float" office:value="99.81182">
            <text:p>99.81182</text:p>
          </table:table-cell>
          <table:table-cell table:number-columns-repeated="2"/>
          <table:table-cell office:value-type="float" office:value="83.215385">
            <text:p>83.215385</text:p>
          </table:table-cell>
          <table:table-cell office:value-type="float" office:value="26.77312">
            <text:p>26.77312</text:p>
          </table:table-cell>
          <table:table-cell/>
        </table:table-row>
        <table:table-row table:style-name="ro1">
          <table:table-cell office:value-type="float" office:value="14.758049">
            <text:p>14.758049</text:p>
          </table:table-cell>
          <table:table-cell office:value-type="float" office:value="99.74417">
            <text:p>99.74417</text:p>
          </table:table-cell>
          <table:table-cell table:number-columns-repeated="2"/>
          <table:table-cell office:value-type="float" office:value="83.05299">
            <text:p>83.05299</text:p>
          </table:table-cell>
          <table:table-cell office:value-type="float" office:value="27.609781">
            <text:p>27.609781</text:p>
          </table:table-cell>
          <table:table-cell/>
        </table:table-row>
        <table:table-row table:style-name="ro1">
          <table:table-cell office:value-type="float" office:value="15.205262">
            <text:p>15.205262</text:p>
          </table:table-cell>
          <table:table-cell office:value-type="float" office:value="99.67748">
            <text:p>99.67748</text:p>
          </table:table-cell>
          <table:table-cell table:number-columns-repeated="2"/>
          <table:table-cell office:value-type="float" office:value="82.8927">
            <text:p>82.8927</text:p>
          </table:table-cell>
          <table:table-cell office:value-type="float" office:value="28.446442">
            <text:p>28.446442</text:p>
          </table:table-cell>
          <table:table-cell/>
        </table:table-row>
        <table:table-row table:style-name="ro1">
          <table:table-cell office:value-type="float" office:value="15.652476">
            <text:p>15.652476</text:p>
          </table:table-cell>
          <table:table-cell office:value-type="float" office:value="99.61175">
            <text:p>99.61175</text:p>
          </table:table-cell>
          <table:table-cell table:number-columns-repeated="2"/>
          <table:table-cell office:value-type="float" office:value="82.73451">
            <text:p>82.73451</text:p>
          </table:table-cell>
          <table:table-cell office:value-type="float" office:value="29.2831">
            <text:p>29.2831</text:p>
          </table:table-cell>
          <table:table-cell/>
        </table:table-row>
        <table:table-row table:style-name="ro1">
          <table:table-cell office:value-type="float" office:value="16.09969">
            <text:p>16.09969</text:p>
          </table:table-cell>
          <table:table-cell office:value-type="float" office:value="99.546974">
            <text:p>99.546974</text:p>
          </table:table-cell>
          <table:table-cell table:number-columns-repeated="2"/>
          <table:table-cell office:value-type="float" office:value="82.578445">
            <text:p>82.578445</text:p>
          </table:table-cell>
          <table:table-cell office:value-type="float" office:value="30.11976">
            <text:p>30.11976</text:p>
          </table:table-cell>
          <table:table-cell/>
        </table:table-row>
        <table:table-row table:style-name="ro1">
          <table:table-cell office:value-type="float" office:value="16.546904">
            <text:p>16.546904</text:p>
          </table:table-cell>
          <table:table-cell office:value-type="float" office:value="99.48316">
            <text:p>99.48316</text:p>
          </table:table-cell>
          <table:table-cell table:number-columns-repeated="2"/>
          <table:table-cell office:value-type="float" office:value="82.42451">
            <text:p>82.42451</text:p>
          </table:table-cell>
          <table:table-cell office:value-type="float" office:value="30.95642">
            <text:p>30.95642</text:p>
          </table:table-cell>
          <table:table-cell/>
        </table:table-row>
        <table:table-row table:style-name="ro1">
          <table:table-cell office:value-type="float" office:value="16.994116">
            <text:p>16.994116</text:p>
          </table:table-cell>
          <table:table-cell office:value-type="float" office:value="99.42032">
            <text:p>99.42032</text:p>
          </table:table-cell>
          <table:table-cell table:number-columns-repeated="2"/>
          <table:table-cell office:value-type="float" office:value="82.27272">
            <text:p>82.27272</text:p>
          </table:table-cell>
          <table:table-cell office:value-type="float" office:value="31.793081">
            <text:p>31.793081</text:p>
          </table:table-cell>
          <table:table-cell/>
        </table:table-row>
        <table:table-row table:style-name="ro1">
          <table:table-cell office:value-type="float" office:value="17.44133">
            <text:p>17.44133</text:p>
          </table:table-cell>
          <table:table-cell office:value-type="float" office:value="99.358444">
            <text:p>99.358444</text:p>
          </table:table-cell>
          <table:table-cell table:number-columns-repeated="2"/>
          <table:table-cell office:value-type="float" office:value="82.12308">
            <text:p>82.12308</text:p>
          </table:table-cell>
          <table:table-cell office:value-type="float" office:value="32.62974">
            <text:p>32.62974</text:p>
          </table:table-cell>
          <table:table-cell/>
        </table:table-row>
        <table:table-row table:style-name="ro1">
          <table:table-cell office:value-type="float" office:value="17.888544">
            <text:p>17.888544</text:p>
          </table:table-cell>
          <table:table-cell office:value-type="float" office:value="99.29753">
            <text:p>99.29753</text:p>
          </table:table-cell>
          <table:table-cell table:number-columns-repeated="2"/>
          <table:table-cell office:value-type="float" office:value="81.97561">
            <text:p>81.97561</text:p>
          </table:table-cell>
          <table:table-cell office:value-type="float" office:value="33.4664">
            <text:p>33.4664</text:p>
          </table:table-cell>
          <table:table-cell/>
        </table:table-row>
        <table:table-row table:style-name="ro1">
          <table:table-cell office:value-type="float" office:value="18.335758">
            <text:p>18.335758</text:p>
          </table:table-cell>
          <table:table-cell office:value-type="float" office:value="99.237595">
            <text:p>99.237595</text:p>
          </table:table-cell>
          <table:table-cell table:number-columns-repeated="2"/>
          <table:table-cell office:value-type="float" office:value="81.830315">
            <text:p>81.830315</text:p>
          </table:table-cell>
          <table:table-cell office:value-type="float" office:value="34.303062">
            <text:p>34.303062</text:p>
          </table:table-cell>
          <table:table-cell/>
        </table:table-row>
        <table:table-row table:style-name="ro1">
          <table:table-cell office:value-type="float" office:value="18.78297">
            <text:p>18.78297</text:p>
          </table:table-cell>
          <table:table-cell office:value-type="float" office:value="99.17863">
            <text:p>99.17863</text:p>
          </table:table-cell>
          <table:table-cell table:number-columns-repeated="2"/>
          <table:table-cell office:value-type="float" office:value="81.68721">
            <text:p>81.68721</text:p>
          </table:table-cell>
          <table:table-cell office:value-type="float" office:value="35.13972">
            <text:p>35.13972</text:p>
          </table:table-cell>
          <table:table-cell/>
        </table:table-row>
        <table:table-row table:style-name="ro1">
          <table:table-cell office:value-type="float" office:value="19.230185">
            <text:p>19.230185</text:p>
          </table:table-cell>
          <table:table-cell office:value-type="float" office:value="99.120636">
            <text:p>99.120636</text:p>
          </table:table-cell>
          <table:table-cell table:number-columns-repeated="2"/>
          <table:table-cell office:value-type="float" office:value="81.5463">
            <text:p>81.5463</text:p>
          </table:table-cell>
          <table:table-cell office:value-type="float" office:value="35.97638">
            <text:p>35.97638</text:p>
          </table:table-cell>
          <table:table-cell/>
        </table:table-row>
        <table:table-row table:style-name="ro1">
          <table:table-cell office:value-type="float" office:value="19.677399">
            <text:p>19.677399</text:p>
          </table:table-cell>
          <table:table-cell office:value-type="float" office:value="99.063614">
            <text:p>99.063614</text:p>
          </table:table-cell>
          <table:table-cell table:number-columns-repeated="2"/>
          <table:table-cell office:value-type="float" office:value="81.407616">
            <text:p>81.407616</text:p>
          </table:table-cell>
          <table:table-cell office:value-type="float" office:value="36.81304">
            <text:p>36.81304</text:p>
          </table:table-cell>
          <table:table-cell/>
        </table:table-row>
        <table:table-row table:style-name="ro1">
          <table:table-cell office:value-type="float" office:value="20.12461">
            <text:p>20.12461</text:p>
          </table:table-cell>
          <table:table-cell office:value-type="float" office:value="99.007576">
            <text:p>99.007576</text:p>
          </table:table-cell>
          <table:table-cell table:number-columns-repeated="2"/>
          <table:table-cell office:value-type="float" office:value="81.27115">
            <text:p>81.27115</text:p>
          </table:table-cell>
          <table:table-cell office:value-type="float" office:value="37.6497">
            <text:p>37.6497</text:p>
          </table:table-cell>
          <table:table-cell/>
        </table:table-row>
        <table:table-row table:style-name="ro1">
          <table:table-cell office:value-type="float" office:value="20.571825">
            <text:p>20.571825</text:p>
          </table:table-cell>
          <table:table-cell office:value-type="float" office:value="98.952515">
            <text:p>98.952515</text:p>
          </table:table-cell>
          <table:table-cell table:number-columns-repeated="2"/>
          <table:table-cell office:value-type="float" office:value="81.136925">
            <text:p>81.136925</text:p>
          </table:table-cell>
          <table:table-cell office:value-type="float" office:value="38.486362">
            <text:p>38.486362</text:p>
          </table:table-cell>
          <table:table-cell/>
        </table:table-row>
        <table:table-row table:style-name="ro1">
          <table:table-cell office:value-type="float" office:value="21.01904">
            <text:p>21.01904</text:p>
          </table:table-cell>
          <table:table-cell office:value-type="float" office:value="98.89843">
            <text:p>98.89843</text:p>
          </table:table-cell>
          <table:table-cell table:number-columns-repeated="2"/>
          <table:table-cell office:value-type="float" office:value="81.00494">
            <text:p>81.00494</text:p>
          </table:table-cell>
          <table:table-cell office:value-type="float" office:value="39.32302">
            <text:p>39.32302</text:p>
          </table:table-cell>
          <table:table-cell/>
        </table:table-row>
        <table:table-row table:style-name="ro1">
          <table:table-cell office:value-type="float" office:value="21.466253">
            <text:p>21.466253</text:p>
          </table:table-cell>
          <table:table-cell office:value-type="float" office:value="98.84534">
            <text:p>98.84534</text:p>
          </table:table-cell>
          <table:table-cell table:number-columns-repeated="2"/>
          <table:table-cell office:value-type="float" office:value="80.87521">
            <text:p>80.87521</text:p>
          </table:table-cell>
          <table:table-cell office:value-type="float" office:value="40.15968">
            <text:p>40.15968</text:p>
          </table:table-cell>
          <table:table-cell/>
        </table:table-row>
        <table:table-row table:style-name="ro1">
          <table:table-cell office:value-type="float" office:value="21.913465">
            <text:p>21.913465</text:p>
          </table:table-cell>
          <table:table-cell office:value-type="float" office:value="98.79322">
            <text:p>98.79322</text:p>
          </table:table-cell>
          <table:table-cell table:number-columns-repeated="2"/>
          <table:table-cell office:value-type="float" office:value="80.74776">
            <text:p>80.74776</text:p>
          </table:table-cell>
          <table:table-cell office:value-type="float" office:value="40.99634">
            <text:p>40.99634</text:p>
          </table:table-cell>
          <table:table-cell/>
        </table:table-row>
        <table:table-row table:style-name="ro1">
          <table:table-cell office:value-type="float" office:value="22.36068">
            <text:p>22.36068</text:p>
          </table:table-cell>
          <table:table-cell office:value-type="float" office:value="98.74209">
            <text:p>98.74209</text:p>
          </table:table-cell>
          <table:table-cell table:number-columns-repeated="2"/>
          <table:table-cell office:value-type="float" office:value="80.622574">
            <text:p>80.622574</text:p>
          </table:table-cell>
          <table:table-cell office:value-type="float" office:value="41.833">
            <text:p>41.833</text:p>
          </table:table-cell>
          <table:table-cell/>
        </table:table-row>
        <table:table-row table:style-name="ro1">
          <table:table-cell office:value-type="float" office:value="22.807894">
            <text:p>22.807894</text:p>
          </table:table-cell>
          <table:table-cell office:value-type="float" office:value="98.69195">
            <text:p>98.69195</text:p>
          </table:table-cell>
          <table:table-cell table:number-columns-repeated="2"/>
          <table:table-cell office:value-type="float" office:value="80.49969">
            <text:p>80.49969</text:p>
          </table:table-cell>
          <table:table-cell office:value-type="float" office:value="42.669662">
            <text:p>42.669662</text:p>
          </table:table-cell>
          <table:table-cell/>
        </table:table-row>
        <table:table-row table:style-name="ro1">
          <table:table-cell office:value-type="float" office:value="23.255108">
            <text:p>23.255108</text:p>
          </table:table-cell>
          <table:table-cell office:value-type="float" office:value="98.64279">
            <text:p>98.64279</text:p>
          </table:table-cell>
          <table:table-cell table:number-columns-repeated="2"/>
          <table:table-cell office:value-type="float" office:value="80.379105">
            <text:p>80.379105</text:p>
          </table:table-cell>
          <table:table-cell office:value-type="float" office:value="43.50632">
            <text:p>43.50632</text:p>
          </table:table-cell>
          <table:table-cell/>
        </table:table-row>
        <table:table-row table:style-name="ro1">
          <table:table-cell office:value-type="float" office:value="23.70232">
            <text:p>23.70232</text:p>
          </table:table-cell>
          <table:table-cell office:value-type="float" office:value="98.59463">
            <text:p>98.59463</text:p>
          </table:table-cell>
          <table:table-cell table:number-columns-repeated="2"/>
          <table:table-cell office:value-type="float" office:value="80.260826">
            <text:p>80.260826</text:p>
          </table:table-cell>
          <table:table-cell office:value-type="float" office:value="44.342983">
            <text:p>44.342983</text:p>
          </table:table-cell>
          <table:table-cell/>
        </table:table-row>
        <table:table-row table:style-name="ro1">
          <table:table-cell office:value-type="float" office:value="24.149534">
            <text:p>24.149534</text:p>
          </table:table-cell>
          <table:table-cell office:value-type="float" office:value="98.54745">
            <text:p>98.54745</text:p>
          </table:table-cell>
          <table:table-cell table:number-columns-repeated="2"/>
          <table:table-cell office:value-type="float" office:value="80.14487">
            <text:p>80.14487</text:p>
          </table:table-cell>
          <table:table-cell office:value-type="float" office:value="45.17964">
            <text:p>45.17964</text:p>
          </table:table-cell>
          <table:table-cell/>
        </table:table-row>
        <table:table-row table:style-name="ro1">
          <table:table-cell office:value-type="float" office:value="24.596748">
            <text:p>24.596748</text:p>
          </table:table-cell>
          <table:table-cell office:value-type="float" office:value="98.50127">
            <text:p>98.50127</text:p>
          </table:table-cell>
          <table:table-cell table:number-columns-repeated="2"/>
          <table:table-cell office:value-type="float" office:value="80.03124">
            <text:p>80.03124</text:p>
          </table:table-cell>
          <table:table-cell office:value-type="float" office:value="46.0163">
            <text:p>46.0163</text:p>
          </table:table-cell>
          <table:table-cell/>
        </table:table-row>
        <table:table-row table:style-name="ro1">
          <table:table-cell office:value-type="float" office:value="25.04396">
            <text:p>25.04396</text:p>
          </table:table-cell>
          <table:table-cell office:value-type="float" office:value="98.456085">
            <text:p>98.456085</text:p>
          </table:table-cell>
          <table:table-cell table:number-columns-repeated="2"/>
          <table:table-cell office:value-type="float" office:value="79.91996">
            <text:p>79.91996</text:p>
          </table:table-cell>
          <table:table-cell office:value-type="float" office:value="46.852962">
            <text:p>46.852962</text:p>
          </table:table-cell>
          <table:table-cell/>
        </table:table-row>
        <table:table-row table:style-name="ro1">
          <table:table-cell office:value-type="float" office:value="25.491175">
            <text:p>25.491175</text:p>
          </table:table-cell>
          <table:table-cell office:value-type="float" office:value="98.41189">
            <text:p>98.41189</text:p>
          </table:table-cell>
          <table:table-cell table:number-columns-repeated="2"/>
          <table:table-cell office:value-type="float" office:value="79.81103">
            <text:p>79.81103</text:p>
          </table:table-cell>
          <table:table-cell office:value-type="float" office:value="47.68962">
            <text:p>47.68962</text:p>
          </table:table-cell>
          <table:table-cell/>
        </table:table-row>
        <table:table-row table:style-name="ro1">
          <table:table-cell office:value-type="float" office:value="25.938389">
            <text:p>25.938389</text:p>
          </table:table-cell>
          <table:table-cell office:value-type="float" office:value="98.36869">
            <text:p>98.36869</text:p>
          </table:table-cell>
          <table:table-cell table:number-columns-repeated="2"/>
          <table:table-cell office:value-type="float" office:value="79.70445">
            <text:p>79.70445</text:p>
          </table:table-cell>
          <table:table-cell office:value-type="float" office:value="48.526283">
            <text:p>48.526283</text:p>
          </table:table-cell>
          <table:table-cell/>
        </table:table-row>
        <table:table-row table:style-name="ro1">
          <table:table-cell office:value-type="float" office:value="26.385603">
            <text:p>26.385603</text:p>
          </table:table-cell>
          <table:table-cell office:value-type="float" office:value="98.3265">
            <text:p>98.3265</text:p>
          </table:table-cell>
          <table:table-cell table:number-columns-repeated="2"/>
          <table:table-cell office:value-type="float" office:value="79.60025">
            <text:p>79.60025</text:p>
          </table:table-cell>
          <table:table-cell office:value-type="float" office:value="49.36294">
            <text:p>49.36294</text:p>
          </table:table-cell>
          <table:table-cell/>
        </table:table-row>
        <table:table-row table:style-name="ro1">
          <table:table-cell office:value-type="float" office:value="26.832815">
            <text:p>26.832815</text:p>
          </table:table-cell>
          <table:table-cell office:value-type="float" office:value="98.2853">
            <text:p>98.2853</text:p>
          </table:table-cell>
          <table:table-cell table:number-columns-repeated="2"/>
          <table:table-cell office:value-type="float" office:value="79.49843">
            <text:p>79.49843</text:p>
          </table:table-cell>
          <table:table-cell office:value-type="float" office:value="50.1996">
            <text:p>50.1996</text:p>
          </table:table-cell>
          <table:table-cell/>
        </table:table-row>
        <table:table-row table:style-name="ro1">
          <table:table-cell office:value-type="float" office:value="27.28003">
            <text:p>27.28003</text:p>
          </table:table-cell>
          <table:table-cell office:value-type="float" office:value="98.2451">
            <text:p>98.2451</text:p>
          </table:table-cell>
          <table:table-cell table:number-columns-repeated="2"/>
          <table:table-cell office:value-type="float" office:value="79.398994">
            <text:p>79.398994</text:p>
          </table:table-cell>
          <table:table-cell office:value-type="float" office:value="51.036263">
            <text:p>51.036263</text:p>
          </table:table-cell>
          <table:table-cell/>
        </table:table-row>
        <table:table-row table:style-name="ro1">
          <table:table-cell office:value-type="float" office:value="27.727243">
            <text:p>27.727243</text:p>
          </table:table-cell>
          <table:table-cell office:value-type="float" office:value="98.20591">
            <text:p>98.20591</text:p>
          </table:table-cell>
          <table:table-cell table:number-columns-repeated="2"/>
          <table:table-cell office:value-type="float" office:value="79.301956">
            <text:p>79.301956</text:p>
          </table:table-cell>
          <table:table-cell office:value-type="float" office:value="51.87292">
            <text:p>51.87292</text:p>
          </table:table-cell>
          <table:table-cell/>
        </table:table-row>
        <table:table-row table:style-name="ro1">
          <table:table-cell office:value-type="float" office:value="28.174456">
            <text:p>28.174456</text:p>
          </table:table-cell>
          <table:table-cell office:value-type="float" office:value="98.16772">
            <text:p>98.16772</text:p>
          </table:table-cell>
          <table:table-cell table:number-columns-repeated="2"/>
          <table:table-cell office:value-type="float" office:value="79.20732">
            <text:p>79.20732</text:p>
          </table:table-cell>
          <table:table-cell office:value-type="float" office:value="52.709583">
            <text:p>52.709583</text:p>
          </table:table-cell>
          <table:table-cell/>
        </table:table-row>
        <table:table-row table:style-name="ro1">
          <table:table-cell office:value-type="float" office:value="28.62167">
            <text:p>28.62167</text:p>
          </table:table-cell>
          <table:table-cell office:value-type="float" office:value="98.13052">
            <text:p>98.13052</text:p>
          </table:table-cell>
          <table:table-cell table:number-columns-repeated="2"/>
          <table:table-cell office:value-type="float" office:value="79.115105">
            <text:p>79.115105</text:p>
          </table:table-cell>
          <table:table-cell office:value-type="float" office:value="53.54624">
            <text:p>53.54624</text:p>
          </table:table-cell>
          <table:table-cell/>
        </table:table-row>
        <table:table-row table:style-name="ro1">
          <table:table-cell office:value-type="float" office:value="29.068884">
            <text:p>29.068884</text:p>
          </table:table-cell>
          <table:table-cell office:value-type="float" office:value="98.094345">
            <text:p>98.094345</text:p>
          </table:table-cell>
          <table:table-cell table:number-columns-repeated="2"/>
          <table:table-cell office:value-type="float" office:value="79.025314">
            <text:p>79.025314</text:p>
          </table:table-cell>
          <table:table-cell office:value-type="float" office:value="54.3829">
            <text:p>54.3829</text:p>
          </table:table-cell>
          <table:table-cell/>
        </table:table-row>
        <table:table-row table:style-name="ro1">
          <table:table-cell office:value-type="float" office:value="29.516098">
            <text:p>29.516098</text:p>
          </table:table-cell>
          <table:table-cell office:value-type="float" office:value="98.059166">
            <text:p>98.059166</text:p>
          </table:table-cell>
          <table:table-cell table:number-columns-repeated="2"/>
          <table:table-cell office:value-type="float" office:value="78.93795">
            <text:p>78.93795</text:p>
          </table:table-cell>
          <table:table-cell office:value-type="float" office:value="55.219563">
            <text:p>55.219563</text:p>
          </table:table-cell>
          <table:table-cell/>
        </table:table-row>
        <table:table-row table:style-name="ro1">
          <table:table-cell office:value-type="float" office:value="29.96331">
            <text:p>29.96331</text:p>
          </table:table-cell>
          <table:table-cell office:value-type="float" office:value="98.024994">
            <text:p>98.024994</text:p>
          </table:table-cell>
          <table:table-cell table:number-columns-repeated="2"/>
          <table:table-cell office:value-type="float" office:value="78.85303">
            <text:p>78.85303</text:p>
          </table:table-cell>
          <table:table-cell office:value-type="float" office:value="56.05622">
            <text:p>56.05622</text:p>
          </table:table-cell>
          <table:table-cell/>
        </table:table-row>
        <table:table-row table:style-name="ro1">
          <table:table-cell office:value-type="float" office:value="30.410524">
            <text:p>30.410524</text:p>
          </table:table-cell>
          <table:table-cell office:value-type="float" office:value="97.99184">
            <text:p>97.99184</text:p>
          </table:table-cell>
          <table:table-cell table:number-columns-repeated="2"/>
          <table:table-cell office:value-type="float" office:value="78.77055">
            <text:p>78.77055</text:p>
          </table:table-cell>
          <table:table-cell office:value-type="float" office:value="56.892883">
            <text:p>56.892883</text:p>
          </table:table-cell>
          <table:table-cell/>
        </table:table-row>
        <table:table-row table:style-name="ro1">
          <table:table-cell office:value-type="float" office:value="30.857738">
            <text:p>30.857738</text:p>
          </table:table-cell>
          <table:table-cell office:value-type="float" office:value="97.95969">
            <text:p>97.95969</text:p>
          </table:table-cell>
          <table:table-cell table:number-columns-repeated="2"/>
          <table:table-cell office:value-type="float" office:value="78.69054">
            <text:p>78.69054</text:p>
          </table:table-cell>
          <table:table-cell office:value-type="float" office:value="57.72954">
            <text:p>57.72954</text:p>
          </table:table-cell>
          <table:table-cell/>
        </table:table-row>
        <table:table-row table:style-name="ro1">
          <table:table-cell office:value-type="float" office:value="31.304953">
            <text:p>31.304953</text:p>
          </table:table-cell>
          <table:table-cell office:value-type="float" office:value="97.92854">
            <text:p>97.92854</text:p>
          </table:table-cell>
          <table:table-cell table:number-columns-repeated="2"/>
          <table:table-cell office:value-type="float" office:value="78.612976">
            <text:p>78.612976</text:p>
          </table:table-cell>
          <table:table-cell office:value-type="float" office:value="58.5662">
            <text:p>58.5662</text:p>
          </table:table-cell>
          <table:table-cell/>
        </table:table-row>
        <table:table-row table:style-name="ro1">
          <table:table-cell office:value-type="float" office:value="31.752165">
            <text:p>31.752165</text:p>
          </table:table-cell>
          <table:table-cell office:value-type="float" office:value="97.898415">
            <text:p>97.898415</text:p>
          </table:table-cell>
          <table:table-cell table:number-columns-repeated="2"/>
          <table:table-cell office:value-type="float" office:value="78.53789">
            <text:p>78.53789</text:p>
          </table:table-cell>
          <table:table-cell office:value-type="float" office:value="59.402863">
            <text:p>59.402863</text:p>
          </table:table-cell>
          <table:table-cell/>
        </table:table-row>
        <table:table-row table:style-name="ro1">
          <table:table-cell office:value-type="float" office:value="32.19938">
            <text:p>32.19938</text:p>
          </table:table-cell>
          <table:table-cell office:value-type="float" office:value="97.8693">
            <text:p>97.8693</text:p>
          </table:table-cell>
          <table:table-cell table:number-columns-repeated="2"/>
          <table:table-cell office:value-type="float" office:value="78.46528">
            <text:p>78.46528</text:p>
          </table:table-cell>
          <table:table-cell office:value-type="float" office:value="60.23952">
            <text:p>60.23952</text:p>
          </table:table-cell>
          <table:table-cell/>
        </table:table-row>
        <table:table-row table:style-name="ro1">
          <table:table-cell office:value-type="float" office:value="32.64659">
            <text:p>32.64659</text:p>
          </table:table-cell>
          <table:table-cell office:value-type="float" office:value="97.841194">
            <text:p>97.841194</text:p>
          </table:table-cell>
          <table:table-cell table:number-columns-repeated="2"/>
          <table:table-cell office:value-type="float" office:value="78.39515">
            <text:p>78.39515</text:p>
          </table:table-cell>
          <table:table-cell office:value-type="float" office:value="61.076183">
            <text:p>61.076183</text:p>
          </table:table-cell>
          <table:table-cell/>
        </table:table-row>
        <table:table-row table:style-name="ro1">
          <table:table-cell office:value-type="float" office:value="33.093807">
            <text:p>33.093807</text:p>
          </table:table-cell>
          <table:table-cell office:value-type="float" office:value="97.81411">
            <text:p>97.81411</text:p>
          </table:table-cell>
          <table:table-cell table:number-columns-repeated="2"/>
          <table:table-cell office:value-type="float" office:value="78.327515">
            <text:p>78.327515</text:p>
          </table:table-cell>
          <table:table-cell office:value-type="float" office:value="61.91284">
            <text:p>61.91284</text:p>
          </table:table-cell>
          <table:table-cell/>
        </table:table-row>
        <table:table-row table:style-name="ro1">
          <table:table-cell office:value-type="float" office:value="33.54102">
            <text:p>33.54102</text:p>
          </table:table-cell>
          <table:table-cell office:value-type="float" office:value="97.78803">
            <text:p>97.78803</text:p>
          </table:table-cell>
          <table:table-cell table:number-columns-repeated="2"/>
          <table:table-cell office:value-type="float" office:value="78.26238">
            <text:p>78.26238</text:p>
          </table:table-cell>
          <table:table-cell office:value-type="float" office:value="62.7495">
            <text:p>62.7495</text:p>
          </table:table-cell>
          <table:table-cell/>
        </table:table-row>
        <table:table-row table:style-name="ro1">
          <table:table-cell office:value-type="float" office:value="33.98823">
            <text:p>33.98823</text:p>
          </table:table-cell>
          <table:table-cell office:value-type="float" office:value="97.76298">
            <text:p>97.76298</text:p>
          </table:table-cell>
          <table:table-cell table:number-columns-repeated="2"/>
          <table:table-cell office:value-type="float" office:value="78.199745">
            <text:p>78.199745</text:p>
          </table:table-cell>
          <table:table-cell office:value-type="float" office:value="63.586163">
            <text:p>63.586163</text:p>
          </table:table-cell>
          <table:table-cell/>
        </table:table-row>
        <table:table-row table:style-name="ro1">
          <table:table-cell office:value-type="float" office:value="34.435448">
            <text:p>34.435448</text:p>
          </table:table-cell>
          <table:table-cell office:value-type="float" office:value="97.73894">
            <text:p>97.73894</text:p>
          </table:table-cell>
          <table:table-cell table:number-columns-repeated="2"/>
          <table:table-cell office:value-type="float" office:value="78.13962">
            <text:p>78.13962</text:p>
          </table:table-cell>
          <table:table-cell office:value-type="float" office:value="64.42282">
            <text:p>64.42282</text:p>
          </table:table-cell>
          <table:table-cell/>
        </table:table-row>
        <table:table-row table:style-name="ro1">
          <table:table-cell office:value-type="float" office:value="34.88266">
            <text:p>34.88266</text:p>
          </table:table-cell>
          <table:table-cell office:value-type="float" office:value="97.71591">
            <text:p>97.71591</text:p>
          </table:table-cell>
          <table:table-cell table:number-columns-repeated="2"/>
          <table:table-cell office:value-type="float" office:value="78.08201">
            <text:p>78.08201</text:p>
          </table:table-cell>
          <table:table-cell office:value-type="float" office:value="65.25948">
            <text:p>65.25948</text:p>
          </table:table-cell>
          <table:table-cell/>
        </table:table-row>
        <table:table-row table:style-name="ro1">
          <table:table-cell office:value-type="float" office:value="35.329876">
            <text:p>35.329876</text:p>
          </table:table-cell>
          <table:table-cell office:value-type="float" office:value="97.69391">
            <text:p>97.69391</text:p>
          </table:table-cell>
          <table:table-cell table:number-columns-repeated="2"/>
          <table:table-cell office:value-type="float" office:value="78.02692">
            <text:p>78.02692</text:p>
          </table:table-cell>
          <table:table-cell office:value-type="float" office:value="66.096146">
            <text:p>66.096146</text:p>
          </table:table-cell>
          <table:table-cell/>
        </table:table-row>
        <table:table-row table:style-name="ro1">
          <table:table-cell office:value-type="float" office:value="35.77709">
            <text:p>35.77709</text:p>
          </table:table-cell>
          <table:table-cell office:value-type="float" office:value="97.67292">
            <text:p>97.67292</text:p>
          </table:table-cell>
          <table:table-cell table:number-columns-repeated="2"/>
          <table:table-cell office:value-type="float" office:value="77.97436">
            <text:p>77.97436</text:p>
          </table:table-cell>
          <table:table-cell office:value-type="float" office:value="66.9328">
            <text:p>66.9328</text:p>
          </table:table-cell>
          <table:table-cell/>
        </table:table-row>
        <table:table-row table:style-name="ro1">
          <table:table-cell office:value-type="float" office:value="36.2243">
            <text:p>36.2243</text:p>
          </table:table-cell>
          <table:table-cell office:value-type="float" office:value="97.652954">
            <text:p>97.652954</text:p>
          </table:table-cell>
          <table:table-cell table:number-columns-repeated="2"/>
          <table:table-cell office:value-type="float" office:value="77.924324">
            <text:p>77.924324</text:p>
          </table:table-cell>
          <table:table-cell office:value-type="float" office:value="67.76946">
            <text:p>67.76946</text:p>
          </table:table-cell>
          <table:table-cell/>
        </table:table-row>
        <table:table-row table:style-name="ro1">
          <table:table-cell office:value-type="float" office:value="36.671516">
            <text:p>36.671516</text:p>
          </table:table-cell>
          <table:table-cell office:value-type="float" office:value="97.63401">
            <text:p>97.63401</text:p>
          </table:table-cell>
          <table:table-cell table:number-columns-repeated="2"/>
          <table:table-cell office:value-type="float" office:value="77.87682">
            <text:p>77.87682</text:p>
          </table:table-cell>
          <table:table-cell office:value-type="float" office:value="68.606125">
            <text:p>68.606125</text:p>
          </table:table-cell>
          <table:table-cell/>
        </table:table-row>
        <table:table-row table:style-name="ro1">
          <table:table-cell office:value-type="float" office:value="37.11873">
            <text:p>37.11873</text:p>
          </table:table-cell>
          <table:table-cell office:value-type="float" office:value="97.61608">
            <text:p>97.61608</text:p>
          </table:table-cell>
          <table:table-cell table:number-columns-repeated="2"/>
          <table:table-cell office:value-type="float" office:value="77.83187">
            <text:p>77.83187</text:p>
          </table:table-cell>
          <table:table-cell office:value-type="float" office:value="69.44278">
            <text:p>69.44278</text:p>
          </table:table-cell>
          <table:table-cell/>
        </table:table-row>
        <table:table-row table:style-name="ro1">
          <table:table-cell office:value-type="float" office:value="37.56594">
            <text:p>37.56594</text:p>
          </table:table-cell>
          <table:table-cell office:value-type="float" office:value="97.59918">
            <text:p>97.59918</text:p>
          </table:table-cell>
          <table:table-cell table:number-columns-repeated="2"/>
          <table:table-cell office:value-type="float" office:value="77.78946">
            <text:p>77.78946</text:p>
          </table:table-cell>
          <table:table-cell office:value-type="float" office:value="70.27944">
            <text:p>70.27944</text:p>
          </table:table-cell>
          <table:table-cell/>
        </table:table-row>
        <table:table-row table:style-name="ro1">
          <table:table-cell office:value-type="float" office:value="38.013157">
            <text:p>38.013157</text:p>
          </table:table-cell>
          <table:table-cell office:value-type="float" office:value="97.5833">
            <text:p>97.5833</text:p>
          </table:table-cell>
          <table:table-cell table:number-columns-repeated="2"/>
          <table:table-cell office:value-type="float" office:value="77.749596">
            <text:p>77.749596</text:p>
          </table:table-cell>
          <table:table-cell office:value-type="float" office:value="71.116104">
            <text:p>71.116104</text:p>
          </table:table-cell>
          <table:table-cell/>
        </table:table-row>
        <table:table-row table:style-name="ro1">
          <table:table-cell office:value-type="float" office:value="38.46037">
            <text:p>38.46037</text:p>
          </table:table-cell>
          <table:table-cell office:value-type="float" office:value="97.568436">
            <text:p>97.568436</text:p>
          </table:table-cell>
          <table:table-cell table:number-columns-repeated="2"/>
          <table:table-cell office:value-type="float" office:value="77.71229">
            <text:p>77.71229</text:p>
          </table:table-cell>
          <table:table-cell office:value-type="float" office:value="71.95276">
            <text:p>71.95276</text:p>
          </table:table-cell>
          <table:table-cell/>
        </table:table-row>
        <table:table-row table:style-name="ro1">
          <table:table-cell office:value-type="float" office:value="38.90758">
            <text:p>38.90758</text:p>
          </table:table-cell>
          <table:table-cell office:value-type="float" office:value="97.5546">
            <text:p>97.5546</text:p>
          </table:table-cell>
          <table:table-cell table:number-columns-repeated="2"/>
          <table:table-cell office:value-type="float" office:value="77.677536">
            <text:p>77.677536</text:p>
          </table:table-cell>
          <table:table-cell office:value-type="float" office:value="72.78942">
            <text:p>72.78942</text:p>
          </table:table-cell>
          <table:table-cell/>
        </table:table-row>
        <table:table-row table:style-name="ro1">
          <table:table-cell office:value-type="float" office:value="39.354797">
            <text:p>39.354797</text:p>
          </table:table-cell>
          <table:table-cell office:value-type="float" office:value="97.54179">
            <text:p>97.54179</text:p>
          </table:table-cell>
          <table:table-cell table:number-columns-repeated="2"/>
          <table:table-cell office:value-type="float" office:value="77.64535">
            <text:p>77.64535</text:p>
          </table:table-cell>
          <table:table-cell office:value-type="float" office:value="73.62608">
            <text:p>73.62608</text:p>
          </table:table-cell>
          <table:table-cell/>
        </table:table-row>
        <table:table-row table:style-name="ro1">
          <table:table-cell office:value-type="float" office:value="39.80201">
            <text:p>39.80201</text:p>
          </table:table-cell>
          <table:table-cell office:value-type="float" office:value="97.53">
            <text:p>97.53</text:p>
          </table:table-cell>
          <table:table-cell table:number-columns-repeated="2"/>
          <table:table-cell office:value-type="float" office:value="77.61572">
            <text:p>77.61572</text:p>
          </table:table-cell>
          <table:table-cell office:value-type="float" office:value="74.462746">
            <text:p>74.462746</text:p>
          </table:table-cell>
          <table:table-cell/>
        </table:table-row>
        <table:table-row table:style-name="ro1">
          <table:table-cell office:value-type="float" office:value="40.24922">
            <text:p>40.24922</text:p>
          </table:table-cell>
          <table:table-cell office:value-type="float" office:value="97.519226">
            <text:p>97.519226</text:p>
          </table:table-cell>
          <table:table-cell table:number-columns-repeated="2"/>
          <table:table-cell office:value-type="float" office:value="77.58866">
            <text:p>77.58866</text:p>
          </table:table-cell>
          <table:table-cell office:value-type="float" office:value="75.2994">
            <text:p>75.2994</text:p>
          </table:table-cell>
          <table:table-cell/>
        </table:table-row>
        <table:table-row table:style-name="ro1">
          <table:table-cell office:value-type="float" office:value="40.696438">
            <text:p>40.696438</text:p>
          </table:table-cell>
          <table:table-cell office:value-type="float" office:value="97.50948">
            <text:p>97.50948</text:p>
          </table:table-cell>
          <table:table-cell table:number-columns-repeated="2"/>
          <table:table-cell office:value-type="float" office:value="77.56416">
            <text:p>77.56416</text:p>
          </table:table-cell>
          <table:table-cell office:value-type="float" office:value="76.13606">
            <text:p>76.13606</text:p>
          </table:table-cell>
          <table:table-cell/>
        </table:table-row>
        <table:table-row table:style-name="ro1">
          <table:table-cell office:value-type="float" office:value="41.14365">
            <text:p>41.14365</text:p>
          </table:table-cell>
          <table:table-cell office:value-type="float" office:value="97.50077">
            <text:p>97.50077</text:p>
          </table:table-cell>
          <table:table-cell table:number-columns-repeated="2"/>
          <table:table-cell office:value-type="float" office:value="77.542244">
            <text:p>77.542244</text:p>
          </table:table-cell>
          <table:table-cell office:value-type="float" office:value="76.972725">
            <text:p>76.972725</text:p>
          </table:table-cell>
          <table:table-cell/>
        </table:table-row>
        <table:table-row table:style-name="ro1">
          <table:table-cell office:value-type="float" office:value="41.590866">
            <text:p>41.590866</text:p>
          </table:table-cell>
          <table:table-cell office:value-type="float" office:value="97.49308">
            <text:p>97.49308</text:p>
          </table:table-cell>
          <table:table-cell table:number-columns-repeated="2"/>
          <table:table-cell office:value-type="float" office:value="77.5229">
            <text:p>77.5229</text:p>
          </table:table-cell>
          <table:table-cell office:value-type="float" office:value="77.80938">
            <text:p>77.80938</text:p>
          </table:table-cell>
          <table:table-cell/>
        </table:table-row>
        <table:table-row table:style-name="ro1">
          <table:table-cell office:value-type="float" office:value="42.03808">
            <text:p>42.03808</text:p>
          </table:table-cell>
          <table:table-cell office:value-type="float" office:value="97.48641">
            <text:p>97.48641</text:p>
          </table:table-cell>
          <table:table-cell table:number-columns-repeated="2"/>
          <table:table-cell office:value-type="float" office:value="77.50613">
            <text:p>77.50613</text:p>
          </table:table-cell>
          <table:table-cell office:value-type="float" office:value="78.64604">
            <text:p>78.64604</text:p>
          </table:table-cell>
          <table:table-cell/>
        </table:table-row>
        <table:table-row table:style-name="ro1">
          <table:table-cell office:value-type="float" office:value="42.48529">
            <text:p>42.48529</text:p>
          </table:table-cell>
          <table:table-cell office:value-type="float" office:value="97.48077">
            <text:p>97.48077</text:p>
          </table:table-cell>
          <table:table-cell table:number-columns-repeated="2"/>
          <table:table-cell office:value-type="float" office:value="77.491936">
            <text:p>77.491936</text:p>
          </table:table-cell>
          <table:table-cell office:value-type="float" office:value="79.482704">
            <text:p>79.482704</text:p>
          </table:table-cell>
          <table:table-cell/>
        </table:table-row>
        <table:table-row table:style-name="ro1">
          <table:table-cell office:value-type="float" office:value="42.932507">
            <text:p>42.932507</text:p>
          </table:table-cell>
          <table:table-cell office:value-type="float" office:value="97.47615">
            <text:p>97.47615</text:p>
          </table:table-cell>
          <table:table-cell table:number-columns-repeated="2"/>
          <table:table-cell office:value-type="float" office:value="77.48032">
            <text:p>77.48032</text:p>
          </table:table-cell>
          <table:table-cell office:value-type="float" office:value="80.31936">
            <text:p>80.31936</text:p>
          </table:table-cell>
          <table:table-cell/>
        </table:table-row>
        <table:table-row table:style-name="ro1">
          <table:table-cell office:value-type="float" office:value="43.37972">
            <text:p>43.37972</text:p>
          </table:table-cell>
          <table:table-cell office:value-type="float" office:value="97.47256">
            <text:p>97.47256</text:p>
          </table:table-cell>
          <table:table-cell table:number-columns-repeated="2"/>
          <table:table-cell office:value-type="float" office:value="77.47128">
            <text:p>77.47128</text:p>
          </table:table-cell>
          <table:table-cell office:value-type="float" office:value="81.15602">
            <text:p>81.15602</text:p>
          </table:table-cell>
          <table:table-cell/>
        </table:table-row>
        <table:table-row table:style-name="ro1">
          <table:table-cell office:value-type="float" office:value="43.82693">
            <text:p>43.82693</text:p>
          </table:table-cell>
          <table:table-cell office:value-type="float" office:value="97.46999">
            <text:p>97.46999</text:p>
          </table:table-cell>
          <table:table-cell table:number-columns-repeated="2"/>
          <table:table-cell office:value-type="float" office:value="77.46483">
            <text:p>77.46483</text:p>
          </table:table-cell>
          <table:table-cell office:value-type="float" office:value="81.99268">
            <text:p>81.99268</text:p>
          </table:table-cell>
          <table:table-cell/>
        </table:table-row>
        <table:table-row table:style-name="ro1">
          <table:table-cell office:value-type="float" office:value="44.274147">
            <text:p>44.274147</text:p>
          </table:table-cell>
          <table:table-cell office:value-type="float" office:value="97.46846">
            <text:p>97.46846</text:p>
          </table:table-cell>
          <table:table-cell table:number-columns-repeated="2"/>
          <table:table-cell office:value-type="float" office:value="77.46096">
            <text:p>77.46096</text:p>
          </table:table-cell>
          <table:table-cell office:value-type="float" office:value="82.829346">
            <text:p>82.829346</text:p>
          </table:table-cell>
          <table:table-cell/>
        </table:table-row>
        <table:table-row table:style-name="ro1">
          <table:table-cell office:value-type="float" office:value="44.72136">
            <text:p>44.72136</text:p>
          </table:table-cell>
          <table:table-cell office:value-type="float" office:value="97.46794">
            <text:p>97.46794</text:p>
          </table:table-cell>
          <table:table-cell table:number-columns-repeated="2"/>
          <table:table-cell office:value-type="float" office:value="77.45966">
            <text:p>77.45966</text:p>
          </table:table-cell>
          <table:table-cell office:value-type="float" office:value="83.666">
            <text:p>83.666</text:p>
          </table:table-cell>
          <table:table-cell/>
        </table:table-row>
        <table:table-row table:style-name="ro1">
          <table:table-cell office:value-type="float" office:value="44.72583">
            <text:p>44.72583</text:p>
          </table:table-cell>
          <table:table-cell office:value-type="float" office:value="97.212395">
            <text:p>97.212395</text:p>
          </table:table-cell>
          <table:table-cell table:number-columns-repeated="2"/>
          <table:table-cell office:value-type="float" office:value="77.20233">
            <text:p>77.20233</text:p>
          </table:table-cell>
          <table:table-cell office:value-type="float" office:value="83.6666">
            <text:p>83.6666</text:p>
          </table:table-cell>
          <table:table-cell/>
        </table:table-row>
        <table:table-row table:style-name="ro1">
          <table:table-cell office:value-type="float" office:value="44.739246">
            <text:p>44.739246</text:p>
          </table:table-cell>
          <table:table-cell office:value-type="float" office:value="96.958755">
            <text:p>96.958755</text:p>
          </table:table-cell>
          <table:table-cell table:number-columns-repeated="2"/>
          <table:table-cell office:value-type="float" office:value="76.94673">
            <text:p>76.94673</text:p>
          </table:table-cell>
          <table:table-cell office:value-type="float" office:value="83.668396">
            <text:p>83.668396</text:p>
          </table:table-cell>
          <table:table-cell/>
        </table:table-row>
        <table:table-row table:style-name="ro1">
          <table:table-cell office:value-type="float" office:value="44.76159">
            <text:p>44.76159</text:p>
          </table:table-cell>
          <table:table-cell office:value-type="float" office:value="96.70703">
            <text:p>96.70703</text:p>
          </table:table-cell>
          <table:table-cell table:number-columns-repeated="2"/>
          <table:table-cell office:value-type="float" office:value="76.692894">
            <text:p>76.692894</text:p>
          </table:table-cell>
          <table:table-cell office:value-type="float" office:value="83.67138">
            <text:p>83.67138</text:p>
          </table:table-cell>
          <table:table-cell/>
        </table:table-row>
        <table:table-row table:style-name="ro1">
          <table:table-cell office:value-type="float" office:value="44.79286">
            <text:p>44.79286</text:p>
          </table:table-cell>
          <table:table-cell office:value-type="float" office:value="96.457245">
            <text:p>96.457245</text:p>
          </table:table-cell>
          <table:table-cell table:number-columns-repeated="2"/>
          <table:table-cell office:value-type="float" office:value="76.44083">
            <text:p>76.44083</text:p>
          </table:table-cell>
          <table:table-cell office:value-type="float" office:value="83.67557">
            <text:p>83.67557</text:p>
          </table:table-cell>
          <table:table-cell/>
        </table:table-row>
        <table:table-row table:style-name="ro1">
          <table:table-cell office:value-type="float" office:value="44.833023">
            <text:p>44.833023</text:p>
          </table:table-cell>
          <table:table-cell office:value-type="float" office:value="96.209404">
            <text:p>96.209404</text:p>
          </table:table-cell>
          <table:table-cell table:number-columns-repeated="2"/>
          <table:table-cell office:value-type="float" office:value="76.19055">
            <text:p>76.19055</text:p>
          </table:table-cell>
          <table:table-cell office:value-type="float" office:value="83.68094">
            <text:p>83.68094</text:p>
          </table:table-cell>
          <table:table-cell/>
        </table:table-row>
        <table:table-row table:style-name="ro1">
          <table:table-cell office:value-type="float" office:value="44.88207">
            <text:p>44.88207</text:p>
          </table:table-cell>
          <table:table-cell office:value-type="float" office:value="95.96353">
            <text:p>95.96353</text:p>
          </table:table-cell>
          <table:table-cell table:number-columns-repeated="2"/>
          <table:table-cell office:value-type="float" office:value="75.942085">
            <text:p>75.942085</text:p>
          </table:table-cell>
          <table:table-cell office:value-type="float" office:value="83.687515">
            <text:p>83.687515</text:p>
          </table:table-cell>
          <table:table-cell/>
        </table:table-row>
        <table:table-row table:style-name="ro1">
          <table:table-cell office:value-type="float" office:value="44.93996">
            <text:p>44.93996</text:p>
          </table:table-cell>
          <table:table-cell office:value-type="float" office:value="95.71964">
            <text:p>95.71964</text:p>
          </table:table-cell>
          <table:table-cell table:number-columns-repeated="2"/>
          <table:table-cell office:value-type="float" office:value="75.69544">
            <text:p>75.69544</text:p>
          </table:table-cell>
          <table:table-cell office:value-type="float" office:value="83.69528">
            <text:p>83.69528</text:p>
          </table:table-cell>
          <table:table-cell/>
        </table:table-row>
        <table:table-row table:style-name="ro1">
          <table:table-cell office:value-type="float" office:value="45.006664">
            <text:p>45.006664</text:p>
          </table:table-cell>
          <table:table-cell office:value-type="float" office:value="95.477745">
            <text:p>95.477745</text:p>
          </table:table-cell>
          <table:table-cell table:number-columns-repeated="2"/>
          <table:table-cell office:value-type="float" office:value="75.450645">
            <text:p>75.450645</text:p>
          </table:table-cell>
          <table:table-cell office:value-type="float" office:value="83.70424">
            <text:p>83.70424</text:p>
          </table:table-cell>
          <table:table-cell/>
        </table:table-row>
        <table:table-row table:style-name="ro1">
          <table:table-cell office:value-type="float" office:value="45.082146">
            <text:p>45.082146</text:p>
          </table:table-cell>
          <table:table-cell office:value-type="float" office:value="95.23786">
            <text:p>95.23786</text:p>
          </table:table-cell>
          <table:table-cell table:number-columns-repeated="2"/>
          <table:table-cell office:value-type="float" office:value="75.20771">
            <text:p>75.20771</text:p>
          </table:table-cell>
          <table:table-cell office:value-type="float" office:value="83.71439">
            <text:p>83.71439</text:p>
          </table:table-cell>
          <table:table-cell/>
        </table:table-row>
        <table:table-row table:style-name="ro1">
          <table:table-cell office:value-type="float" office:value="45.16636">
            <text:p>45.16636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74.96666">
            <text:p>74.96666</text:p>
          </table:table-cell>
          <table:table-cell office:value-type="float" office:value="83.725746">
            <text:p>83.725746</text:p>
          </table:table-cell>
          <table:table-cell/>
        </table:table-row>
        <table:table-row table:style-name="ro1">
          <table:table-cell office:value-type="float" office:value="45.259254">
            <text:p>45.259254</text:p>
          </table:table-cell>
          <table:table-cell office:value-type="float" office:value="94.76418">
            <text:p>94.76418</text:p>
          </table:table-cell>
          <table:table-cell table:number-columns-repeated="2"/>
          <table:table-cell office:value-type="float" office:value="74.72751">
            <text:p>74.72751</text:p>
          </table:table-cell>
          <table:table-cell office:value-type="float" office:value="83.73828">
            <text:p>83.73828</text:p>
          </table:table-cell>
          <table:table-cell/>
        </table:table-row>
        <table:table-row table:style-name="ro1">
          <table:table-cell office:value-type="float" office:value="45.360775">
            <text:p>45.360775</text:p>
          </table:table-cell>
          <table:table-cell office:value-type="float" office:value="94.53042">
            <text:p>94.53042</text:p>
          </table:table-cell>
          <table:table-cell table:number-columns-repeated="2"/>
          <table:table-cell office:value-type="float" office:value="74.490265">
            <text:p>74.490265</text:p>
          </table:table-cell>
          <table:table-cell office:value-type="float" office:value="83.752014">
            <text:p>83.752014</text:p>
          </table:table-cell>
          <table:table-cell/>
        </table:table-row>
        <table:table-row table:style-name="ro1">
          <table:table-cell office:value-type="float" office:value="45.47087">
            <text:p>45.47087</text:p>
          </table:table-cell>
          <table:table-cell office:value-type="float" office:value="94.29873">
            <text:p>94.29873</text:p>
          </table:table-cell>
          <table:table-cell table:number-columns-repeated="2"/>
          <table:table-cell office:value-type="float" office:value="74.25497">
            <text:p>74.25497</text:p>
          </table:table-cell>
          <table:table-cell office:value-type="float" office:value="83.76694">
            <text:p>83.76694</text:p>
          </table:table-cell>
          <table:table-cell/>
        </table:table-row>
        <table:table-row table:style-name="ro1">
          <table:table-cell office:value-type="float" office:value="45.589474">
            <text:p>45.589474</text:p>
          </table:table-cell>
          <table:table-cell office:value-type="float" office:value="94.06912">
            <text:p>94.06912</text:p>
          </table:table-cell>
          <table:table-cell table:number-columns-repeated="2"/>
          <table:table-cell office:value-type="float" office:value="74.02162">
            <text:p>74.02162</text:p>
          </table:table-cell>
          <table:table-cell office:value-type="float" office:value="83.78305">
            <text:p>83.78305</text:p>
          </table:table-cell>
          <table:table-cell/>
        </table:table-row>
        <table:table-row table:style-name="ro1">
          <table:table-cell office:value-type="float" office:value="45.71652">
            <text:p>45.71652</text:p>
          </table:table-cell>
          <table:table-cell office:value-type="float" office:value="93.84162">
            <text:p>93.84162</text:p>
          </table:table-cell>
          <table:table-cell table:number-columns-repeated="2"/>
          <table:table-cell office:value-type="float" office:value="73.790245">
            <text:p>73.790245</text:p>
          </table:table-cell>
          <table:table-cell office:value-type="float" office:value="83.80036">
            <text:p>83.80036</text:p>
          </table:table-cell>
          <table:table-cell/>
        </table:table-row>
        <table:table-row table:style-name="ro1">
          <table:table-cell office:value-type="float" office:value="45.851936">
            <text:p>45.851936</text:p>
          </table:table-cell>
          <table:table-cell office:value-type="float" office:value="93.61624">
            <text:p>93.61624</text:p>
          </table:table-cell>
          <table:table-cell table:number-columns-repeated="2"/>
          <table:table-cell office:value-type="float" office:value="73.56086">
            <text:p>73.56086</text:p>
          </table:table-cell>
          <table:table-cell office:value-type="float" office:value="83.818855">
            <text:p>83.818855</text:p>
          </table:table-cell>
          <table:table-cell/>
        </table:table-row>
        <table:table-row table:style-name="ro1">
          <table:table-cell office:value-type="float" office:value="45.99565">
            <text:p>45.99565</text:p>
          </table:table-cell>
          <table:table-cell office:value-type="float" office:value="93.39299">
            <text:p>93.39299</text:p>
          </table:table-cell>
          <table:table-cell table:number-columns-repeated="2"/>
          <table:table-cell office:value-type="float" office:value="73.33349">
            <text:p>73.33349</text:p>
          </table:table-cell>
          <table:table-cell office:value-type="float" office:value="83.83853">
            <text:p>83.83853</text:p>
          </table:table-cell>
          <table:table-cell/>
        </table:table-row>
        <table:table-row table:style-name="ro1">
          <table:table-cell office:value-type="float" office:value="46.14759">
            <text:p>46.14759</text:p>
          </table:table-cell>
          <table:table-cell office:value-type="float" office:value="93.17188">
            <text:p>93.17188</text:p>
          </table:table-cell>
          <table:table-cell table:number-columns-repeated="2"/>
          <table:table-cell office:value-type="float" office:value="73.10814">
            <text:p>73.10814</text:p>
          </table:table-cell>
          <table:table-cell office:value-type="float" office:value="83.859406">
            <text:p>83.859406</text:p>
          </table:table-cell>
          <table:table-cell/>
        </table:table-row>
        <table:table-row table:style-name="ro1">
          <table:table-cell office:value-type="float" office:value="46.307667">
            <text:p>46.307667</text:p>
          </table:table-cell>
          <table:table-cell office:value-type="float" office:value="92.95294">
            <text:p>92.95294</text:p>
          </table:table-cell>
          <table:table-cell table:number-columns-repeated="2"/>
          <table:table-cell office:value-type="float" office:value="72.88484">
            <text:p>72.88484</text:p>
          </table:table-cell>
          <table:table-cell office:value-type="float" office:value="83.88146">
            <text:p>83.88146</text:p>
          </table:table-cell>
          <table:table-cell/>
        </table:table-row>
        <table:table-row table:style-name="ro1">
          <table:table-cell office:value-type="float" office:value="46.4758">
            <text:p>46.4758</text:p>
          </table:table-cell>
          <table:table-cell office:value-type="float" office:value="92.73618">
            <text:p>92.73618</text:p>
          </table:table-cell>
          <table:table-cell table:number-columns-repeated="2"/>
          <table:table-cell office:value-type="float" office:value="72.663605">
            <text:p>72.663605</text:p>
          </table:table-cell>
          <table:table-cell office:value-type="float" office:value="83.90471">
            <text:p>83.90471</text:p>
          </table:table-cell>
          <table:table-cell/>
        </table:table-row>
        <table:table-row table:style-name="ro1">
          <table:table-cell office:value-type="float" office:value="46.6519">
            <text:p>46.6519</text:p>
          </table:table-cell>
          <table:table-cell office:value-type="float" office:value="92.52162">
            <text:p>92.52162</text:p>
          </table:table-cell>
          <table:table-cell table:number-columns-repeated="2"/>
          <table:table-cell office:value-type="float" office:value="72.44446">
            <text:p>72.44446</text:p>
          </table:table-cell>
          <table:table-cell office:value-type="float" office:value="83.92914">
            <text:p>83.92914</text:p>
          </table:table-cell>
          <table:table-cell/>
        </table:table-row>
        <table:table-row table:style-name="ro1">
          <table:table-cell office:value-type="float" office:value="46.835884">
            <text:p>46.835884</text:p>
          </table:table-cell>
          <table:table-cell office:value-type="float" office:value="92.309265">
            <text:p>92.309265</text:p>
          </table:table-cell>
          <table:table-cell table:number-columns-repeated="2"/>
          <table:table-cell office:value-type="float" office:value="72.22742">
            <text:p>72.22742</text:p>
          </table:table-cell>
          <table:table-cell office:value-type="float" office:value="83.95475">
            <text:p>83.95475</text:p>
          </table:table-cell>
          <table:table-cell/>
        </table:table-row>
        <table:table-row table:style-name="ro1">
          <table:table-cell office:value-type="float" office:value="47.027653">
            <text:p>47.027653</text:p>
          </table:table-cell>
          <table:table-cell office:value-type="float" office:value="92.09913">
            <text:p>92.09913</text:p>
          </table:table-cell>
          <table:table-cell table:number-columns-repeated="2"/>
          <table:table-cell office:value-type="float" office:value="72.0125">
            <text:p>72.0125</text:p>
          </table:table-cell>
          <table:table-cell office:value-type="float" office:value="83.981544">
            <text:p>83.981544</text:p>
          </table:table-cell>
          <table:table-cell/>
        </table:table-row>
        <table:table-row table:style-name="ro1">
          <table:table-cell office:value-type="float" office:value="47.22711">
            <text:p>47.22711</text:p>
          </table:table-cell>
          <table:table-cell office:value-type="float" office:value="91.89124">
            <text:p>91.89124</text:p>
          </table:table-cell>
          <table:table-cell table:number-columns-repeated="2"/>
          <table:table-cell office:value-type="float" office:value="71.79972">
            <text:p>71.79972</text:p>
          </table:table-cell>
          <table:table-cell office:value-type="float" office:value="84.00952">
            <text:p>84.00952</text:p>
          </table:table-cell>
          <table:table-cell/>
        </table:table-row>
        <table:table-row table:style-name="ro1">
          <table:table-cell office:value-type="float" office:value="47.434166">
            <text:p>47.434166</text:p>
          </table:table-cell>
          <table:table-cell office:value-type="float" office:value="91.68561">
            <text:p>91.68561</text:p>
          </table:table-cell>
          <table:table-cell table:number-columns-repeated="2"/>
          <table:table-cell office:value-type="float" office:value="71.5891">
            <text:p>71.5891</text:p>
          </table:table-cell>
          <table:table-cell office:value-type="float" office:value="84.03868">
            <text:p>84.03868</text:p>
          </table:table-cell>
          <table:table-cell/>
        </table:table-row>
        <table:table-row table:style-name="ro1">
          <table:table-cell office:value-type="float" office:value="47.648716">
            <text:p>47.648716</text:p>
          </table:table-cell>
          <table:table-cell office:value-type="float" office:value="91.48224">
            <text:p>91.48224</text:p>
          </table:table-cell>
          <table:table-cell table:number-columns-repeated="2"/>
          <table:table-cell office:value-type="float" office:value="71.38067">
            <text:p>71.38067</text:p>
          </table:table-cell>
          <table:table-cell office:value-type="float" office:value="84.069016">
            <text:p>84.069016</text:p>
          </table:table-cell>
          <table:table-cell/>
        </table:table-row>
        <table:table-row table:style-name="ro1">
          <table:table-cell office:value-type="float" office:value="47.87066">
            <text:p>47.87066</text:p>
          </table:table-cell>
          <table:table-cell office:value-type="float" office:value="91.28116">
            <text:p>91.28116</text:p>
          </table:table-cell>
          <table:table-cell table:number-columns-repeated="2"/>
          <table:table-cell office:value-type="float" office:value="71.17443">
            <text:p>71.17443</text:p>
          </table:table-cell>
          <table:table-cell office:value-type="float" office:value="84.10053">
            <text:p>84.10053</text:p>
          </table:table-cell>
          <table:table-cell/>
        </table:table-row>
        <table:table-row table:style-name="ro1">
          <table:table-cell office:value-type="float" office:value="48.099895">
            <text:p>48.099895</text:p>
          </table:table-cell>
          <table:table-cell office:value-type="float" office:value="91.08238">
            <text:p>91.08238</text:p>
          </table:table-cell>
          <table:table-cell table:number-columns-repeated="2"/>
          <table:table-cell office:value-type="float" office:value="70.97041">
            <text:p>70.97041</text:p>
          </table:table-cell>
          <table:table-cell office:value-type="float" office:value="84.133224">
            <text:p>84.133224</text:p>
          </table:table-cell>
          <table:table-cell/>
        </table:table-row>
        <table:table-row table:style-name="ro1">
          <table:table-cell office:value-type="float" office:value="48.336323">
            <text:p>48.336323</text:p>
          </table:table-cell>
          <table:table-cell office:value-type="float" office:value="90.88592">
            <text:p>90.88592</text:p>
          </table:table-cell>
          <table:table-cell table:number-columns-repeated="2"/>
          <table:table-cell office:value-type="float" office:value="70.76864">
            <text:p>70.76864</text:p>
          </table:table-cell>
          <table:table-cell office:value-type="float" office:value="84.1671">
            <text:p>84.1671</text:p>
          </table:table-cell>
          <table:table-cell/>
        </table:table-row>
        <table:table-row table:style-name="ro1">
          <table:table-cell office:value-type="float" office:value="48.57983">
            <text:p>48.57983</text:p>
          </table:table-cell>
          <table:table-cell office:value-type="float" office:value="90.69179">
            <text:p>90.69179</text:p>
          </table:table-cell>
          <table:table-cell table:number-columns-repeated="2"/>
          <table:table-cell office:value-type="float" office:value="70.569115">
            <text:p>70.569115</text:p>
          </table:table-cell>
          <table:table-cell office:value-type="float" office:value="84.20214">
            <text:p>84.20214</text:p>
          </table:table-cell>
          <table:table-cell/>
        </table:table-row>
        <table:table-row table:style-name="ro1">
          <table:table-cell office:value-type="float" office:value="48.83032">
            <text:p>48.83032</text:p>
          </table:table-cell>
          <table:table-cell office:value-type="float" office:value="90.5">
            <text:p>90.5</text:p>
          </table:table-cell>
          <table:table-cell table:number-columns-repeated="2"/>
          <table:table-cell office:value-type="float" office:value="70.37187">
            <text:p>70.37187</text:p>
          </table:table-cell>
          <table:table-cell office:value-type="float" office:value="84.23835">
            <text:p>84.23835</text:p>
          </table:table-cell>
          <table:table-cell/>
        </table:table-row>
        <table:table-row table:style-name="ro1">
          <table:table-cell office:value-type="float" office:value="49.087677">
            <text:p>49.087677</text:p>
          </table:table-cell>
          <table:table-cell office:value-type="float" office:value="90.31058">
            <text:p>90.31058</text:p>
          </table:table-cell>
          <table:table-cell table:number-columns-repeated="2"/>
          <table:table-cell office:value-type="float" office:value="70.17692">
            <text:p>70.17692</text:p>
          </table:table-cell>
          <table:table-cell office:value-type="float" office:value="84.27574">
            <text:p>84.27574</text:p>
          </table:table-cell>
          <table:table-cell/>
        </table:table-row>
        <table:table-row table:style-name="ro1">
          <table:table-cell office:value-type="float" office:value="49.3518">
            <text:p>49.3518</text:p>
          </table:table-cell>
          <table:table-cell office:value-type="float" office:value="90.12353">
            <text:p>90.12353</text:p>
          </table:table-cell>
          <table:table-cell table:number-columns-repeated="2"/>
          <table:table-cell office:value-type="float" office:value="69.98428">
            <text:p>69.98428</text:p>
          </table:table-cell>
          <table:table-cell office:value-type="float" office:value="84.31429">
            <text:p>84.31429</text:p>
          </table:table-cell>
          <table:table-cell/>
        </table:table-row>
        <table:table-row table:style-name="ro1">
          <table:table-cell office:value-type="float" office:value="49.963985">
            <text:p>49.963985</text:p>
          </table:table-cell>
          <table:table-cell office:value-type="float" office:value="90.05692">
            <text:p>90.05692</text:p>
          </table:table-cell>
          <table:table-cell table:number-columns-repeated="2"/>
          <table:table-cell office:value-type="float" office:value="69.79398">
            <text:p>69.79398</text:p>
          </table:table-cell>
          <table:table-cell office:value-type="float" office:value="84.35402">
            <text:p>84.35402</text:p>
          </table:table-cell>
          <table:table-cell/>
        </table:table-row>
        <table:table-row table:style-name="ro1">
          <table:table-cell office:value-type="float" office:value="50.596443">
            <text:p>50.59644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69.60603">
            <text:p>69.60603</text:p>
          </table:table-cell>
          <table:table-cell office:value-type="float" office:value="84.394905">
            <text:p>84.394905</text:p>
          </table:table-cell>
          <table:table-cell/>
        </table:table-row>
        <table:table-row table:style-name="ro1">
          <table:table-cell office:value-type="float" office:value="51.228897">
            <text:p>51.228897</text:p>
          </table:table-cell>
          <table:table-cell office:value-type="float" office:value="89.945816">
            <text:p>89.945816</text:p>
          </table:table-cell>
          <table:table-cell table:number-columns-repeated="2"/>
          <table:table-cell office:value-type="float" office:value="69.420456">
            <text:p>69.420456</text:p>
          </table:table-cell>
          <table:table-cell office:value-type="float" office:value="84.43696">
            <text:p>84.43696</text:p>
          </table:table-cell>
          <table:table-cell/>
        </table:table-row>
        <table:table-row table:style-name="ro1">
          <table:table-cell office:value-type="float" office:value="51.861355">
            <text:p>51.861355</text:p>
          </table:table-cell>
          <table:table-cell office:value-type="float" office:value="89.89438">
            <text:p>89.89438</text:p>
          </table:table-cell>
          <table:table-cell table:number-columns-repeated="2"/>
          <table:table-cell office:value-type="float" office:value="69.237274">
            <text:p>69.237274</text:p>
          </table:table-cell>
          <table:table-cell office:value-type="float" office:value="84.48018">
            <text:p>84.48018</text:p>
          </table:table-cell>
          <table:table-cell/>
        </table:table-row>
        <table:table-row table:style-name="ro1">
          <table:table-cell office:value-type="float" office:value="52.49381">
            <text:p>52.49381</text:p>
          </table:table-cell>
          <table:table-cell office:value-type="float" office:value="89.8457">
            <text:p>89.8457</text:p>
          </table:table-cell>
          <table:table-cell table:number-columns-repeated="2"/>
          <table:table-cell office:value-type="float" office:value="69.056496">
            <text:p>69.056496</text:p>
          </table:table-cell>
          <table:table-cell office:value-type="float" office:value="84.52455">
            <text:p>84.52455</text:p>
          </table:table-cell>
          <table:table-cell/>
        </table:table-row>
        <table:table-row table:style-name="ro1">
          <table:table-cell office:value-type="float" office:value="53.126266">
            <text:p>53.126266</text:p>
          </table:table-cell>
          <table:table-cell office:value-type="float" office:value="89.799774">
            <text:p>89.799774</text:p>
          </table:table-cell>
          <table:table-cell table:number-columns-repeated="2"/>
          <table:table-cell office:value-type="float" office:value="68.87815">
            <text:p>68.87815</text:p>
          </table:table-cell>
          <table:table-cell office:value-type="float" office:value="84.57009">
            <text:p>84.57009</text:p>
          </table:table-cell>
          <table:table-cell/>
        </table:table-row>
        <table:table-row table:style-name="ro1">
          <table:table-cell office:value-type="float" office:value="53.75872">
            <text:p>53.75872</text:p>
          </table:table-cell>
          <table:table-cell office:value-type="float" office:value="89.756615">
            <text:p>89.756615</text:p>
          </table:table-cell>
          <table:table-cell table:number-columns-repeated="2"/>
          <table:table-cell office:value-type="float" office:value="68.702255">
            <text:p>68.702255</text:p>
          </table:table-cell>
          <table:table-cell office:value-type="float" office:value="84.61678">
            <text:p>84.61678</text:p>
          </table:table-cell>
          <table:table-cell/>
        </table:table-row>
        <table:table-row table:style-name="ro1">
          <table:table-cell office:value-type="float" office:value="54.391174">
            <text:p>54.391174</text:p>
          </table:table-cell>
          <table:table-cell office:value-type="float" office:value="89.71622">
            <text:p>89.71622</text:p>
          </table:table-cell>
          <table:table-cell table:number-columns-repeated="2"/>
          <table:table-cell office:value-type="float" office:value="68.528824">
            <text:p>68.528824</text:p>
          </table:table-cell>
          <table:table-cell office:value-type="float" office:value="84.664635">
            <text:p>84.664635</text:p>
          </table:table-cell>
          <table:table-cell/>
        </table:table-row>
        <table:table-row table:style-name="ro1">
          <table:table-cell office:value-type="float" office:value="55.023632">
            <text:p>55.023632</text:p>
          </table:table-cell>
          <table:table-cell office:value-type="float" office:value="89.6786">
            <text:p>89.6786</text:p>
          </table:table-cell>
          <table:table-cell table:number-columns-repeated="2"/>
          <table:table-cell office:value-type="float" office:value="68.35788">
            <text:p>68.35788</text:p>
          </table:table-cell>
          <table:table-cell office:value-type="float" office:value="84.71364">
            <text:p>84.71364</text:p>
          </table:table-cell>
          <table:table-cell/>
        </table:table-row>
        <table:table-row table:style-name="ro1">
          <table:table-cell office:value-type="float" office:value="55.656086">
            <text:p>55.656086</text:p>
          </table:table-cell>
          <table:table-cell office:value-type="float" office:value="89.64374">
            <text:p>89.64374</text:p>
          </table:table-cell>
          <table:table-cell table:number-columns-repeated="2"/>
          <table:table-cell office:value-type="float" office:value="68.189445">
            <text:p>68.189445</text:p>
          </table:table-cell>
          <table:table-cell office:value-type="float" office:value="84.76379">
            <text:p>84.76379</text:p>
          </table:table-cell>
          <table:table-cell/>
        </table:table-row>
        <table:table-row table:style-name="ro1">
          <table:table-cell office:value-type="float" office:value="56.288544">
            <text:p>56.288544</text:p>
          </table:table-cell>
          <table:table-cell office:value-type="float" office:value="89.611664">
            <text:p>89.611664</text:p>
          </table:table-cell>
          <table:table-cell table:number-columns-repeated="2"/>
          <table:table-cell office:value-type="float" office:value="68.02353">
            <text:p>68.02353</text:p>
          </table:table-cell>
          <table:table-cell office:value-type="float" office:value="84.815094">
            <text:p>84.815094</text:p>
          </table:table-cell>
          <table:table-cell/>
        </table:table-row>
        <table:table-row table:style-name="ro1">
          <table:table-cell office:value-type="float" office:value="56.920998">
            <text:p>56.920998</text:p>
          </table:table-cell>
          <table:table-cell office:value-type="float" office:value="89.58237">
            <text:p>89.58237</text:p>
          </table:table-cell>
          <table:table-cell table:number-columns-repeated="2"/>
          <table:table-cell office:value-type="float" office:value="67.86015">
            <text:p>67.86015</text:p>
          </table:table-cell>
          <table:table-cell office:value-type="float" office:value="84.867546">
            <text:p>84.867546</text:p>
          </table:table-cell>
          <table:table-cell/>
        </table:table-row>
        <table:table-row table:style-name="ro1">
          <table:table-cell office:value-type="float" office:value="57.55345">
            <text:p>57.55345</text:p>
          </table:table-cell>
          <table:table-cell office:value-type="float" office:value="89.55585">
            <text:p>89.55585</text:p>
          </table:table-cell>
          <table:table-cell table:number-columns-repeated="2"/>
          <table:table-cell office:value-type="float" office:value="67.69933">
            <text:p>67.69933</text:p>
          </table:table-cell>
          <table:table-cell office:value-type="float" office:value="84.92114">
            <text:p>84.92114</text:p>
          </table:table-cell>
          <table:table-cell/>
        </table:table-row>
        <table:table-row table:style-name="ro1">
          <table:table-cell office:value-type="float" office:value="58.18591">
            <text:p>58.18591</text:p>
          </table:table-cell>
          <table:table-cell office:value-type="float" office:value="89.53212">
            <text:p>89.53212</text:p>
          </table:table-cell>
          <table:table-cell table:number-columns-repeated="2"/>
          <table:table-cell office:value-type="float" office:value="67.5411">
            <text:p>67.5411</text:p>
          </table:table-cell>
          <table:table-cell office:value-type="float" office:value="84.975876">
            <text:p>84.975876</text:p>
          </table:table-cell>
          <table:table-cell/>
        </table:table-row>
        <table:table-row table:style-name="ro1">
          <table:table-cell office:value-type="float" office:value="58.818363">
            <text:p>58.818363</text:p>
          </table:table-cell>
          <table:table-cell office:value-type="float" office:value="89.51117">
            <text:p>89.51117</text:p>
          </table:table-cell>
          <table:table-cell table:number-columns-repeated="2"/>
          <table:table-cell office:value-type="float" office:value="67.38546">
            <text:p>67.38546</text:p>
          </table:table-cell>
          <table:table-cell office:value-type="float" office:value="85.03176">
            <text:p>85.03176</text:p>
          </table:table-cell>
          <table:table-cell/>
        </table:table-row>
        <table:table-row table:style-name="ro1">
          <table:table-cell office:value-type="float" office:value="59.45082">
            <text:p>59.45082</text:p>
          </table:table-cell>
          <table:table-cell office:value-type="float" office:value="89.49302">
            <text:p>89.49302</text:p>
          </table:table-cell>
          <table:table-cell table:number-columns-repeated="2"/>
          <table:table-cell office:value-type="float" office:value="67.23243">
            <text:p>67.23243</text:p>
          </table:table-cell>
          <table:table-cell office:value-type="float" office:value="85.088776">
            <text:p>85.088776</text:p>
          </table:table-cell>
          <table:table-cell/>
        </table:table-row>
        <table:table-row table:style-name="ro1">
          <table:table-cell office:value-type="float" office:value="60.083275">
            <text:p>60.083275</text:p>
          </table:table-cell>
          <table:table-cell office:value-type="float" office:value="89.47765">
            <text:p>89.47765</text:p>
          </table:table-cell>
          <table:table-cell table:number-columns-repeated="2"/>
          <table:table-cell office:value-type="float" office:value="67.08204">
            <text:p>67.08204</text:p>
          </table:table-cell>
          <table:table-cell office:value-type="float" office:value="85.146935">
            <text:p>85.146935</text:p>
          </table:table-cell>
          <table:table-cell/>
        </table:table-row>
        <table:table-row table:style-name="ro1">
          <table:table-cell office:value-type="float" office:value="60.715733">
            <text:p>60.715733</text:p>
          </table:table-cell>
          <table:table-cell office:value-type="float" office:value="89.46508">
            <text:p>89.46508</text:p>
          </table:table-cell>
          <table:table-cell table:number-columns-repeated="2"/>
          <table:table-cell office:value-type="float" office:value="66.934296">
            <text:p>66.934296</text:p>
          </table:table-cell>
          <table:table-cell office:value-type="float" office:value="85.20622">
            <text:p>85.20622</text:p>
          </table:table-cell>
          <table:table-cell/>
        </table:table-row>
        <table:table-row table:style-name="ro1">
          <table:table-cell office:value-type="float" office:value="61.348186">
            <text:p>61.348186</text:p>
          </table:table-cell>
          <table:table-cell office:value-type="float" office:value="89.4553">
            <text:p>89.4553</text:p>
          </table:table-cell>
          <table:table-cell table:number-columns-repeated="2"/>
          <table:table-cell office:value-type="float" office:value="66.78922">
            <text:p>66.78922</text:p>
          </table:table-cell>
          <table:table-cell office:value-type="float" office:value="85.26664">
            <text:p>85.26664</text:p>
          </table:table-cell>
          <table:table-cell/>
        </table:table-row>
        <table:table-row table:style-name="ro1">
          <table:table-cell office:value-type="float" office:value="61.98064">
            <text:p>61.98064</text:p>
          </table:table-cell>
          <table:table-cell office:value-type="float" office:value="89.44831">
            <text:p>89.44831</text:p>
          </table:table-cell>
          <table:table-cell table:number-columns-repeated="2"/>
          <table:table-cell office:value-type="float" office:value="66.64683">
            <text:p>66.64683</text:p>
          </table:table-cell>
          <table:table-cell office:value-type="float" office:value="85.32819">
            <text:p>85.32819</text:p>
          </table:table-cell>
          <table:table-cell/>
        </table:table-row>
        <table:table-row table:style-name="ro1">
          <table:table-cell office:value-type="float" office:value="62.6131">
            <text:p>62.6131</text:p>
          </table:table-cell>
          <table:table-cell office:value-type="float" office:value="89.444115">
            <text:p>89.444115</text:p>
          </table:table-cell>
          <table:table-cell table:number-columns-repeated="2"/>
          <table:table-cell office:value-type="float" office:value="66.50714">
            <text:p>66.50714</text:p>
          </table:table-cell>
          <table:table-cell office:value-type="float" office:value="85.39087">
            <text:p>85.39087</text:p>
          </table:table-cell>
          <table:table-cell/>
        </table:table-row>
        <table:table-row table:style-name="ro1">
          <table:table-cell office:value-type="float" office:value="63.245552">
            <text:p>63.245552</text:p>
          </table:table-cell>
          <table:table-cell office:value-type="float" office:value="89.44272">
            <text:p>89.44272</text:p>
          </table:table-cell>
          <table:table-cell table:number-columns-repeated="2"/>
          <table:table-cell office:value-type="float" office:value="66.37017">
            <text:p>66.37017</text:p>
          </table:table-cell>
          <table:table-cell office:value-type="float" office:value="85.454666">
            <text:p>85.454666</text:p>
          </table:table-cell>
          <table:table-cell/>
        </table:table-row>
        <table:table-row table:style-name="ro1">
          <table:table-cell office:value-type="float" office:value="63.247135">
            <text:p>63.247135</text:p>
          </table:table-cell>
          <table:table-cell office:value-type="float" office:value="89.331406">
            <text:p>89.331406</text:p>
          </table:table-cell>
          <table:table-cell table:number-columns-repeated="2"/>
          <table:table-cell office:value-type="float" office:value="66.23594">
            <text:p>66.23594</text:p>
          </table:table-cell>
          <table:table-cell office:value-type="float" office:value="85.519585">
            <text:p>85.519585</text:p>
          </table:table-cell>
          <table:table-cell/>
        </table:table-row>
        <table:table-row table:style-name="ro1">
          <table:table-cell office:value-type="float" office:value="63.251877">
            <text:p>63.251877</text:p>
          </table:table-cell>
          <table:table-cell office:value-type="float" office:value="89.22108">
            <text:p>89.22108</text:p>
          </table:table-cell>
          <table:table-cell table:number-columns-repeated="2"/>
          <table:table-cell office:value-type="float" office:value="66.10446">
            <text:p>66.10446</text:p>
          </table:table-cell>
          <table:table-cell office:value-type="float" office:value="85.58563">
            <text:p>85.58563</text:p>
          </table:table-cell>
          <table:table-cell/>
        </table:table-row>
        <table:table-row table:style-name="ro1">
          <table:table-cell office:value-type="float" office:value="63.25978">
            <text:p>63.25978</text:p>
          </table:table-cell>
          <table:table-cell office:value-type="float" office:value="89.111725">
            <text:p>89.111725</text:p>
          </table:table-cell>
          <table:table-cell table:number-columns-repeated="2"/>
          <table:table-cell office:value-type="float" office:value="65.97575">
            <text:p>65.97575</text:p>
          </table:table-cell>
          <table:table-cell office:value-type="float" office:value="85.65279">
            <text:p>85.65279</text:p>
          </table:table-cell>
          <table:table-cell/>
        </table:table-row>
        <table:table-row table:style-name="ro1">
          <table:table-cell office:value-type="float" office:value="63.270847">
            <text:p>63.270847</text:p>
          </table:table-cell>
          <table:table-cell office:value-type="float" office:value="89.00337">
            <text:p>89.00337</text:p>
          </table:table-cell>
          <table:table-cell table:number-columns-repeated="2"/>
          <table:table-cell office:value-type="float" office:value="65.84983">
            <text:p>65.84983</text:p>
          </table:table-cell>
          <table:table-cell office:value-type="float" office:value="85.72106">
            <text:p>85.72106</text:p>
          </table:table-cell>
          <table:table-cell/>
        </table:table-row>
        <table:table-row table:style-name="ro1">
          <table:table-cell office:value-type="float" office:value="63.28507">
            <text:p>63.28507</text:p>
          </table:table-cell>
          <table:table-cell office:value-type="float" office:value="88.896">
            <text:p>88.896</text:p>
          </table:table-cell>
          <table:table-cell table:number-columns-repeated="2"/>
          <table:table-cell office:value-type="float" office:value="65.72671">
            <text:p>65.72671</text:p>
          </table:table-cell>
          <table:table-cell office:value-type="float" office:value="85.79044">
            <text:p>85.79044</text:p>
          </table:table-cell>
          <table:table-cell/>
        </table:table-row>
        <table:table-row table:style-name="ro1">
          <table:table-cell office:value-type="float" office:value="63.30245">
            <text:p>63.30245</text:p>
          </table:table-cell>
          <table:table-cell office:value-type="float" office:value="88.78964">
            <text:p>88.78964</text:p>
          </table:table-cell>
          <table:table-cell table:number-columns-repeated="2"/>
          <table:table-cell office:value-type="float" office:value="65.6064">
            <text:p>65.6064</text:p>
          </table:table-cell>
          <table:table-cell office:value-type="float" office:value="85.86093">
            <text:p>85.86093</text:p>
          </table:table-cell>
          <table:table-cell/>
        </table:table-row>
        <table:table-row table:style-name="ro1">
          <table:table-cell office:value-type="float" office:value="63.322983">
            <text:p>63.322983</text:p>
          </table:table-cell>
          <table:table-cell office:value-type="float" office:value="88.68427">
            <text:p>88.68427</text:p>
          </table:table-cell>
          <table:table-cell table:number-columns-repeated="2"/>
          <table:table-cell office:value-type="float" office:value="65.48893">
            <text:p>65.48893</text:p>
          </table:table-cell>
          <table:table-cell office:value-type="float" office:value="85.93253">
            <text:p>85.93253</text:p>
          </table:table-cell>
          <table:table-cell/>
        </table:table-row>
        <table:table-row table:style-name="ro1">
          <table:table-cell office:value-type="float" office:value="63.346664">
            <text:p>63.346664</text:p>
          </table:table-cell>
          <table:table-cell office:value-type="float" office:value="88.57991">
            <text:p>88.57991</text:p>
          </table:table-cell>
          <table:table-cell table:number-columns-repeated="2"/>
          <table:table-cell office:value-type="float" office:value="65.374306">
            <text:p>65.374306</text:p>
          </table:table-cell>
          <table:table-cell office:value-type="float" office:value="86.00523">
            <text:p>86.00523</text:p>
          </table:table-cell>
          <table:table-cell/>
        </table:table-row>
        <table:table-row table:style-name="ro1">
          <table:table-cell office:value-type="float" office:value="63.373497">
            <text:p>63.373497</text:p>
          </table:table-cell>
          <table:table-cell office:value-type="float" office:value="88.47655">
            <text:p>88.47655</text:p>
          </table:table-cell>
          <table:table-cell table:number-columns-repeated="2"/>
          <table:table-cell office:value-type="float" office:value="65.26255">
            <text:p>65.26255</text:p>
          </table:table-cell>
          <table:table-cell office:value-type="float" office:value="86.07903">
            <text:p>86.07903</text:p>
          </table:table-cell>
          <table:table-cell/>
        </table:table-row>
        <table:table-row table:style-name="ro1">
          <table:table-cell office:value-type="float" office:value="63.40347">
            <text:p>63.40347</text:p>
          </table:table-cell>
          <table:table-cell office:value-type="float" office:value="88.37421">
            <text:p>88.37421</text:p>
          </table:table-cell>
          <table:table-cell table:number-columns-repeated="2"/>
          <table:table-cell office:value-type="float" office:value="65.15366">
            <text:p>65.15366</text:p>
          </table:table-cell>
          <table:table-cell office:value-type="float" office:value="86.15393">
            <text:p>86.15393</text:p>
          </table:table-cell>
          <table:table-cell/>
        </table:table-row>
        <table:table-row table:style-name="ro1">
          <table:table-cell office:value-type="float" office:value="63.43658">
            <text:p>63.43658</text:p>
          </table:table-cell>
          <table:table-cell office:value-type="float" office:value="88.27287">
            <text:p>88.27287</text:p>
          </table:table-cell>
          <table:table-cell table:number-columns-repeated="2"/>
          <table:table-cell office:value-type="float" office:value="65.047676">
            <text:p>65.047676</text:p>
          </table:table-cell>
          <table:table-cell office:value-type="float" office:value="86.22993">
            <text:p>86.22993</text:p>
          </table:table-cell>
          <table:table-cell/>
        </table:table-row>
        <table:table-row table:style-name="ro1">
          <table:table-cell office:value-type="float" office:value="63.472828">
            <text:p>63.472828</text:p>
          </table:table-cell>
          <table:table-cell office:value-type="float" office:value="88.17256">
            <text:p>88.17256</text:p>
          </table:table-cell>
          <table:table-cell table:number-columns-repeated="2"/>
          <table:table-cell office:value-type="float" office:value="64.944595">
            <text:p>64.944595</text:p>
          </table:table-cell>
          <table:table-cell office:value-type="float" office:value="86.30701">
            <text:p>86.30701</text:p>
          </table:table-cell>
          <table:table-cell/>
        </table:table-row>
        <table:table-row table:style-name="ro1">
          <table:table-cell office:value-type="float" office:value="63.512203">
            <text:p>63.512203</text:p>
          </table:table-cell>
          <table:table-cell office:value-type="float" office:value="88.073265">
            <text:p>88.073265</text:p>
          </table:table-cell>
          <table:table-cell table:number-columns-repeated="2"/>
          <table:table-cell office:value-type="float" office:value="64.84443">
            <text:p>64.84443</text:p>
          </table:table-cell>
          <table:table-cell office:value-type="float" office:value="86.385185">
            <text:p>86.385185</text:p>
          </table:table-cell>
          <table:table-cell/>
        </table:table-row>
        <table:table-row table:style-name="ro1">
          <table:table-cell office:value-type="float" office:value="63.5547">
            <text:p>63.5547</text:p>
          </table:table-cell>
          <table:table-cell office:value-type="float" office:value="87.975">
            <text:p>87.975</text:p>
          </table:table-cell>
          <table:table-cell table:number-columns-repeated="2"/>
          <table:table-cell office:value-type="float" office:value="64.7472">
            <text:p>64.7472</text:p>
          </table:table-cell>
          <table:table-cell office:value-type="float" office:value="86.46445">
            <text:p>86.46445</text:p>
          </table:table-cell>
          <table:table-cell/>
        </table:table-row>
        <table:table-row table:style-name="ro1">
          <table:table-cell office:value-type="float" office:value="63.600315">
            <text:p>63.600315</text:p>
          </table:table-cell>
          <table:table-cell office:value-type="float" office:value="87.877754">
            <text:p>87.877754</text:p>
          </table:table-cell>
          <table:table-cell table:number-columns-repeated="2"/>
          <table:table-cell office:value-type="float" office:value="64.652916">
            <text:p>64.652916</text:p>
          </table:table-cell>
          <table:table-cell office:value-type="float" office:value="86.544785">
            <text:p>86.544785</text:p>
          </table:table-cell>
          <table:table-cell/>
        </table:table-row>
        <table:table-row table:style-name="ro1">
          <table:table-cell office:value-type="float" office:value="63.649036">
            <text:p>63.649036</text:p>
          </table:table-cell>
          <table:table-cell office:value-type="float" office:value="87.78155">
            <text:p>87.78155</text:p>
          </table:table-cell>
          <table:table-cell table:number-columns-repeated="2"/>
          <table:table-cell office:value-type="float" office:value="64.5616">
            <text:p>64.5616</text:p>
          </table:table-cell>
          <table:table-cell office:value-type="float" office:value="86.626205">
            <text:p>86.626205</text:p>
          </table:table-cell>
          <table:table-cell/>
        </table:table-row>
        <table:table-row table:style-name="ro1">
          <table:table-cell office:value-type="float" office:value="63.700863">
            <text:p>63.700863</text:p>
          </table:table-cell>
          <table:table-cell office:value-type="float" office:value="87.68637">
            <text:p>87.68637</text:p>
          </table:table-cell>
          <table:table-cell table:number-columns-repeated="2"/>
          <table:table-cell office:value-type="float" office:value="64.47325">
            <text:p>64.47325</text:p>
          </table:table-cell>
          <table:table-cell office:value-type="float" office:value="86.70871">
            <text:p>86.70871</text:p>
          </table:table-cell>
          <table:table-cell/>
        </table:table-row>
        <table:table-row table:style-name="ro1">
          <table:table-cell office:value-type="float" office:value="63.755783">
            <text:p>63.755783</text:p>
          </table:table-cell>
          <table:table-cell office:value-type="float" office:value="87.59224">
            <text:p>87.59224</text:p>
          </table:table-cell>
          <table:table-cell table:number-columns-repeated="2"/>
          <table:table-cell office:value-type="float" office:value="64.387886">
            <text:p>64.387886</text:p>
          </table:table-cell>
          <table:table-cell office:value-type="float" office:value="86.79228">
            <text:p>86.79228</text:p>
          </table:table-cell>
          <table:table-cell/>
        </table:table-row>
        <table:table-row table:style-name="ro1">
          <table:table-cell office:value-type="float" office:value="63.813793">
            <text:p>63.813793</text:p>
          </table:table-cell>
          <table:table-cell office:value-type="float" office:value="87.499146">
            <text:p>87.499146</text:p>
          </table:table-cell>
          <table:table-cell table:number-columns-repeated="2"/>
          <table:table-cell office:value-type="float" office:value="64.30552">
            <text:p>64.30552</text:p>
          </table:table-cell>
          <table:table-cell office:value-type="float" office:value="86.87692">
            <text:p>86.87692</text:p>
          </table:table-cell>
          <table:table-cell/>
        </table:table-row>
        <table:table-row table:style-name="ro1">
          <table:table-cell office:value-type="float" office:value="63.874878">
            <text:p>63.874878</text:p>
          </table:table-cell>
          <table:table-cell office:value-type="float" office:value="87.4071">
            <text:p>87.4071</text:p>
          </table:table-cell>
          <table:table-cell table:number-columns-repeated="2"/>
          <table:table-cell office:value-type="float" office:value="64.226166">
            <text:p>64.226166</text:p>
          </table:table-cell>
          <table:table-cell office:value-type="float" office:value="86.96264">
            <text:p>86.96264</text:p>
          </table:table-cell>
          <table:table-cell/>
        </table:table-row>
        <table:table-row table:style-name="ro1">
          <table:table-cell office:value-type="float" office:value="63.939034">
            <text:p>63.939034</text:p>
          </table:table-cell>
          <table:table-cell office:value-type="float" office:value="87.31609">
            <text:p>87.31609</text:p>
          </table:table-cell>
          <table:table-cell table:number-columns-repeated="2"/>
          <table:table-cell office:value-type="float" office:value="64.149826">
            <text:p>64.149826</text:p>
          </table:table-cell>
          <table:table-cell office:value-type="float" office:value="87.04941">
            <text:p>87.04941</text:p>
          </table:table-cell>
          <table:table-cell/>
        </table:table-row>
        <table:table-row table:style-name="ro1">
          <table:table-cell office:value-type="float" office:value="64.00625">
            <text:p>64.00625</text:p>
          </table:table-cell>
          <table:table-cell office:value-type="float" office:value="87.22614">
            <text:p>87.22614</text:p>
          </table:table-cell>
          <table:table-cell table:number-columns-repeated="2"/>
          <table:table-cell office:value-type="float" office:value="64.076515">
            <text:p>64.076515</text:p>
          </table:table-cell>
          <table:table-cell office:value-type="float" office:value="87.137245">
            <text:p>87.137245</text:p>
          </table:table-cell>
          <table:table-cell/>
        </table:table-row>
        <table:table-row table:style-name="ro1">
          <table:table-cell office:value-type="float" office:value="64.076515">
            <text:p>64.076515</text:p>
          </table:table-cell>
          <table:table-cell office:value-type="float" office:value="87.137245">
            <text:p>87.137245</text:p>
          </table:table-cell>
          <table:table-cell table:number-columns-repeated="2"/>
          <table:table-cell office:value-type="float" office:value="64.00625">
            <text:p>64.00625</text:p>
          </table:table-cell>
          <table:table-cell office:value-type="float" office:value="87.22614">
            <text:p>87.22614</text:p>
          </table:table-cell>
          <table:table-cell/>
        </table:table-row>
        <table:table-row table:style-name="ro1">
          <table:table-cell office:value-type="float" office:value="64.149826">
            <text:p>64.149826</text:p>
          </table:table-cell>
          <table:table-cell office:value-type="float" office:value="87.04941">
            <text:p>87.04941</text:p>
          </table:table-cell>
          <table:table-cell table:number-columns-repeated="2"/>
          <table:table-cell office:value-type="float" office:value="63.939034">
            <text:p>63.939034</text:p>
          </table:table-cell>
          <table:table-cell office:value-type="float" office:value="87.31609">
            <text:p>87.31609</text:p>
          </table:table-cell>
          <table:table-cell/>
        </table:table-row>
        <table:table-row table:style-name="ro1">
          <table:table-cell office:value-type="float" office:value="64.226166">
            <text:p>64.226166</text:p>
          </table:table-cell>
          <table:table-cell office:value-type="float" office:value="86.96264">
            <text:p>86.96264</text:p>
          </table:table-cell>
          <table:table-cell table:number-columns-repeated="2"/>
          <table:table-cell office:value-type="float" office:value="63.874878">
            <text:p>63.874878</text:p>
          </table:table-cell>
          <table:table-cell office:value-type="float" office:value="87.4071">
            <text:p>87.4071</text:p>
          </table:table-cell>
          <table:table-cell/>
        </table:table-row>
        <table:table-row table:style-name="ro1">
          <table:table-cell office:value-type="float" office:value="64.30552">
            <text:p>64.30552</text:p>
          </table:table-cell>
          <table:table-cell office:value-type="float" office:value="86.87692">
            <text:p>86.87692</text:p>
          </table:table-cell>
          <table:table-cell table:number-columns-repeated="2"/>
          <table:table-cell office:value-type="float" office:value="63.813793">
            <text:p>63.813793</text:p>
          </table:table-cell>
          <table:table-cell office:value-type="float" office:value="87.499146">
            <text:p>87.499146</text:p>
          </table:table-cell>
          <table:table-cell/>
        </table:table-row>
        <table:table-row table:style-name="ro1">
          <table:table-cell office:value-type="float" office:value="64.387886">
            <text:p>64.387886</text:p>
          </table:table-cell>
          <table:table-cell office:value-type="float" office:value="86.79228">
            <text:p>86.79228</text:p>
          </table:table-cell>
          <table:table-cell table:number-columns-repeated="2"/>
          <table:table-cell office:value-type="float" office:value="63.755783">
            <text:p>63.755783</text:p>
          </table:table-cell>
          <table:table-cell office:value-type="float" office:value="87.59224">
            <text:p>87.59224</text:p>
          </table:table-cell>
          <table:table-cell/>
        </table:table-row>
        <table:table-row table:style-name="ro1">
          <table:table-cell office:value-type="float" office:value="64.47325">
            <text:p>64.47325</text:p>
          </table:table-cell>
          <table:table-cell office:value-type="float" office:value="86.70871">
            <text:p>86.70871</text:p>
          </table:table-cell>
          <table:table-cell table:number-columns-repeated="2"/>
          <table:table-cell office:value-type="float" office:value="63.700863">
            <text:p>63.700863</text:p>
          </table:table-cell>
          <table:table-cell office:value-type="float" office:value="87.68637">
            <text:p>87.68637</text:p>
          </table:table-cell>
          <table:table-cell/>
        </table:table-row>
        <table:table-row table:style-name="ro1">
          <table:table-cell office:value-type="float" office:value="64.5616">
            <text:p>64.5616</text:p>
          </table:table-cell>
          <table:table-cell office:value-type="float" office:value="86.626205">
            <text:p>86.626205</text:p>
          </table:table-cell>
          <table:table-cell table:number-columns-repeated="2"/>
          <table:table-cell office:value-type="float" office:value="63.649036">
            <text:p>63.649036</text:p>
          </table:table-cell>
          <table:table-cell office:value-type="float" office:value="87.78155">
            <text:p>87.78155</text:p>
          </table:table-cell>
          <table:table-cell/>
        </table:table-row>
        <table:table-row table:style-name="ro1">
          <table:table-cell office:value-type="float" office:value="64.652916">
            <text:p>64.652916</text:p>
          </table:table-cell>
          <table:table-cell office:value-type="float" office:value="86.544785">
            <text:p>86.544785</text:p>
          </table:table-cell>
          <table:table-cell table:number-columns-repeated="2"/>
          <table:table-cell office:value-type="float" office:value="63.600315">
            <text:p>63.600315</text:p>
          </table:table-cell>
          <table:table-cell office:value-type="float" office:value="87.877754">
            <text:p>87.877754</text:p>
          </table:table-cell>
          <table:table-cell/>
        </table:table-row>
        <table:table-row table:style-name="ro1">
          <table:table-cell office:value-type="float" office:value="64.7472">
            <text:p>64.7472</text:p>
          </table:table-cell>
          <table:table-cell office:value-type="float" office:value="86.46445">
            <text:p>86.46445</text:p>
          </table:table-cell>
          <table:table-cell table:number-columns-repeated="2"/>
          <table:table-cell office:value-type="float" office:value="63.5547">
            <text:p>63.5547</text:p>
          </table:table-cell>
          <table:table-cell office:value-type="float" office:value="87.975">
            <text:p>87.975</text:p>
          </table:table-cell>
          <table:table-cell/>
        </table:table-row>
        <table:table-row table:style-name="ro1">
          <table:table-cell office:value-type="float" office:value="64.84443">
            <text:p>64.84443</text:p>
          </table:table-cell>
          <table:table-cell office:value-type="float" office:value="86.385185">
            <text:p>86.385185</text:p>
          </table:table-cell>
          <table:table-cell table:number-columns-repeated="2"/>
          <table:table-cell office:value-type="float" office:value="63.512203">
            <text:p>63.512203</text:p>
          </table:table-cell>
          <table:table-cell office:value-type="float" office:value="88.073265">
            <text:p>88.073265</text:p>
          </table:table-cell>
          <table:table-cell/>
        </table:table-row>
        <table:table-row table:style-name="ro1">
          <table:table-cell office:value-type="float" office:value="64.944595">
            <text:p>64.944595</text:p>
          </table:table-cell>
          <table:table-cell office:value-type="float" office:value="86.30701">
            <text:p>86.30701</text:p>
          </table:table-cell>
          <table:table-cell table:number-columns-repeated="2"/>
          <table:table-cell office:value-type="float" office:value="63.472828">
            <text:p>63.472828</text:p>
          </table:table-cell>
          <table:table-cell office:value-type="float" office:value="88.17256">
            <text:p>88.17256</text:p>
          </table:table-cell>
          <table:table-cell/>
        </table:table-row>
        <table:table-row table:style-name="ro1">
          <table:table-cell office:value-type="float" office:value="65.047676">
            <text:p>65.047676</text:p>
          </table:table-cell>
          <table:table-cell office:value-type="float" office:value="86.22993">
            <text:p>86.22993</text:p>
          </table:table-cell>
          <table:table-cell table:number-columns-repeated="2"/>
          <table:table-cell office:value-type="float" office:value="63.43658">
            <text:p>63.43658</text:p>
          </table:table-cell>
          <table:table-cell office:value-type="float" office:value="88.27287">
            <text:p>88.27287</text:p>
          </table:table-cell>
          <table:table-cell/>
        </table:table-row>
        <table:table-row table:style-name="ro1">
          <table:table-cell office:value-type="float" office:value="65.15366">
            <text:p>65.15366</text:p>
          </table:table-cell>
          <table:table-cell office:value-type="float" office:value="86.15393">
            <text:p>86.15393</text:p>
          </table:table-cell>
          <table:table-cell table:number-columns-repeated="2"/>
          <table:table-cell office:value-type="float" office:value="63.40347">
            <text:p>63.40347</text:p>
          </table:table-cell>
          <table:table-cell office:value-type="float" office:value="88.37421">
            <text:p>88.37421</text:p>
          </table:table-cell>
          <table:table-cell/>
        </table:table-row>
        <table:table-row table:style-name="ro1">
          <table:table-cell office:value-type="float" office:value="65.26255">
            <text:p>65.26255</text:p>
          </table:table-cell>
          <table:table-cell office:value-type="float" office:value="86.07903">
            <text:p>86.07903</text:p>
          </table:table-cell>
          <table:table-cell table:number-columns-repeated="2"/>
          <table:table-cell office:value-type="float" office:value="63.373497">
            <text:p>63.373497</text:p>
          </table:table-cell>
          <table:table-cell office:value-type="float" office:value="88.47655">
            <text:p>88.47655</text:p>
          </table:table-cell>
          <table:table-cell/>
        </table:table-row>
        <table:table-row table:style-name="ro1">
          <table:table-cell office:value-type="float" office:value="65.374306">
            <text:p>65.374306</text:p>
          </table:table-cell>
          <table:table-cell office:value-type="float" office:value="86.00523">
            <text:p>86.00523</text:p>
          </table:table-cell>
          <table:table-cell table:number-columns-repeated="2"/>
          <table:table-cell office:value-type="float" office:value="63.346664">
            <text:p>63.346664</text:p>
          </table:table-cell>
          <table:table-cell office:value-type="float" office:value="88.57991">
            <text:p>88.57991</text:p>
          </table:table-cell>
          <table:table-cell/>
        </table:table-row>
        <table:table-row table:style-name="ro1">
          <table:table-cell office:value-type="float" office:value="65.48893">
            <text:p>65.48893</text:p>
          </table:table-cell>
          <table:table-cell office:value-type="float" office:value="85.93253">
            <text:p>85.93253</text:p>
          </table:table-cell>
          <table:table-cell table:number-columns-repeated="2"/>
          <table:table-cell office:value-type="float" office:value="63.322983">
            <text:p>63.322983</text:p>
          </table:table-cell>
          <table:table-cell office:value-type="float" office:value="88.68427">
            <text:p>88.68427</text:p>
          </table:table-cell>
          <table:table-cell/>
        </table:table-row>
        <table:table-row table:style-name="ro1">
          <table:table-cell office:value-type="float" office:value="65.6064">
            <text:p>65.6064</text:p>
          </table:table-cell>
          <table:table-cell office:value-type="float" office:value="85.86093">
            <text:p>85.86093</text:p>
          </table:table-cell>
          <table:table-cell table:number-columns-repeated="2"/>
          <table:table-cell office:value-type="float" office:value="63.30245">
            <text:p>63.30245</text:p>
          </table:table-cell>
          <table:table-cell office:value-type="float" office:value="88.78964">
            <text:p>88.78964</text:p>
          </table:table-cell>
          <table:table-cell/>
        </table:table-row>
        <table:table-row table:style-name="ro1">
          <table:table-cell office:value-type="float" office:value="65.72671">
            <text:p>65.72671</text:p>
          </table:table-cell>
          <table:table-cell office:value-type="float" office:value="85.79044">
            <text:p>85.79044</text:p>
          </table:table-cell>
          <table:table-cell table:number-columns-repeated="2"/>
          <table:table-cell office:value-type="float" office:value="63.28507">
            <text:p>63.28507</text:p>
          </table:table-cell>
          <table:table-cell office:value-type="float" office:value="88.896">
            <text:p>88.896</text:p>
          </table:table-cell>
          <table:table-cell/>
        </table:table-row>
        <table:table-row table:style-name="ro1">
          <table:table-cell office:value-type="float" office:value="65.84983">
            <text:p>65.84983</text:p>
          </table:table-cell>
          <table:table-cell office:value-type="float" office:value="85.72106">
            <text:p>85.72106</text:p>
          </table:table-cell>
          <table:table-cell table:number-columns-repeated="2"/>
          <table:table-cell office:value-type="float" office:value="63.270847">
            <text:p>63.270847</text:p>
          </table:table-cell>
          <table:table-cell office:value-type="float" office:value="89.00337">
            <text:p>89.00337</text:p>
          </table:table-cell>
          <table:table-cell/>
        </table:table-row>
        <table:table-row table:style-name="ro1">
          <table:table-cell office:value-type="float" office:value="65.97575">
            <text:p>65.97575</text:p>
          </table:table-cell>
          <table:table-cell office:value-type="float" office:value="85.65279">
            <text:p>85.65279</text:p>
          </table:table-cell>
          <table:table-cell table:number-columns-repeated="2"/>
          <table:table-cell office:value-type="float" office:value="63.25978">
            <text:p>63.25978</text:p>
          </table:table-cell>
          <table:table-cell office:value-type="float" office:value="89.111725">
            <text:p>89.111725</text:p>
          </table:table-cell>
          <table:table-cell/>
        </table:table-row>
        <table:table-row table:style-name="ro1">
          <table:table-cell office:value-type="float" office:value="66.10446">
            <text:p>66.10446</text:p>
          </table:table-cell>
          <table:table-cell office:value-type="float" office:value="85.58563">
            <text:p>85.58563</text:p>
          </table:table-cell>
          <table:table-cell table:number-columns-repeated="2"/>
          <table:table-cell office:value-type="float" office:value="63.251877">
            <text:p>63.251877</text:p>
          </table:table-cell>
          <table:table-cell office:value-type="float" office:value="89.22108">
            <text:p>89.22108</text:p>
          </table:table-cell>
          <table:table-cell/>
        </table:table-row>
        <table:table-row table:style-name="ro1">
          <table:table-cell office:value-type="float" office:value="66.23594">
            <text:p>66.23594</text:p>
          </table:table-cell>
          <table:table-cell office:value-type="float" office:value="85.519585">
            <text:p>85.519585</text:p>
          </table:table-cell>
          <table:table-cell table:number-columns-repeated="2"/>
          <table:table-cell office:value-type="float" office:value="63.247135">
            <text:p>63.247135</text:p>
          </table:table-cell>
          <table:table-cell office:value-type="float" office:value="89.331406">
            <text:p>89.331406</text:p>
          </table:table-cell>
          <table:table-cell/>
        </table:table-row>
        <table:table-row table:style-name="ro1">
          <table:table-cell office:value-type="float" office:value="66.37017">
            <text:p>66.37017</text:p>
          </table:table-cell>
          <table:table-cell office:value-type="float" office:value="85.454666">
            <text:p>85.454666</text:p>
          </table:table-cell>
          <table:table-cell table:number-columns-repeated="2"/>
          <table:table-cell office:value-type="float" office:value="63.245552">
            <text:p>63.245552</text:p>
          </table:table-cell>
          <table:table-cell office:value-type="float" office:value="89.44272">
            <text:p>89.44272</text:p>
          </table:table-cell>
          <table:table-cell/>
        </table:table-row>
        <table:table-row table:style-name="ro1">
          <table:table-cell office:value-type="float" office:value="66.50714">
            <text:p>66.50714</text:p>
          </table:table-cell>
          <table:table-cell office:value-type="float" office:value="85.39087">
            <text:p>85.39087</text:p>
          </table:table-cell>
          <table:table-cell table:number-columns-repeated="2"/>
          <table:table-cell office:value-type="float" office:value="62.6131">
            <text:p>62.6131</text:p>
          </table:table-cell>
          <table:table-cell office:value-type="float" office:value="89.444115">
            <text:p>89.444115</text:p>
          </table:table-cell>
          <table:table-cell/>
        </table:table-row>
        <table:table-row table:style-name="ro1">
          <table:table-cell office:value-type="float" office:value="66.64683">
            <text:p>66.64683</text:p>
          </table:table-cell>
          <table:table-cell office:value-type="float" office:value="85.32819">
            <text:p>85.32819</text:p>
          </table:table-cell>
          <table:table-cell table:number-columns-repeated="2"/>
          <table:table-cell office:value-type="float" office:value="61.98064">
            <text:p>61.98064</text:p>
          </table:table-cell>
          <table:table-cell office:value-type="float" office:value="89.44831">
            <text:p>89.44831</text:p>
          </table:table-cell>
          <table:table-cell/>
        </table:table-row>
        <table:table-row table:style-name="ro1">
          <table:table-cell office:value-type="float" office:value="66.78922">
            <text:p>66.78922</text:p>
          </table:table-cell>
          <table:table-cell office:value-type="float" office:value="85.26664">
            <text:p>85.26664</text:p>
          </table:table-cell>
          <table:table-cell table:number-columns-repeated="2"/>
          <table:table-cell office:value-type="float" office:value="61.348186">
            <text:p>61.348186</text:p>
          </table:table-cell>
          <table:table-cell office:value-type="float" office:value="89.4553">
            <text:p>89.4553</text:p>
          </table:table-cell>
          <table:table-cell/>
        </table:table-row>
        <table:table-row table:style-name="ro1">
          <table:table-cell office:value-type="float" office:value="66.934296">
            <text:p>66.934296</text:p>
          </table:table-cell>
          <table:table-cell office:value-type="float" office:value="85.20622">
            <text:p>85.20622</text:p>
          </table:table-cell>
          <table:table-cell table:number-columns-repeated="2"/>
          <table:table-cell office:value-type="float" office:value="60.715733">
            <text:p>60.715733</text:p>
          </table:table-cell>
          <table:table-cell office:value-type="float" office:value="89.46508">
            <text:p>89.46508</text:p>
          </table:table-cell>
          <table:table-cell/>
        </table:table-row>
        <table:table-row table:style-name="ro1">
          <table:table-cell office:value-type="float" office:value="67.08204">
            <text:p>67.08204</text:p>
          </table:table-cell>
          <table:table-cell office:value-type="float" office:value="85.146935">
            <text:p>85.146935</text:p>
          </table:table-cell>
          <table:table-cell table:number-columns-repeated="2"/>
          <table:table-cell office:value-type="float" office:value="60.083275">
            <text:p>60.083275</text:p>
          </table:table-cell>
          <table:table-cell office:value-type="float" office:value="89.47765">
            <text:p>89.47765</text:p>
          </table:table-cell>
          <table:table-cell/>
        </table:table-row>
        <table:table-row table:style-name="ro1">
          <table:table-cell office:value-type="float" office:value="67.23243">
            <text:p>67.23243</text:p>
          </table:table-cell>
          <table:table-cell office:value-type="float" office:value="85.088776">
            <text:p>85.088776</text:p>
          </table:table-cell>
          <table:table-cell table:number-columns-repeated="2"/>
          <table:table-cell office:value-type="float" office:value="59.45082">
            <text:p>59.45082</text:p>
          </table:table-cell>
          <table:table-cell office:value-type="float" office:value="89.49302">
            <text:p>89.49302</text:p>
          </table:table-cell>
          <table:table-cell/>
        </table:table-row>
        <table:table-row table:style-name="ro1">
          <table:table-cell office:value-type="float" office:value="67.38546">
            <text:p>67.38546</text:p>
          </table:table-cell>
          <table:table-cell office:value-type="float" office:value="85.03176">
            <text:p>85.03176</text:p>
          </table:table-cell>
          <table:table-cell table:number-columns-repeated="2"/>
          <table:table-cell office:value-type="float" office:value="58.818363">
            <text:p>58.818363</text:p>
          </table:table-cell>
          <table:table-cell office:value-type="float" office:value="89.51117">
            <text:p>89.51117</text:p>
          </table:table-cell>
          <table:table-cell/>
        </table:table-row>
        <table:table-row table:style-name="ro1">
          <table:table-cell office:value-type="float" office:value="67.5411">
            <text:p>67.5411</text:p>
          </table:table-cell>
          <table:table-cell office:value-type="float" office:value="84.975876">
            <text:p>84.975876</text:p>
          </table:table-cell>
          <table:table-cell table:number-columns-repeated="2"/>
          <table:table-cell office:value-type="float" office:value="58.18591">
            <text:p>58.18591</text:p>
          </table:table-cell>
          <table:table-cell office:value-type="float" office:value="89.53212">
            <text:p>89.53212</text:p>
          </table:table-cell>
          <table:table-cell/>
        </table:table-row>
        <table:table-row table:style-name="ro1">
          <table:table-cell office:value-type="float" office:value="67.69933">
            <text:p>67.69933</text:p>
          </table:table-cell>
          <table:table-cell office:value-type="float" office:value="84.92114">
            <text:p>84.92114</text:p>
          </table:table-cell>
          <table:table-cell table:number-columns-repeated="2"/>
          <table:table-cell office:value-type="float" office:value="57.55345">
            <text:p>57.55345</text:p>
          </table:table-cell>
          <table:table-cell office:value-type="float" office:value="89.55585">
            <text:p>89.55585</text:p>
          </table:table-cell>
          <table:table-cell/>
        </table:table-row>
        <table:table-row table:style-name="ro1">
          <table:table-cell office:value-type="float" office:value="67.86015">
            <text:p>67.86015</text:p>
          </table:table-cell>
          <table:table-cell office:value-type="float" office:value="84.867546">
            <text:p>84.867546</text:p>
          </table:table-cell>
          <table:table-cell table:number-columns-repeated="2"/>
          <table:table-cell office:value-type="float" office:value="56.920998">
            <text:p>56.920998</text:p>
          </table:table-cell>
          <table:table-cell office:value-type="float" office:value="89.58237">
            <text:p>89.58237</text:p>
          </table:table-cell>
          <table:table-cell/>
        </table:table-row>
        <table:table-row table:style-name="ro1">
          <table:table-cell office:value-type="float" office:value="68.02353">
            <text:p>68.02353</text:p>
          </table:table-cell>
          <table:table-cell office:value-type="float" office:value="84.815094">
            <text:p>84.815094</text:p>
          </table:table-cell>
          <table:table-cell table:number-columns-repeated="2"/>
          <table:table-cell office:value-type="float" office:value="56.288544">
            <text:p>56.288544</text:p>
          </table:table-cell>
          <table:table-cell office:value-type="float" office:value="89.611664">
            <text:p>89.611664</text:p>
          </table:table-cell>
          <table:table-cell/>
        </table:table-row>
        <table:table-row table:style-name="ro1">
          <table:table-cell office:value-type="float" office:value="68.189445">
            <text:p>68.189445</text:p>
          </table:table-cell>
          <table:table-cell office:value-type="float" office:value="84.76379">
            <text:p>84.76379</text:p>
          </table:table-cell>
          <table:table-cell table:number-columns-repeated="2"/>
          <table:table-cell office:value-type="float" office:value="55.656086">
            <text:p>55.656086</text:p>
          </table:table-cell>
          <table:table-cell office:value-type="float" office:value="89.64374">
            <text:p>89.64374</text:p>
          </table:table-cell>
          <table:table-cell/>
        </table:table-row>
        <table:table-row table:style-name="ro1">
          <table:table-cell office:value-type="float" office:value="68.35788">
            <text:p>68.35788</text:p>
          </table:table-cell>
          <table:table-cell office:value-type="float" office:value="84.71364">
            <text:p>84.71364</text:p>
          </table:table-cell>
          <table:table-cell table:number-columns-repeated="2"/>
          <table:table-cell office:value-type="float" office:value="55.023632">
            <text:p>55.023632</text:p>
          </table:table-cell>
          <table:table-cell office:value-type="float" office:value="89.6786">
            <text:p>89.6786</text:p>
          </table:table-cell>
          <table:table-cell/>
        </table:table-row>
        <table:table-row table:style-name="ro1">
          <table:table-cell office:value-type="float" office:value="68.528824">
            <text:p>68.528824</text:p>
          </table:table-cell>
          <table:table-cell office:value-type="float" office:value="84.664635">
            <text:p>84.664635</text:p>
          </table:table-cell>
          <table:table-cell table:number-columns-repeated="2"/>
          <table:table-cell office:value-type="float" office:value="54.391174">
            <text:p>54.391174</text:p>
          </table:table-cell>
          <table:table-cell office:value-type="float" office:value="89.71622">
            <text:p>89.71622</text:p>
          </table:table-cell>
          <table:table-cell/>
        </table:table-row>
        <table:table-row table:style-name="ro1">
          <table:table-cell office:value-type="float" office:value="68.702255">
            <text:p>68.702255</text:p>
          </table:table-cell>
          <table:table-cell office:value-type="float" office:value="84.61678">
            <text:p>84.61678</text:p>
          </table:table-cell>
          <table:table-cell table:number-columns-repeated="2"/>
          <table:table-cell office:value-type="float" office:value="53.75872">
            <text:p>53.75872</text:p>
          </table:table-cell>
          <table:table-cell office:value-type="float" office:value="89.756615">
            <text:p>89.756615</text:p>
          </table:table-cell>
          <table:table-cell/>
        </table:table-row>
        <table:table-row table:style-name="ro1">
          <table:table-cell office:value-type="float" office:value="68.87815">
            <text:p>68.87815</text:p>
          </table:table-cell>
          <table:table-cell office:value-type="float" office:value="84.57009">
            <text:p>84.57009</text:p>
          </table:table-cell>
          <table:table-cell table:number-columns-repeated="2"/>
          <table:table-cell office:value-type="float" office:value="53.126266">
            <text:p>53.126266</text:p>
          </table:table-cell>
          <table:table-cell office:value-type="float" office:value="89.799774">
            <text:p>89.799774</text:p>
          </table:table-cell>
          <table:table-cell/>
        </table:table-row>
        <table:table-row table:style-name="ro1">
          <table:table-cell office:value-type="float" office:value="69.056496">
            <text:p>69.056496</text:p>
          </table:table-cell>
          <table:table-cell office:value-type="float" office:value="84.52455">
            <text:p>84.52455</text:p>
          </table:table-cell>
          <table:table-cell table:number-columns-repeated="2"/>
          <table:table-cell office:value-type="float" office:value="52.49381">
            <text:p>52.49381</text:p>
          </table:table-cell>
          <table:table-cell office:value-type="float" office:value="89.8457">
            <text:p>89.8457</text:p>
          </table:table-cell>
          <table:table-cell/>
        </table:table-row>
        <table:table-row table:style-name="ro1">
          <table:table-cell office:value-type="float" office:value="69.237274">
            <text:p>69.237274</text:p>
          </table:table-cell>
          <table:table-cell office:value-type="float" office:value="84.48018">
            <text:p>84.48018</text:p>
          </table:table-cell>
          <table:table-cell table:number-columns-repeated="2"/>
          <table:table-cell office:value-type="float" office:value="51.861355">
            <text:p>51.861355</text:p>
          </table:table-cell>
          <table:table-cell office:value-type="float" office:value="89.89438">
            <text:p>89.89438</text:p>
          </table:table-cell>
          <table:table-cell/>
        </table:table-row>
        <table:table-row table:style-name="ro1">
          <table:table-cell office:value-type="float" office:value="69.420456">
            <text:p>69.420456</text:p>
          </table:table-cell>
          <table:table-cell office:value-type="float" office:value="84.43696">
            <text:p>84.43696</text:p>
          </table:table-cell>
          <table:table-cell table:number-columns-repeated="2"/>
          <table:table-cell office:value-type="float" office:value="51.228897">
            <text:p>51.228897</text:p>
          </table:table-cell>
          <table:table-cell office:value-type="float" office:value="89.945816">
            <text:p>89.945816</text:p>
          </table:table-cell>
          <table:table-cell/>
        </table:table-row>
        <table:table-row table:style-name="ro1">
          <table:table-cell office:value-type="float" office:value="69.60603">
            <text:p>69.60603</text:p>
          </table:table-cell>
          <table:table-cell office:value-type="float" office:value="84.394905">
            <text:p>84.394905</text:p>
          </table:table-cell>
          <table:table-cell table:number-columns-repeated="2"/>
          <table:table-cell office:value-type="float" office:value="50.596443">
            <text:p>50.596443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9.79398">
            <text:p>69.79398</text:p>
          </table:table-cell>
          <table:table-cell office:value-type="float" office:value="84.35402">
            <text:p>84.35402</text:p>
          </table:table-cell>
          <table:table-cell table:number-columns-repeated="2"/>
          <table:table-cell office:value-type="float" office:value="49.963985">
            <text:p>49.963985</text:p>
          </table:table-cell>
          <table:table-cell office:value-type="float" office:value="90.05692">
            <text:p>90.05692</text:p>
          </table:table-cell>
          <table:table-cell/>
        </table:table-row>
        <table:table-row table:style-name="ro1">
          <table:table-cell office:value-type="float" office:value="69.98428">
            <text:p>69.98428</text:p>
          </table:table-cell>
          <table:table-cell office:value-type="float" office:value="84.31429">
            <text:p>84.31429</text:p>
          </table:table-cell>
          <table:table-cell table:number-columns-repeated="2"/>
          <table:table-cell office:value-type="float" office:value="49.3518">
            <text:p>49.3518</text:p>
          </table:table-cell>
          <table:table-cell office:value-type="float" office:value="90.12353">
            <text:p>90.12353</text:p>
          </table:table-cell>
          <table:table-cell/>
        </table:table-row>
        <table:table-row table:style-name="ro1">
          <table:table-cell office:value-type="float" office:value="70.17692">
            <text:p>70.17692</text:p>
          </table:table-cell>
          <table:table-cell office:value-type="float" office:value="84.27574">
            <text:p>84.27574</text:p>
          </table:table-cell>
          <table:table-cell table:number-columns-repeated="2"/>
          <table:table-cell office:value-type="float" office:value="49.087677">
            <text:p>49.087677</text:p>
          </table:table-cell>
          <table:table-cell office:value-type="float" office:value="90.31058">
            <text:p>90.31058</text:p>
          </table:table-cell>
          <table:table-cell/>
        </table:table-row>
        <table:table-row table:style-name="ro1">
          <table:table-cell office:value-type="float" office:value="70.37187">
            <text:p>70.37187</text:p>
          </table:table-cell>
          <table:table-cell office:value-type="float" office:value="84.23835">
            <text:p>84.23835</text:p>
          </table:table-cell>
          <table:table-cell table:number-columns-repeated="2"/>
          <table:table-cell office:value-type="float" office:value="48.83032">
            <text:p>48.83032</text:p>
          </table:table-cell>
          <table:table-cell office:value-type="float" office:value="90.5">
            <text:p>90.5</text:p>
          </table:table-cell>
          <table:table-cell/>
        </table:table-row>
        <table:table-row table:style-name="ro1">
          <table:table-cell office:value-type="float" office:value="70.569115">
            <text:p>70.569115</text:p>
          </table:table-cell>
          <table:table-cell office:value-type="float" office:value="84.20214">
            <text:p>84.20214</text:p>
          </table:table-cell>
          <table:table-cell table:number-columns-repeated="2"/>
          <table:table-cell office:value-type="float" office:value="48.57983">
            <text:p>48.57983</text:p>
          </table:table-cell>
          <table:table-cell office:value-type="float" office:value="90.69179">
            <text:p>90.69179</text:p>
          </table:table-cell>
          <table:table-cell/>
        </table:table-row>
        <table:table-row table:style-name="ro1">
          <table:table-cell office:value-type="float" office:value="70.76864">
            <text:p>70.76864</text:p>
          </table:table-cell>
          <table:table-cell office:value-type="float" office:value="84.1671">
            <text:p>84.1671</text:p>
          </table:table-cell>
          <table:table-cell table:number-columns-repeated="2"/>
          <table:table-cell office:value-type="float" office:value="48.336323">
            <text:p>48.336323</text:p>
          </table:table-cell>
          <table:table-cell office:value-type="float" office:value="90.88592">
            <text:p>90.88592</text:p>
          </table:table-cell>
          <table:table-cell/>
        </table:table-row>
        <table:table-row table:style-name="ro1">
          <table:table-cell office:value-type="float" office:value="70.97041">
            <text:p>70.97041</text:p>
          </table:table-cell>
          <table:table-cell office:value-type="float" office:value="84.133224">
            <text:p>84.133224</text:p>
          </table:table-cell>
          <table:table-cell table:number-columns-repeated="2"/>
          <table:table-cell office:value-type="float" office:value="48.099895">
            <text:p>48.099895</text:p>
          </table:table-cell>
          <table:table-cell office:value-type="float" office:value="91.08238">
            <text:p>91.08238</text:p>
          </table:table-cell>
          <table:table-cell/>
        </table:table-row>
        <table:table-row table:style-name="ro1">
          <table:table-cell office:value-type="float" office:value="71.17443">
            <text:p>71.17443</text:p>
          </table:table-cell>
          <table:table-cell office:value-type="float" office:value="84.10053">
            <text:p>84.10053</text:p>
          </table:table-cell>
          <table:table-cell table:number-columns-repeated="2"/>
          <table:table-cell office:value-type="float" office:value="47.87066">
            <text:p>47.87066</text:p>
          </table:table-cell>
          <table:table-cell office:value-type="float" office:value="91.28116">
            <text:p>91.28116</text:p>
          </table:table-cell>
          <table:table-cell/>
        </table:table-row>
        <table:table-row table:style-name="ro1">
          <table:table-cell office:value-type="float" office:value="71.38067">
            <text:p>71.38067</text:p>
          </table:table-cell>
          <table:table-cell office:value-type="float" office:value="84.069016">
            <text:p>84.069016</text:p>
          </table:table-cell>
          <table:table-cell table:number-columns-repeated="2"/>
          <table:table-cell office:value-type="float" office:value="47.648716">
            <text:p>47.648716</text:p>
          </table:table-cell>
          <table:table-cell office:value-type="float" office:value="91.48224">
            <text:p>91.48224</text:p>
          </table:table-cell>
          <table:table-cell/>
        </table:table-row>
        <table:table-row table:style-name="ro1">
          <table:table-cell office:value-type="float" office:value="71.5891">
            <text:p>71.5891</text:p>
          </table:table-cell>
          <table:table-cell office:value-type="float" office:value="84.03868">
            <text:p>84.03868</text:p>
          </table:table-cell>
          <table:table-cell table:number-columns-repeated="2"/>
          <table:table-cell office:value-type="float" office:value="47.434166">
            <text:p>47.434166</text:p>
          </table:table-cell>
          <table:table-cell office:value-type="float" office:value="91.68561">
            <text:p>91.68561</text:p>
          </table:table-cell>
          <table:table-cell/>
        </table:table-row>
        <table:table-row table:style-name="ro1">
          <table:table-cell office:value-type="float" office:value="71.79972">
            <text:p>71.79972</text:p>
          </table:table-cell>
          <table:table-cell office:value-type="float" office:value="84.00952">
            <text:p>84.00952</text:p>
          </table:table-cell>
          <table:table-cell table:number-columns-repeated="2"/>
          <table:table-cell office:value-type="float" office:value="47.22711">
            <text:p>47.22711</text:p>
          </table:table-cell>
          <table:table-cell office:value-type="float" office:value="91.89124">
            <text:p>91.89124</text:p>
          </table:table-cell>
          <table:table-cell/>
        </table:table-row>
        <table:table-row table:style-name="ro1">
          <table:table-cell office:value-type="float" office:value="72.0125">
            <text:p>72.0125</text:p>
          </table:table-cell>
          <table:table-cell office:value-type="float" office:value="83.981544">
            <text:p>83.981544</text:p>
          </table:table-cell>
          <table:table-cell table:number-columns-repeated="2"/>
          <table:table-cell office:value-type="float" office:value="47.027653">
            <text:p>47.027653</text:p>
          </table:table-cell>
          <table:table-cell office:value-type="float" office:value="92.09913">
            <text:p>92.09913</text:p>
          </table:table-cell>
          <table:table-cell/>
        </table:table-row>
        <table:table-row table:style-name="ro1">
          <table:table-cell office:value-type="float" office:value="72.22742">
            <text:p>72.22742</text:p>
          </table:table-cell>
          <table:table-cell office:value-type="float" office:value="83.95475">
            <text:p>83.95475</text:p>
          </table:table-cell>
          <table:table-cell table:number-columns-repeated="2"/>
          <table:table-cell office:value-type="float" office:value="46.835884">
            <text:p>46.835884</text:p>
          </table:table-cell>
          <table:table-cell office:value-type="float" office:value="92.309265">
            <text:p>92.309265</text:p>
          </table:table-cell>
          <table:table-cell/>
        </table:table-row>
        <table:table-row table:style-name="ro1">
          <table:table-cell office:value-type="float" office:value="72.44446">
            <text:p>72.44446</text:p>
          </table:table-cell>
          <table:table-cell office:value-type="float" office:value="83.92914">
            <text:p>83.92914</text:p>
          </table:table-cell>
          <table:table-cell table:number-columns-repeated="2"/>
          <table:table-cell office:value-type="float" office:value="46.6519">
            <text:p>46.6519</text:p>
          </table:table-cell>
          <table:table-cell office:value-type="float" office:value="92.52162">
            <text:p>92.52162</text:p>
          </table:table-cell>
          <table:table-cell/>
        </table:table-row>
        <table:table-row table:style-name="ro1">
          <table:table-cell office:value-type="float" office:value="72.663605">
            <text:p>72.663605</text:p>
          </table:table-cell>
          <table:table-cell office:value-type="float" office:value="83.90471">
            <text:p>83.90471</text:p>
          </table:table-cell>
          <table:table-cell table:number-columns-repeated="2"/>
          <table:table-cell office:value-type="float" office:value="46.4758">
            <text:p>46.4758</text:p>
          </table:table-cell>
          <table:table-cell office:value-type="float" office:value="92.73618">
            <text:p>92.73618</text:p>
          </table:table-cell>
          <table:table-cell/>
        </table:table-row>
        <table:table-row table:style-name="ro1">
          <table:table-cell office:value-type="float" office:value="72.88484">
            <text:p>72.88484</text:p>
          </table:table-cell>
          <table:table-cell office:value-type="float" office:value="83.88146">
            <text:p>83.88146</text:p>
          </table:table-cell>
          <table:table-cell table:number-columns-repeated="2"/>
          <table:table-cell office:value-type="float" office:value="46.307667">
            <text:p>46.307667</text:p>
          </table:table-cell>
          <table:table-cell office:value-type="float" office:value="92.95294">
            <text:p>92.95294</text:p>
          </table:table-cell>
          <table:table-cell/>
        </table:table-row>
        <table:table-row table:style-name="ro1">
          <table:table-cell office:value-type="float" office:value="73.10814">
            <text:p>73.10814</text:p>
          </table:table-cell>
          <table:table-cell office:value-type="float" office:value="83.859406">
            <text:p>83.859406</text:p>
          </table:table-cell>
          <table:table-cell table:number-columns-repeated="2"/>
          <table:table-cell office:value-type="float" office:value="46.14759">
            <text:p>46.14759</text:p>
          </table:table-cell>
          <table:table-cell office:value-type="float" office:value="93.17188">
            <text:p>93.17188</text:p>
          </table:table-cell>
          <table:table-cell/>
        </table:table-row>
        <table:table-row table:style-name="ro1">
          <table:table-cell office:value-type="float" office:value="73.33349">
            <text:p>73.33349</text:p>
          </table:table-cell>
          <table:table-cell office:value-type="float" office:value="83.83853">
            <text:p>83.83853</text:p>
          </table:table-cell>
          <table:table-cell table:number-columns-repeated="2"/>
          <table:table-cell office:value-type="float" office:value="45.99565">
            <text:p>45.99565</text:p>
          </table:table-cell>
          <table:table-cell office:value-type="float" office:value="93.39299">
            <text:p>93.39299</text:p>
          </table:table-cell>
          <table:table-cell/>
        </table:table-row>
        <table:table-row table:style-name="ro1">
          <table:table-cell office:value-type="float" office:value="73.56086">
            <text:p>73.56086</text:p>
          </table:table-cell>
          <table:table-cell office:value-type="float" office:value="83.818855">
            <text:p>83.818855</text:p>
          </table:table-cell>
          <table:table-cell table:number-columns-repeated="2"/>
          <table:table-cell office:value-type="float" office:value="45.851936">
            <text:p>45.851936</text:p>
          </table:table-cell>
          <table:table-cell office:value-type="float" office:value="93.61624">
            <text:p>93.61624</text:p>
          </table:table-cell>
          <table:table-cell/>
        </table:table-row>
        <table:table-row table:style-name="ro1">
          <table:table-cell office:value-type="float" office:value="73.790245">
            <text:p>73.790245</text:p>
          </table:table-cell>
          <table:table-cell office:value-type="float" office:value="83.80036">
            <text:p>83.80036</text:p>
          </table:table-cell>
          <table:table-cell table:number-columns-repeated="2"/>
          <table:table-cell office:value-type="float" office:value="45.71652">
            <text:p>45.71652</text:p>
          </table:table-cell>
          <table:table-cell office:value-type="float" office:value="93.84162">
            <text:p>93.84162</text:p>
          </table:table-cell>
          <table:table-cell/>
        </table:table-row>
        <table:table-row table:style-name="ro1">
          <table:table-cell office:value-type="float" office:value="74.02162">
            <text:p>74.02162</text:p>
          </table:table-cell>
          <table:table-cell office:value-type="float" office:value="83.78305">
            <text:p>83.78305</text:p>
          </table:table-cell>
          <table:table-cell table:number-columns-repeated="2"/>
          <table:table-cell office:value-type="float" office:value="45.589474">
            <text:p>45.589474</text:p>
          </table:table-cell>
          <table:table-cell office:value-type="float" office:value="94.06912">
            <text:p>94.06912</text:p>
          </table:table-cell>
          <table:table-cell/>
        </table:table-row>
        <table:table-row table:style-name="ro1">
          <table:table-cell office:value-type="float" office:value="74.25497">
            <text:p>74.25497</text:p>
          </table:table-cell>
          <table:table-cell office:value-type="float" office:value="83.76694">
            <text:p>83.76694</text:p>
          </table:table-cell>
          <table:table-cell table:number-columns-repeated="2"/>
          <table:table-cell office:value-type="float" office:value="45.47087">
            <text:p>45.47087</text:p>
          </table:table-cell>
          <table:table-cell office:value-type="float" office:value="94.29873">
            <text:p>94.29873</text:p>
          </table:table-cell>
          <table:table-cell/>
        </table:table-row>
        <table:table-row table:style-name="ro1">
          <table:table-cell office:value-type="float" office:value="74.490265">
            <text:p>74.490265</text:p>
          </table:table-cell>
          <table:table-cell office:value-type="float" office:value="83.752014">
            <text:p>83.752014</text:p>
          </table:table-cell>
          <table:table-cell table:number-columns-repeated="2"/>
          <table:table-cell office:value-type="float" office:value="45.360775">
            <text:p>45.360775</text:p>
          </table:table-cell>
          <table:table-cell office:value-type="float" office:value="94.53042">
            <text:p>94.53042</text:p>
          </table:table-cell>
          <table:table-cell/>
        </table:table-row>
        <table:table-row table:style-name="ro1">
          <table:table-cell office:value-type="float" office:value="74.72751">
            <text:p>74.72751</text:p>
          </table:table-cell>
          <table:table-cell office:value-type="float" office:value="83.73828">
            <text:p>83.73828</text:p>
          </table:table-cell>
          <table:table-cell table:number-columns-repeated="2"/>
          <table:table-cell office:value-type="float" office:value="45.259254">
            <text:p>45.259254</text:p>
          </table:table-cell>
          <table:table-cell office:value-type="float" office:value="94.76418">
            <text:p>94.76418</text:p>
          </table:table-cell>
          <table:table-cell/>
        </table:table-row>
        <table:table-row table:style-name="ro1">
          <table:table-cell office:value-type="float" office:value="74.96666">
            <text:p>74.96666</text:p>
          </table:table-cell>
          <table:table-cell office:value-type="float" office:value="83.725746">
            <text:p>83.725746</text:p>
          </table:table-cell>
          <table:table-cell table:number-columns-repeated="2"/>
          <table:table-cell office:value-type="float" office:value="45.16636">
            <text:p>45.16636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75.20771">
            <text:p>75.20771</text:p>
          </table:table-cell>
          <table:table-cell office:value-type="float" office:value="83.71439">
            <text:p>83.71439</text:p>
          </table:table-cell>
          <table:table-cell table:number-columns-repeated="2"/>
          <table:table-cell office:value-type="float" office:value="45.082146">
            <text:p>45.082146</text:p>
          </table:table-cell>
          <table:table-cell office:value-type="float" office:value="95.23786">
            <text:p>95.23786</text:p>
          </table:table-cell>
          <table:table-cell/>
        </table:table-row>
        <table:table-row table:style-name="ro1">
          <table:table-cell office:value-type="float" office:value="75.450645">
            <text:p>75.450645</text:p>
          </table:table-cell>
          <table:table-cell office:value-type="float" office:value="83.70424">
            <text:p>83.70424</text:p>
          </table:table-cell>
          <table:table-cell table:number-columns-repeated="2"/>
          <table:table-cell office:value-type="float" office:value="45.006664">
            <text:p>45.006664</text:p>
          </table:table-cell>
          <table:table-cell office:value-type="float" office:value="95.477745">
            <text:p>95.477745</text:p>
          </table:table-cell>
          <table:table-cell/>
        </table:table-row>
        <table:table-row table:style-name="ro1">
          <table:table-cell office:value-type="float" office:value="75.69544">
            <text:p>75.69544</text:p>
          </table:table-cell>
          <table:table-cell office:value-type="float" office:value="83.69528">
            <text:p>83.69528</text:p>
          </table:table-cell>
          <table:table-cell table:number-columns-repeated="2"/>
          <table:table-cell office:value-type="float" office:value="44.93996">
            <text:p>44.93996</text:p>
          </table:table-cell>
          <table:table-cell office:value-type="float" office:value="95.71964">
            <text:p>95.71964</text:p>
          </table:table-cell>
          <table:table-cell/>
        </table:table-row>
        <table:table-row table:style-name="ro1">
          <table:table-cell office:value-type="float" office:value="75.942085">
            <text:p>75.942085</text:p>
          </table:table-cell>
          <table:table-cell office:value-type="float" office:value="83.687515">
            <text:p>83.687515</text:p>
          </table:table-cell>
          <table:table-cell table:number-columns-repeated="2"/>
          <table:table-cell office:value-type="float" office:value="44.88207">
            <text:p>44.88207</text:p>
          </table:table-cell>
          <table:table-cell office:value-type="float" office:value="95.96353">
            <text:p>95.96353</text:p>
          </table:table-cell>
          <table:table-cell/>
        </table:table-row>
        <table:table-row table:style-name="ro1">
          <table:table-cell office:value-type="float" office:value="76.19055">
            <text:p>76.19055</text:p>
          </table:table-cell>
          <table:table-cell office:value-type="float" office:value="83.68094">
            <text:p>83.68094</text:p>
          </table:table-cell>
          <table:table-cell table:number-columns-repeated="2"/>
          <table:table-cell office:value-type="float" office:value="44.833023">
            <text:p>44.833023</text:p>
          </table:table-cell>
          <table:table-cell office:value-type="float" office:value="96.209404">
            <text:p>96.209404</text:p>
          </table:table-cell>
          <table:table-cell/>
        </table:table-row>
        <table:table-row table:style-name="ro1">
          <table:table-cell office:value-type="float" office:value="76.44083">
            <text:p>76.44083</text:p>
          </table:table-cell>
          <table:table-cell office:value-type="float" office:value="83.67557">
            <text:p>83.67557</text:p>
          </table:table-cell>
          <table:table-cell table:number-columns-repeated="2"/>
          <table:table-cell office:value-type="float" office:value="44.79286">
            <text:p>44.79286</text:p>
          </table:table-cell>
          <table:table-cell office:value-type="float" office:value="96.457245">
            <text:p>96.457245</text:p>
          </table:table-cell>
          <table:table-cell/>
        </table:table-row>
        <table:table-row table:style-name="ro1">
          <table:table-cell office:value-type="float" office:value="76.692894">
            <text:p>76.692894</text:p>
          </table:table-cell>
          <table:table-cell office:value-type="float" office:value="83.67138">
            <text:p>83.67138</text:p>
          </table:table-cell>
          <table:table-cell table:number-columns-repeated="2"/>
          <table:table-cell office:value-type="float" office:value="44.76159">
            <text:p>44.76159</text:p>
          </table:table-cell>
          <table:table-cell office:value-type="float" office:value="96.70703">
            <text:p>96.70703</text:p>
          </table:table-cell>
          <table:table-cell/>
        </table:table-row>
        <table:table-row table:style-name="ro1">
          <table:table-cell office:value-type="float" office:value="76.94673">
            <text:p>76.94673</text:p>
          </table:table-cell>
          <table:table-cell office:value-type="float" office:value="83.668396">
            <text:p>83.668396</text:p>
          </table:table-cell>
          <table:table-cell table:number-columns-repeated="2"/>
          <table:table-cell office:value-type="float" office:value="44.739246">
            <text:p>44.739246</text:p>
          </table:table-cell>
          <table:table-cell office:value-type="float" office:value="96.958755">
            <text:p>96.958755</text:p>
          </table:table-cell>
          <table:table-cell/>
        </table:table-row>
        <table:table-row table:style-name="ro1">
          <table:table-cell office:value-type="float" office:value="77.20233">
            <text:p>77.20233</text:p>
          </table:table-cell>
          <table:table-cell office:value-type="float" office:value="83.6666">
            <text:p>83.6666</text:p>
          </table:table-cell>
          <table:table-cell table:number-columns-repeated="2"/>
          <table:table-cell office:value-type="float" office:value="44.72583">
            <text:p>44.72583</text:p>
          </table:table-cell>
          <table:table-cell office:value-type="float" office:value="97.212395">
            <text:p>97.212395</text:p>
          </table:table-cell>
          <table:table-cell/>
        </table:table-row>
        <table:table-row table:style-name="ro1">
          <table:table-cell office:value-type="float" office:value="77.45966">
            <text:p>77.45966</text:p>
          </table:table-cell>
          <table:table-cell office:value-type="float" office:value="83.666">
            <text:p>83.666</text:p>
          </table:table-cell>
          <table:table-cell table:number-columns-repeated="2"/>
          <table:table-cell office:value-type="float" office:value="44.72136">
            <text:p>44.72136</text:p>
          </table:table-cell>
          <table:table-cell office:value-type="float" office:value="97.46794">
            <text:p>97.46794</text:p>
          </table:table-cell>
          <table:table-cell/>
        </table:table-row>
        <table:table-row table:style-name="ro1">
          <table:table-cell office:value-type="float" office:value="77.46096">
            <text:p>77.46096</text:p>
          </table:table-cell>
          <table:table-cell office:value-type="float" office:value="82.829346">
            <text:p>82.829346</text:p>
          </table:table-cell>
          <table:table-cell table:number-columns-repeated="2"/>
          <table:table-cell office:value-type="float" office:value="44.274147">
            <text:p>44.274147</text:p>
          </table:table-cell>
          <table:table-cell office:value-type="float" office:value="97.46846">
            <text:p>97.46846</text:p>
          </table:table-cell>
          <table:table-cell/>
        </table:table-row>
        <table:table-row table:style-name="ro1">
          <table:table-cell office:value-type="float" office:value="77.46483">
            <text:p>77.46483</text:p>
          </table:table-cell>
          <table:table-cell office:value-type="float" office:value="81.99268">
            <text:p>81.99268</text:p>
          </table:table-cell>
          <table:table-cell table:number-columns-repeated="2"/>
          <table:table-cell office:value-type="float" office:value="43.82693">
            <text:p>43.82693</text:p>
          </table:table-cell>
          <table:table-cell office:value-type="float" office:value="97.46999">
            <text:p>97.46999</text:p>
          </table:table-cell>
          <table:table-cell/>
        </table:table-row>
        <table:table-row table:style-name="ro1">
          <table:table-cell office:value-type="float" office:value="77.47128">
            <text:p>77.47128</text:p>
          </table:table-cell>
          <table:table-cell office:value-type="float" office:value="81.15602">
            <text:p>81.15602</text:p>
          </table:table-cell>
          <table:table-cell table:number-columns-repeated="2"/>
          <table:table-cell office:value-type="float" office:value="43.37972">
            <text:p>43.37972</text:p>
          </table:table-cell>
          <table:table-cell office:value-type="float" office:value="97.47256">
            <text:p>97.47256</text:p>
          </table:table-cell>
          <table:table-cell/>
        </table:table-row>
        <table:table-row table:style-name="ro1">
          <table:table-cell office:value-type="float" office:value="77.48032">
            <text:p>77.48032</text:p>
          </table:table-cell>
          <table:table-cell office:value-type="float" office:value="80.31936">
            <text:p>80.31936</text:p>
          </table:table-cell>
          <table:table-cell table:number-columns-repeated="2"/>
          <table:table-cell office:value-type="float" office:value="42.932507">
            <text:p>42.932507</text:p>
          </table:table-cell>
          <table:table-cell office:value-type="float" office:value="97.47615">
            <text:p>97.47615</text:p>
          </table:table-cell>
          <table:table-cell/>
        </table:table-row>
        <table:table-row table:style-name="ro1">
          <table:table-cell office:value-type="float" office:value="77.491936">
            <text:p>77.491936</text:p>
          </table:table-cell>
          <table:table-cell office:value-type="float" office:value="79.482704">
            <text:p>79.482704</text:p>
          </table:table-cell>
          <table:table-cell table:number-columns-repeated="2"/>
          <table:table-cell office:value-type="float" office:value="42.48529">
            <text:p>42.48529</text:p>
          </table:table-cell>
          <table:table-cell office:value-type="float" office:value="97.48077">
            <text:p>97.48077</text:p>
          </table:table-cell>
          <table:table-cell/>
        </table:table-row>
        <table:table-row table:style-name="ro1">
          <table:table-cell office:value-type="float" office:value="77.50613">
            <text:p>77.50613</text:p>
          </table:table-cell>
          <table:table-cell office:value-type="float" office:value="78.64604">
            <text:p>78.64604</text:p>
          </table:table-cell>
          <table:table-cell table:number-columns-repeated="2"/>
          <table:table-cell office:value-type="float" office:value="42.03808">
            <text:p>42.03808</text:p>
          </table:table-cell>
          <table:table-cell office:value-type="float" office:value="97.48641">
            <text:p>97.48641</text:p>
          </table:table-cell>
          <table:table-cell/>
        </table:table-row>
        <table:table-row table:style-name="ro1">
          <table:table-cell office:value-type="float" office:value="77.5229">
            <text:p>77.5229</text:p>
          </table:table-cell>
          <table:table-cell office:value-type="float" office:value="77.80938">
            <text:p>77.80938</text:p>
          </table:table-cell>
          <table:table-cell table:number-columns-repeated="2"/>
          <table:table-cell office:value-type="float" office:value="41.590866">
            <text:p>41.590866</text:p>
          </table:table-cell>
          <table:table-cell office:value-type="float" office:value="97.49308">
            <text:p>97.49308</text:p>
          </table:table-cell>
          <table:table-cell/>
        </table:table-row>
        <table:table-row table:style-name="ro1">
          <table:table-cell office:value-type="float" office:value="77.542244">
            <text:p>77.542244</text:p>
          </table:table-cell>
          <table:table-cell office:value-type="float" office:value="76.972725">
            <text:p>76.972725</text:p>
          </table:table-cell>
          <table:table-cell table:number-columns-repeated="2"/>
          <table:table-cell office:value-type="float" office:value="41.14365">
            <text:p>41.14365</text:p>
          </table:table-cell>
          <table:table-cell office:value-type="float" office:value="97.50077">
            <text:p>97.50077</text:p>
          </table:table-cell>
          <table:table-cell/>
        </table:table-row>
        <table:table-row table:style-name="ro1">
          <table:table-cell office:value-type="float" office:value="77.56416">
            <text:p>77.56416</text:p>
          </table:table-cell>
          <table:table-cell office:value-type="float" office:value="76.13606">
            <text:p>76.13606</text:p>
          </table:table-cell>
          <table:table-cell table:number-columns-repeated="2"/>
          <table:table-cell office:value-type="float" office:value="40.696438">
            <text:p>40.696438</text:p>
          </table:table-cell>
          <table:table-cell office:value-type="float" office:value="97.50948">
            <text:p>97.50948</text:p>
          </table:table-cell>
          <table:table-cell/>
        </table:table-row>
        <table:table-row table:style-name="ro1">
          <table:table-cell office:value-type="float" office:value="77.58866">
            <text:p>77.58866</text:p>
          </table:table-cell>
          <table:table-cell office:value-type="float" office:value="75.2994">
            <text:p>75.2994</text:p>
          </table:table-cell>
          <table:table-cell table:number-columns-repeated="2"/>
          <table:table-cell office:value-type="float" office:value="40.24922">
            <text:p>40.24922</text:p>
          </table:table-cell>
          <table:table-cell office:value-type="float" office:value="97.519226">
            <text:p>97.519226</text:p>
          </table:table-cell>
          <table:table-cell/>
        </table:table-row>
        <table:table-row table:style-name="ro1">
          <table:table-cell office:value-type="float" office:value="77.61572">
            <text:p>77.61572</text:p>
          </table:table-cell>
          <table:table-cell office:value-type="float" office:value="74.462746">
            <text:p>74.462746</text:p>
          </table:table-cell>
          <table:table-cell table:number-columns-repeated="2"/>
          <table:table-cell office:value-type="float" office:value="39.80201">
            <text:p>39.80201</text:p>
          </table:table-cell>
          <table:table-cell office:value-type="float" office:value="97.53">
            <text:p>97.53</text:p>
          </table:table-cell>
          <table:table-cell/>
        </table:table-row>
        <table:table-row table:style-name="ro1">
          <table:table-cell office:value-type="float" office:value="77.64535">
            <text:p>77.64535</text:p>
          </table:table-cell>
          <table:table-cell office:value-type="float" office:value="73.62608">
            <text:p>73.62608</text:p>
          </table:table-cell>
          <table:table-cell table:number-columns-repeated="2"/>
          <table:table-cell office:value-type="float" office:value="39.354797">
            <text:p>39.354797</text:p>
          </table:table-cell>
          <table:table-cell office:value-type="float" office:value="97.54179">
            <text:p>97.54179</text:p>
          </table:table-cell>
          <table:table-cell/>
        </table:table-row>
        <table:table-row table:style-name="ro1">
          <table:table-cell office:value-type="float" office:value="77.677536">
            <text:p>77.677536</text:p>
          </table:table-cell>
          <table:table-cell office:value-type="float" office:value="72.78942">
            <text:p>72.78942</text:p>
          </table:table-cell>
          <table:table-cell table:number-columns-repeated="2"/>
          <table:table-cell office:value-type="float" office:value="38.90758">
            <text:p>38.90758</text:p>
          </table:table-cell>
          <table:table-cell office:value-type="float" office:value="97.5546">
            <text:p>97.5546</text:p>
          </table:table-cell>
          <table:table-cell/>
        </table:table-row>
        <table:table-row table:style-name="ro1">
          <table:table-cell office:value-type="float" office:value="77.71229">
            <text:p>77.71229</text:p>
          </table:table-cell>
          <table:table-cell office:value-type="float" office:value="71.95276">
            <text:p>71.95276</text:p>
          </table:table-cell>
          <table:table-cell table:number-columns-repeated="2"/>
          <table:table-cell office:value-type="float" office:value="38.46037">
            <text:p>38.46037</text:p>
          </table:table-cell>
          <table:table-cell office:value-type="float" office:value="97.568436">
            <text:p>97.568436</text:p>
          </table:table-cell>
          <table:table-cell/>
        </table:table-row>
        <table:table-row table:style-name="ro1">
          <table:table-cell office:value-type="float" office:value="77.749596">
            <text:p>77.749596</text:p>
          </table:table-cell>
          <table:table-cell office:value-type="float" office:value="71.116104">
            <text:p>71.116104</text:p>
          </table:table-cell>
          <table:table-cell table:number-columns-repeated="2"/>
          <table:table-cell office:value-type="float" office:value="38.013157">
            <text:p>38.013157</text:p>
          </table:table-cell>
          <table:table-cell office:value-type="float" office:value="97.5833">
            <text:p>97.5833</text:p>
          </table:table-cell>
          <table:table-cell/>
        </table:table-row>
        <table:table-row table:style-name="ro1">
          <table:table-cell office:value-type="float" office:value="77.78946">
            <text:p>77.78946</text:p>
          </table:table-cell>
          <table:table-cell office:value-type="float" office:value="70.27944">
            <text:p>70.27944</text:p>
          </table:table-cell>
          <table:table-cell table:number-columns-repeated="2"/>
          <table:table-cell office:value-type="float" office:value="37.56594">
            <text:p>37.56594</text:p>
          </table:table-cell>
          <table:table-cell office:value-type="float" office:value="97.59918">
            <text:p>97.59918</text:p>
          </table:table-cell>
          <table:table-cell/>
        </table:table-row>
        <table:table-row table:style-name="ro1">
          <table:table-cell office:value-type="float" office:value="77.83187">
            <text:p>77.83187</text:p>
          </table:table-cell>
          <table:table-cell office:value-type="float" office:value="69.44278">
            <text:p>69.44278</text:p>
          </table:table-cell>
          <table:table-cell table:number-columns-repeated="2"/>
          <table:table-cell office:value-type="float" office:value="37.11873">
            <text:p>37.11873</text:p>
          </table:table-cell>
          <table:table-cell office:value-type="float" office:value="97.61608">
            <text:p>97.61608</text:p>
          </table:table-cell>
          <table:table-cell/>
        </table:table-row>
        <table:table-row table:style-name="ro1">
          <table:table-cell office:value-type="float" office:value="77.87682">
            <text:p>77.87682</text:p>
          </table:table-cell>
          <table:table-cell office:value-type="float" office:value="68.606125">
            <text:p>68.606125</text:p>
          </table:table-cell>
          <table:table-cell table:number-columns-repeated="2"/>
          <table:table-cell office:value-type="float" office:value="36.671516">
            <text:p>36.671516</text:p>
          </table:table-cell>
          <table:table-cell office:value-type="float" office:value="97.63401">
            <text:p>97.63401</text:p>
          </table:table-cell>
          <table:table-cell/>
        </table:table-row>
        <table:table-row table:style-name="ro1">
          <table:table-cell office:value-type="float" office:value="77.924324">
            <text:p>77.924324</text:p>
          </table:table-cell>
          <table:table-cell office:value-type="float" office:value="67.76946">
            <text:p>67.76946</text:p>
          </table:table-cell>
          <table:table-cell table:number-columns-repeated="2"/>
          <table:table-cell office:value-type="float" office:value="36.2243">
            <text:p>36.2243</text:p>
          </table:table-cell>
          <table:table-cell office:value-type="float" office:value="97.652954">
            <text:p>97.652954</text:p>
          </table:table-cell>
          <table:table-cell/>
        </table:table-row>
        <table:table-row table:style-name="ro1">
          <table:table-cell office:value-type="float" office:value="77.97436">
            <text:p>77.97436</text:p>
          </table:table-cell>
          <table:table-cell office:value-type="float" office:value="66.9328">
            <text:p>66.9328</text:p>
          </table:table-cell>
          <table:table-cell table:number-columns-repeated="2"/>
          <table:table-cell office:value-type="float" office:value="35.77709">
            <text:p>35.77709</text:p>
          </table:table-cell>
          <table:table-cell office:value-type="float" office:value="97.67292">
            <text:p>97.67292</text:p>
          </table:table-cell>
          <table:table-cell/>
        </table:table-row>
        <table:table-row table:style-name="ro1">
          <table:table-cell office:value-type="float" office:value="78.02692">
            <text:p>78.02692</text:p>
          </table:table-cell>
          <table:table-cell office:value-type="float" office:value="66.096146">
            <text:p>66.096146</text:p>
          </table:table-cell>
          <table:table-cell table:number-columns-repeated="2"/>
          <table:table-cell office:value-type="float" office:value="35.329876">
            <text:p>35.329876</text:p>
          </table:table-cell>
          <table:table-cell office:value-type="float" office:value="97.69391">
            <text:p>97.69391</text:p>
          </table:table-cell>
          <table:table-cell/>
        </table:table-row>
        <table:table-row table:style-name="ro1">
          <table:table-cell office:value-type="float" office:value="78.08201">
            <text:p>78.08201</text:p>
          </table:table-cell>
          <table:table-cell office:value-type="float" office:value="65.25948">
            <text:p>65.25948</text:p>
          </table:table-cell>
          <table:table-cell table:number-columns-repeated="2"/>
          <table:table-cell office:value-type="float" office:value="34.88266">
            <text:p>34.88266</text:p>
          </table:table-cell>
          <table:table-cell office:value-type="float" office:value="97.71591">
            <text:p>97.71591</text:p>
          </table:table-cell>
          <table:table-cell/>
        </table:table-row>
        <table:table-row table:style-name="ro1">
          <table:table-cell office:value-type="float" office:value="78.13962">
            <text:p>78.13962</text:p>
          </table:table-cell>
          <table:table-cell office:value-type="float" office:value="64.42282">
            <text:p>64.42282</text:p>
          </table:table-cell>
          <table:table-cell table:number-columns-repeated="2"/>
          <table:table-cell office:value-type="float" office:value="34.435448">
            <text:p>34.435448</text:p>
          </table:table-cell>
          <table:table-cell office:value-type="float" office:value="97.73894">
            <text:p>97.73894</text:p>
          </table:table-cell>
          <table:table-cell/>
        </table:table-row>
        <table:table-row table:style-name="ro1">
          <table:table-cell office:value-type="float" office:value="78.199745">
            <text:p>78.199745</text:p>
          </table:table-cell>
          <table:table-cell office:value-type="float" office:value="63.586163">
            <text:p>63.586163</text:p>
          </table:table-cell>
          <table:table-cell table:number-columns-repeated="2"/>
          <table:table-cell office:value-type="float" office:value="33.98823">
            <text:p>33.98823</text:p>
          </table:table-cell>
          <table:table-cell office:value-type="float" office:value="97.76298">
            <text:p>97.76298</text:p>
          </table:table-cell>
          <table:table-cell/>
        </table:table-row>
        <table:table-row table:style-name="ro1">
          <table:table-cell office:value-type="float" office:value="78.26238">
            <text:p>78.26238</text:p>
          </table:table-cell>
          <table:table-cell office:value-type="float" office:value="62.7495">
            <text:p>62.7495</text:p>
          </table:table-cell>
          <table:table-cell table:number-columns-repeated="2"/>
          <table:table-cell office:value-type="float" office:value="33.54102">
            <text:p>33.54102</text:p>
          </table:table-cell>
          <table:table-cell office:value-type="float" office:value="97.78803">
            <text:p>97.78803</text:p>
          </table:table-cell>
          <table:table-cell/>
        </table:table-row>
        <table:table-row table:style-name="ro1">
          <table:table-cell office:value-type="float" office:value="78.327515">
            <text:p>78.327515</text:p>
          </table:table-cell>
          <table:table-cell office:value-type="float" office:value="61.91284">
            <text:p>61.91284</text:p>
          </table:table-cell>
          <table:table-cell table:number-columns-repeated="2"/>
          <table:table-cell office:value-type="float" office:value="33.093807">
            <text:p>33.093807</text:p>
          </table:table-cell>
          <table:table-cell office:value-type="float" office:value="97.81411">
            <text:p>97.81411</text:p>
          </table:table-cell>
          <table:table-cell/>
        </table:table-row>
        <table:table-row table:style-name="ro1">
          <table:table-cell office:value-type="float" office:value="78.39515">
            <text:p>78.39515</text:p>
          </table:table-cell>
          <table:table-cell office:value-type="float" office:value="61.076183">
            <text:p>61.076183</text:p>
          </table:table-cell>
          <table:table-cell table:number-columns-repeated="2"/>
          <table:table-cell office:value-type="float" office:value="32.64659">
            <text:p>32.64659</text:p>
          </table:table-cell>
          <table:table-cell office:value-type="float" office:value="97.841194">
            <text:p>97.841194</text:p>
          </table:table-cell>
          <table:table-cell/>
        </table:table-row>
        <table:table-row table:style-name="ro1">
          <table:table-cell office:value-type="float" office:value="78.46528">
            <text:p>78.46528</text:p>
          </table:table-cell>
          <table:table-cell office:value-type="float" office:value="60.23952">
            <text:p>60.23952</text:p>
          </table:table-cell>
          <table:table-cell table:number-columns-repeated="2"/>
          <table:table-cell office:value-type="float" office:value="32.19938">
            <text:p>32.19938</text:p>
          </table:table-cell>
          <table:table-cell office:value-type="float" office:value="97.8693">
            <text:p>97.8693</text:p>
          </table:table-cell>
          <table:table-cell/>
        </table:table-row>
        <table:table-row table:style-name="ro1">
          <table:table-cell office:value-type="float" office:value="78.53789">
            <text:p>78.53789</text:p>
          </table:table-cell>
          <table:table-cell office:value-type="float" office:value="59.402863">
            <text:p>59.402863</text:p>
          </table:table-cell>
          <table:table-cell table:number-columns-repeated="2"/>
          <table:table-cell office:value-type="float" office:value="31.752165">
            <text:p>31.752165</text:p>
          </table:table-cell>
          <table:table-cell office:value-type="float" office:value="97.898415">
            <text:p>97.898415</text:p>
          </table:table-cell>
          <table:table-cell/>
        </table:table-row>
        <table:table-row table:style-name="ro1">
          <table:table-cell office:value-type="float" office:value="78.612976">
            <text:p>78.612976</text:p>
          </table:table-cell>
          <table:table-cell office:value-type="float" office:value="58.5662">
            <text:p>58.5662</text:p>
          </table:table-cell>
          <table:table-cell table:number-columns-repeated="2"/>
          <table:table-cell office:value-type="float" office:value="31.304953">
            <text:p>31.304953</text:p>
          </table:table-cell>
          <table:table-cell office:value-type="float" office:value="97.92854">
            <text:p>97.92854</text:p>
          </table:table-cell>
          <table:table-cell/>
        </table:table-row>
        <table:table-row table:style-name="ro1">
          <table:table-cell office:value-type="float" office:value="78.69054">
            <text:p>78.69054</text:p>
          </table:table-cell>
          <table:table-cell office:value-type="float" office:value="57.72954">
            <text:p>57.72954</text:p>
          </table:table-cell>
          <table:table-cell table:number-columns-repeated="2"/>
          <table:table-cell office:value-type="float" office:value="30.857738">
            <text:p>30.857738</text:p>
          </table:table-cell>
          <table:table-cell office:value-type="float" office:value="97.95969">
            <text:p>97.95969</text:p>
          </table:table-cell>
          <table:table-cell/>
        </table:table-row>
        <table:table-row table:style-name="ro1">
          <table:table-cell office:value-type="float" office:value="78.77055">
            <text:p>78.77055</text:p>
          </table:table-cell>
          <table:table-cell office:value-type="float" office:value="56.892883">
            <text:p>56.892883</text:p>
          </table:table-cell>
          <table:table-cell table:number-columns-repeated="2"/>
          <table:table-cell office:value-type="float" office:value="30.410524">
            <text:p>30.410524</text:p>
          </table:table-cell>
          <table:table-cell office:value-type="float" office:value="97.99184">
            <text:p>97.99184</text:p>
          </table:table-cell>
          <table:table-cell/>
        </table:table-row>
        <table:table-row table:style-name="ro1">
          <table:table-cell office:value-type="float" office:value="78.85303">
            <text:p>78.85303</text:p>
          </table:table-cell>
          <table:table-cell office:value-type="float" office:value="56.05622">
            <text:p>56.05622</text:p>
          </table:table-cell>
          <table:table-cell table:number-columns-repeated="2"/>
          <table:table-cell office:value-type="float" office:value="29.96331">
            <text:p>29.96331</text:p>
          </table:table-cell>
          <table:table-cell office:value-type="float" office:value="98.024994">
            <text:p>98.024994</text:p>
          </table:table-cell>
          <table:table-cell/>
        </table:table-row>
        <table:table-row table:style-name="ro1">
          <table:table-cell office:value-type="float" office:value="78.93795">
            <text:p>78.93795</text:p>
          </table:table-cell>
          <table:table-cell office:value-type="float" office:value="55.219563">
            <text:p>55.219563</text:p>
          </table:table-cell>
          <table:table-cell table:number-columns-repeated="2"/>
          <table:table-cell office:value-type="float" office:value="29.516098">
            <text:p>29.516098</text:p>
          </table:table-cell>
          <table:table-cell office:value-type="float" office:value="98.059166">
            <text:p>98.059166</text:p>
          </table:table-cell>
          <table:table-cell/>
        </table:table-row>
        <table:table-row table:style-name="ro1">
          <table:table-cell office:value-type="float" office:value="79.025314">
            <text:p>79.025314</text:p>
          </table:table-cell>
          <table:table-cell office:value-type="float" office:value="54.3829">
            <text:p>54.3829</text:p>
          </table:table-cell>
          <table:table-cell table:number-columns-repeated="2"/>
          <table:table-cell office:value-type="float" office:value="29.068884">
            <text:p>29.068884</text:p>
          </table:table-cell>
          <table:table-cell office:value-type="float" office:value="98.094345">
            <text:p>98.094345</text:p>
          </table:table-cell>
          <table:table-cell/>
        </table:table-row>
        <table:table-row table:style-name="ro1">
          <table:table-cell office:value-type="float" office:value="79.115105">
            <text:p>79.115105</text:p>
          </table:table-cell>
          <table:table-cell office:value-type="float" office:value="53.54624">
            <text:p>53.54624</text:p>
          </table:table-cell>
          <table:table-cell table:number-columns-repeated="2"/>
          <table:table-cell office:value-type="float" office:value="28.62167">
            <text:p>28.62167</text:p>
          </table:table-cell>
          <table:table-cell office:value-type="float" office:value="98.13052">
            <text:p>98.13052</text:p>
          </table:table-cell>
          <table:table-cell/>
        </table:table-row>
        <table:table-row table:style-name="ro1">
          <table:table-cell office:value-type="float" office:value="79.20732">
            <text:p>79.20732</text:p>
          </table:table-cell>
          <table:table-cell office:value-type="float" office:value="52.709583">
            <text:p>52.709583</text:p>
          </table:table-cell>
          <table:table-cell table:number-columns-repeated="2"/>
          <table:table-cell office:value-type="float" office:value="28.174456">
            <text:p>28.174456</text:p>
          </table:table-cell>
          <table:table-cell office:value-type="float" office:value="98.16772">
            <text:p>98.16772</text:p>
          </table:table-cell>
          <table:table-cell/>
        </table:table-row>
        <table:table-row table:style-name="ro1">
          <table:table-cell office:value-type="float" office:value="79.301956">
            <text:p>79.301956</text:p>
          </table:table-cell>
          <table:table-cell office:value-type="float" office:value="51.87292">
            <text:p>51.87292</text:p>
          </table:table-cell>
          <table:table-cell table:number-columns-repeated="2"/>
          <table:table-cell office:value-type="float" office:value="27.727243">
            <text:p>27.727243</text:p>
          </table:table-cell>
          <table:table-cell office:value-type="float" office:value="98.20591">
            <text:p>98.20591</text:p>
          </table:table-cell>
          <table:table-cell/>
        </table:table-row>
        <table:table-row table:style-name="ro1">
          <table:table-cell office:value-type="float" office:value="79.398994">
            <text:p>79.398994</text:p>
          </table:table-cell>
          <table:table-cell office:value-type="float" office:value="51.036263">
            <text:p>51.036263</text:p>
          </table:table-cell>
          <table:table-cell table:number-columns-repeated="2"/>
          <table:table-cell office:value-type="float" office:value="27.28003">
            <text:p>27.28003</text:p>
          </table:table-cell>
          <table:table-cell office:value-type="float" office:value="98.2451">
            <text:p>98.2451</text:p>
          </table:table-cell>
          <table:table-cell/>
        </table:table-row>
        <table:table-row table:style-name="ro1">
          <table:table-cell office:value-type="float" office:value="79.49843">
            <text:p>79.49843</text:p>
          </table:table-cell>
          <table:table-cell office:value-type="float" office:value="50.1996">
            <text:p>50.1996</text:p>
          </table:table-cell>
          <table:table-cell table:number-columns-repeated="2"/>
          <table:table-cell office:value-type="float" office:value="26.832815">
            <text:p>26.832815</text:p>
          </table:table-cell>
          <table:table-cell office:value-type="float" office:value="98.2853">
            <text:p>98.2853</text:p>
          </table:table-cell>
          <table:table-cell/>
        </table:table-row>
        <table:table-row table:style-name="ro1">
          <table:table-cell office:value-type="float" office:value="79.60025">
            <text:p>79.60025</text:p>
          </table:table-cell>
          <table:table-cell office:value-type="float" office:value="49.36294">
            <text:p>49.36294</text:p>
          </table:table-cell>
          <table:table-cell table:number-columns-repeated="2"/>
          <table:table-cell office:value-type="float" office:value="26.385603">
            <text:p>26.385603</text:p>
          </table:table-cell>
          <table:table-cell office:value-type="float" office:value="98.3265">
            <text:p>98.3265</text:p>
          </table:table-cell>
          <table:table-cell/>
        </table:table-row>
        <table:table-row table:style-name="ro1">
          <table:table-cell office:value-type="float" office:value="79.70445">
            <text:p>79.70445</text:p>
          </table:table-cell>
          <table:table-cell office:value-type="float" office:value="48.526283">
            <text:p>48.526283</text:p>
          </table:table-cell>
          <table:table-cell table:number-columns-repeated="2"/>
          <table:table-cell office:value-type="float" office:value="25.938389">
            <text:p>25.938389</text:p>
          </table:table-cell>
          <table:table-cell office:value-type="float" office:value="98.36869">
            <text:p>98.36869</text:p>
          </table:table-cell>
          <table:table-cell/>
        </table:table-row>
        <table:table-row table:style-name="ro1">
          <table:table-cell office:value-type="float" office:value="79.81103">
            <text:p>79.81103</text:p>
          </table:table-cell>
          <table:table-cell office:value-type="float" office:value="47.68962">
            <text:p>47.68962</text:p>
          </table:table-cell>
          <table:table-cell table:number-columns-repeated="2"/>
          <table:table-cell office:value-type="float" office:value="25.491175">
            <text:p>25.491175</text:p>
          </table:table-cell>
          <table:table-cell office:value-type="float" office:value="98.41189">
            <text:p>98.41189</text:p>
          </table:table-cell>
          <table:table-cell/>
        </table:table-row>
        <table:table-row table:style-name="ro1">
          <table:table-cell office:value-type="float" office:value="79.91996">
            <text:p>79.91996</text:p>
          </table:table-cell>
          <table:table-cell office:value-type="float" office:value="46.852962">
            <text:p>46.852962</text:p>
          </table:table-cell>
          <table:table-cell table:number-columns-repeated="2"/>
          <table:table-cell office:value-type="float" office:value="25.04396">
            <text:p>25.04396</text:p>
          </table:table-cell>
          <table:table-cell office:value-type="float" office:value="98.456085">
            <text:p>98.456085</text:p>
          </table:table-cell>
          <table:table-cell/>
        </table:table-row>
        <table:table-row table:style-name="ro1">
          <table:table-cell office:value-type="float" office:value="80.03124">
            <text:p>80.03124</text:p>
          </table:table-cell>
          <table:table-cell office:value-type="float" office:value="46.0163">
            <text:p>46.0163</text:p>
          </table:table-cell>
          <table:table-cell table:number-columns-repeated="2"/>
          <table:table-cell office:value-type="float" office:value="24.596748">
            <text:p>24.596748</text:p>
          </table:table-cell>
          <table:table-cell office:value-type="float" office:value="98.50127">
            <text:p>98.50127</text:p>
          </table:table-cell>
          <table:table-cell/>
        </table:table-row>
        <table:table-row table:style-name="ro1">
          <table:table-cell office:value-type="float" office:value="80.14487">
            <text:p>80.14487</text:p>
          </table:table-cell>
          <table:table-cell office:value-type="float" office:value="45.17964">
            <text:p>45.17964</text:p>
          </table:table-cell>
          <table:table-cell table:number-columns-repeated="2"/>
          <table:table-cell office:value-type="float" office:value="24.149534">
            <text:p>24.149534</text:p>
          </table:table-cell>
          <table:table-cell office:value-type="float" office:value="98.54745">
            <text:p>98.54745</text:p>
          </table:table-cell>
          <table:table-cell/>
        </table:table-row>
        <table:table-row table:style-name="ro1">
          <table:table-cell office:value-type="float" office:value="80.260826">
            <text:p>80.260826</text:p>
          </table:table-cell>
          <table:table-cell office:value-type="float" office:value="44.342983">
            <text:p>44.342983</text:p>
          </table:table-cell>
          <table:table-cell table:number-columns-repeated="2"/>
          <table:table-cell office:value-type="float" office:value="23.70232">
            <text:p>23.70232</text:p>
          </table:table-cell>
          <table:table-cell office:value-type="float" office:value="98.59463">
            <text:p>98.59463</text:p>
          </table:table-cell>
          <table:table-cell/>
        </table:table-row>
        <table:table-row table:style-name="ro1">
          <table:table-cell office:value-type="float" office:value="80.379105">
            <text:p>80.379105</text:p>
          </table:table-cell>
          <table:table-cell office:value-type="float" office:value="43.50632">
            <text:p>43.50632</text:p>
          </table:table-cell>
          <table:table-cell table:number-columns-repeated="2"/>
          <table:table-cell office:value-type="float" office:value="23.255108">
            <text:p>23.255108</text:p>
          </table:table-cell>
          <table:table-cell office:value-type="float" office:value="98.64279">
            <text:p>98.64279</text:p>
          </table:table-cell>
          <table:table-cell/>
        </table:table-row>
        <table:table-row table:style-name="ro1">
          <table:table-cell office:value-type="float" office:value="80.49969">
            <text:p>80.49969</text:p>
          </table:table-cell>
          <table:table-cell office:value-type="float" office:value="42.669662">
            <text:p>42.669662</text:p>
          </table:table-cell>
          <table:table-cell table:number-columns-repeated="2"/>
          <table:table-cell office:value-type="float" office:value="22.807894">
            <text:p>22.807894</text:p>
          </table:table-cell>
          <table:table-cell office:value-type="float" office:value="98.69195">
            <text:p>98.69195</text:p>
          </table:table-cell>
          <table:table-cell/>
        </table:table-row>
        <table:table-row table:style-name="ro1">
          <table:table-cell office:value-type="float" office:value="80.622574">
            <text:p>80.622574</text:p>
          </table:table-cell>
          <table:table-cell office:value-type="float" office:value="41.833">
            <text:p>41.833</text:p>
          </table:table-cell>
          <table:table-cell table:number-columns-repeated="2"/>
          <table:table-cell office:value-type="float" office:value="22.36068">
            <text:p>22.36068</text:p>
          </table:table-cell>
          <table:table-cell office:value-type="float" office:value="98.74209">
            <text:p>98.74209</text:p>
          </table:table-cell>
          <table:table-cell/>
        </table:table-row>
        <table:table-row table:style-name="ro1">
          <table:table-cell office:value-type="float" office:value="80.74776">
            <text:p>80.74776</text:p>
          </table:table-cell>
          <table:table-cell office:value-type="float" office:value="40.99634">
            <text:p>40.99634</text:p>
          </table:table-cell>
          <table:table-cell table:number-columns-repeated="2"/>
          <table:table-cell office:value-type="float" office:value="21.913465">
            <text:p>21.913465</text:p>
          </table:table-cell>
          <table:table-cell office:value-type="float" office:value="98.79322">
            <text:p>98.79322</text:p>
          </table:table-cell>
          <table:table-cell/>
        </table:table-row>
        <table:table-row table:style-name="ro1">
          <table:table-cell office:value-type="float" office:value="80.87521">
            <text:p>80.87521</text:p>
          </table:table-cell>
          <table:table-cell office:value-type="float" office:value="40.15968">
            <text:p>40.15968</text:p>
          </table:table-cell>
          <table:table-cell table:number-columns-repeated="2"/>
          <table:table-cell office:value-type="float" office:value="21.466253">
            <text:p>21.466253</text:p>
          </table:table-cell>
          <table:table-cell office:value-type="float" office:value="98.84534">
            <text:p>98.84534</text:p>
          </table:table-cell>
          <table:table-cell/>
        </table:table-row>
        <table:table-row table:style-name="ro1">
          <table:table-cell office:value-type="float" office:value="81.00494">
            <text:p>81.00494</text:p>
          </table:table-cell>
          <table:table-cell office:value-type="float" office:value="39.32302">
            <text:p>39.32302</text:p>
          </table:table-cell>
          <table:table-cell table:number-columns-repeated="2"/>
          <table:table-cell office:value-type="float" office:value="21.01904">
            <text:p>21.01904</text:p>
          </table:table-cell>
          <table:table-cell office:value-type="float" office:value="98.89843">
            <text:p>98.89843</text:p>
          </table:table-cell>
          <table:table-cell/>
        </table:table-row>
        <table:table-row table:style-name="ro1">
          <table:table-cell office:value-type="float" office:value="81.136925">
            <text:p>81.136925</text:p>
          </table:table-cell>
          <table:table-cell office:value-type="float" office:value="38.486362">
            <text:p>38.486362</text:p>
          </table:table-cell>
          <table:table-cell table:number-columns-repeated="2"/>
          <table:table-cell office:value-type="float" office:value="20.571825">
            <text:p>20.571825</text:p>
          </table:table-cell>
          <table:table-cell office:value-type="float" office:value="98.952515">
            <text:p>98.952515</text:p>
          </table:table-cell>
          <table:table-cell/>
        </table:table-row>
        <table:table-row table:style-name="ro1">
          <table:table-cell office:value-type="float" office:value="81.27115">
            <text:p>81.27115</text:p>
          </table:table-cell>
          <table:table-cell office:value-type="float" office:value="37.6497">
            <text:p>37.6497</text:p>
          </table:table-cell>
          <table:table-cell table:number-columns-repeated="2"/>
          <table:table-cell office:value-type="float" office:value="20.12461">
            <text:p>20.12461</text:p>
          </table:table-cell>
          <table:table-cell office:value-type="float" office:value="99.007576">
            <text:p>99.007576</text:p>
          </table:table-cell>
          <table:table-cell/>
        </table:table-row>
        <table:table-row table:style-name="ro1">
          <table:table-cell office:value-type="float" office:value="81.407616">
            <text:p>81.407616</text:p>
          </table:table-cell>
          <table:table-cell office:value-type="float" office:value="36.81304">
            <text:p>36.81304</text:p>
          </table:table-cell>
          <table:table-cell table:number-columns-repeated="2"/>
          <table:table-cell office:value-type="float" office:value="19.677399">
            <text:p>19.677399</text:p>
          </table:table-cell>
          <table:table-cell office:value-type="float" office:value="99.063614">
            <text:p>99.063614</text:p>
          </table:table-cell>
          <table:table-cell/>
        </table:table-row>
        <table:table-row table:style-name="ro1">
          <table:table-cell office:value-type="float" office:value="81.5463">
            <text:p>81.5463</text:p>
          </table:table-cell>
          <table:table-cell office:value-type="float" office:value="35.97638">
            <text:p>35.97638</text:p>
          </table:table-cell>
          <table:table-cell table:number-columns-repeated="2"/>
          <table:table-cell office:value-type="float" office:value="19.230185">
            <text:p>19.230185</text:p>
          </table:table-cell>
          <table:table-cell office:value-type="float" office:value="99.120636">
            <text:p>99.120636</text:p>
          </table:table-cell>
          <table:table-cell/>
        </table:table-row>
        <table:table-row table:style-name="ro1">
          <table:table-cell office:value-type="float" office:value="81.68721">
            <text:p>81.68721</text:p>
          </table:table-cell>
          <table:table-cell office:value-type="float" office:value="35.13972">
            <text:p>35.13972</text:p>
          </table:table-cell>
          <table:table-cell table:number-columns-repeated="2"/>
          <table:table-cell office:value-type="float" office:value="18.78297">
            <text:p>18.78297</text:p>
          </table:table-cell>
          <table:table-cell office:value-type="float" office:value="99.17863">
            <text:p>99.17863</text:p>
          </table:table-cell>
          <table:table-cell/>
        </table:table-row>
        <table:table-row table:style-name="ro1">
          <table:table-cell office:value-type="float" office:value="81.830315">
            <text:p>81.830315</text:p>
          </table:table-cell>
          <table:table-cell office:value-type="float" office:value="34.303062">
            <text:p>34.303062</text:p>
          </table:table-cell>
          <table:table-cell table:number-columns-repeated="2"/>
          <table:table-cell office:value-type="float" office:value="18.335758">
            <text:p>18.335758</text:p>
          </table:table-cell>
          <table:table-cell office:value-type="float" office:value="99.237595">
            <text:p>99.237595</text:p>
          </table:table-cell>
          <table:table-cell/>
        </table:table-row>
        <table:table-row table:style-name="ro1">
          <table:table-cell office:value-type="float" office:value="81.97561">
            <text:p>81.97561</text:p>
          </table:table-cell>
          <table:table-cell office:value-type="float" office:value="33.4664">
            <text:p>33.4664</text:p>
          </table:table-cell>
          <table:table-cell table:number-columns-repeated="2"/>
          <table:table-cell office:value-type="float" office:value="17.888544">
            <text:p>17.888544</text:p>
          </table:table-cell>
          <table:table-cell office:value-type="float" office:value="99.29753">
            <text:p>99.29753</text:p>
          </table:table-cell>
          <table:table-cell/>
        </table:table-row>
        <table:table-row table:style-name="ro1">
          <table:table-cell office:value-type="float" office:value="82.12308">
            <text:p>82.12308</text:p>
          </table:table-cell>
          <table:table-cell office:value-type="float" office:value="32.62974">
            <text:p>32.62974</text:p>
          </table:table-cell>
          <table:table-cell table:number-columns-repeated="2"/>
          <table:table-cell office:value-type="float" office:value="17.44133">
            <text:p>17.44133</text:p>
          </table:table-cell>
          <table:table-cell office:value-type="float" office:value="99.358444">
            <text:p>99.358444</text:p>
          </table:table-cell>
          <table:table-cell/>
        </table:table-row>
        <table:table-row table:style-name="ro1">
          <table:table-cell office:value-type="float" office:value="82.27272">
            <text:p>82.27272</text:p>
          </table:table-cell>
          <table:table-cell office:value-type="float" office:value="31.793081">
            <text:p>31.793081</text:p>
          </table:table-cell>
          <table:table-cell table:number-columns-repeated="2"/>
          <table:table-cell office:value-type="float" office:value="16.994116">
            <text:p>16.994116</text:p>
          </table:table-cell>
          <table:table-cell office:value-type="float" office:value="99.42032">
            <text:p>99.42032</text:p>
          </table:table-cell>
          <table:table-cell/>
        </table:table-row>
        <table:table-row table:style-name="ro1">
          <table:table-cell office:value-type="float" office:value="82.42451">
            <text:p>82.42451</text:p>
          </table:table-cell>
          <table:table-cell office:value-type="float" office:value="30.95642">
            <text:p>30.95642</text:p>
          </table:table-cell>
          <table:table-cell table:number-columns-repeated="2"/>
          <table:table-cell office:value-type="float" office:value="16.546904">
            <text:p>16.546904</text:p>
          </table:table-cell>
          <table:table-cell office:value-type="float" office:value="99.48316">
            <text:p>99.48316</text:p>
          </table:table-cell>
          <table:table-cell/>
        </table:table-row>
        <table:table-row table:style-name="ro1">
          <table:table-cell office:value-type="float" office:value="82.578445">
            <text:p>82.578445</text:p>
          </table:table-cell>
          <table:table-cell office:value-type="float" office:value="30.11976">
            <text:p>30.11976</text:p>
          </table:table-cell>
          <table:table-cell table:number-columns-repeated="2"/>
          <table:table-cell office:value-type="float" office:value="16.09969">
            <text:p>16.09969</text:p>
          </table:table-cell>
          <table:table-cell office:value-type="float" office:value="99.546974">
            <text:p>99.546974</text:p>
          </table:table-cell>
          <table:table-cell/>
        </table:table-row>
        <table:table-row table:style-name="ro1">
          <table:table-cell office:value-type="float" office:value="82.73451">
            <text:p>82.73451</text:p>
          </table:table-cell>
          <table:table-cell office:value-type="float" office:value="29.2831">
            <text:p>29.2831</text:p>
          </table:table-cell>
          <table:table-cell table:number-columns-repeated="2"/>
          <table:table-cell office:value-type="float" office:value="15.652476">
            <text:p>15.652476</text:p>
          </table:table-cell>
          <table:table-cell office:value-type="float" office:value="99.61175">
            <text:p>99.61175</text:p>
          </table:table-cell>
          <table:table-cell/>
        </table:table-row>
        <table:table-row table:style-name="ro1">
          <table:table-cell office:value-type="float" office:value="82.8927">
            <text:p>82.8927</text:p>
          </table:table-cell>
          <table:table-cell office:value-type="float" office:value="28.446442">
            <text:p>28.446442</text:p>
          </table:table-cell>
          <table:table-cell table:number-columns-repeated="2"/>
          <table:table-cell office:value-type="float" office:value="15.205262">
            <text:p>15.205262</text:p>
          </table:table-cell>
          <table:table-cell office:value-type="float" office:value="99.67748">
            <text:p>99.67748</text:p>
          </table:table-cell>
          <table:table-cell/>
        </table:table-row>
        <table:table-row table:style-name="ro1">
          <table:table-cell office:value-type="float" office:value="83.05299">
            <text:p>83.05299</text:p>
          </table:table-cell>
          <table:table-cell office:value-type="float" office:value="27.609781">
            <text:p>27.609781</text:p>
          </table:table-cell>
          <table:table-cell table:number-columns-repeated="2"/>
          <table:table-cell office:value-type="float" office:value="14.758049">
            <text:p>14.758049</text:p>
          </table:table-cell>
          <table:table-cell office:value-type="float" office:value="99.74417">
            <text:p>99.74417</text:p>
          </table:table-cell>
          <table:table-cell/>
        </table:table-row>
        <table:table-row table:style-name="ro1">
          <table:table-cell office:value-type="float" office:value="83.215385">
            <text:p>83.215385</text:p>
          </table:table-cell>
          <table:table-cell office:value-type="float" office:value="26.77312">
            <text:p>26.77312</text:p>
          </table:table-cell>
          <table:table-cell table:number-columns-repeated="2"/>
          <table:table-cell office:value-type="float" office:value="14.310835">
            <text:p>14.310835</text:p>
          </table:table-cell>
          <table:table-cell office:value-type="float" office:value="99.81182">
            <text:p>99.81182</text:p>
          </table:table-cell>
          <table:table-cell/>
        </table:table-row>
        <table:table-row table:style-name="ro1">
          <table:table-cell office:value-type="float" office:value="83.37985">
            <text:p>83.37985</text:p>
          </table:table-cell>
          <table:table-cell office:value-type="float" office:value="25.93646">
            <text:p>25.93646</text:p>
          </table:table-cell>
          <table:table-cell table:number-columns-repeated="2"/>
          <table:table-cell office:value-type="float" office:value="13.863622">
            <text:p>13.863622</text:p>
          </table:table-cell>
          <table:table-cell office:value-type="float" office:value="99.88043">
            <text:p>99.88043</text:p>
          </table:table-cell>
          <table:table-cell/>
        </table:table-row>
        <table:table-row table:style-name="ro1">
          <table:table-cell office:value-type="float" office:value="83.546394">
            <text:p>83.546394</text:p>
          </table:table-cell>
          <table:table-cell office:value-type="float" office:value="25.0998">
            <text:p>25.0998</text:p>
          </table:table-cell>
          <table:table-cell table:number-columns-repeated="2"/>
          <table:table-cell office:value-type="float" office:value="13.416408">
            <text:p>13.416408</text:p>
          </table:table-cell>
          <table:table-cell office:value-type="float" office:value="99.94999">
            <text:p>99.94999</text:p>
          </table:table-cell>
          <table:table-cell/>
        </table:table-row>
        <table:table-row table:style-name="ro1">
          <table:table-cell office:value-type="float" office:value="83.715">
            <text:p>83.715</text:p>
          </table:table-cell>
          <table:table-cell office:value-type="float" office:value="24.263142">
            <text:p>24.263142</text:p>
          </table:table-cell>
          <table:table-cell table:number-columns-repeated="2"/>
          <table:table-cell office:value-type="float" office:value="12.969194">
            <text:p>12.969194</text:p>
          </table:table-cell>
          <table:table-cell office:value-type="float" office:value="100.0205">
            <text:p>100.0205</text:p>
          </table:table-cell>
          <table:table-cell/>
        </table:table-row>
        <table:table-row table:style-name="ro1">
          <table:table-cell office:value-type="float" office:value="83.885635">
            <text:p>83.885635</text:p>
          </table:table-cell>
          <table:table-cell office:value-type="float" office:value="23.426481">
            <text:p>23.426481</text:p>
          </table:table-cell>
          <table:table-cell table:number-columns-repeated="2"/>
          <table:table-cell office:value-type="float" office:value="12.52198">
            <text:p>12.52198</text:p>
          </table:table-cell>
          <table:table-cell office:value-type="float" office:value="100.09196">
            <text:p>100.09196</text:p>
          </table:table-cell>
          <table:table-cell/>
        </table:table-row>
        <table:table-row table:style-name="ro1">
          <table:table-cell office:value-type="float" office:value="84.05831">
            <text:p>84.05831</text:p>
          </table:table-cell>
          <table:table-cell office:value-type="float" office:value="22.58982">
            <text:p>22.58982</text:p>
          </table:table-cell>
          <table:table-cell table:number-columns-repeated="2"/>
          <table:table-cell office:value-type="float" office:value="12.074767">
            <text:p>12.074767</text:p>
          </table:table-cell>
          <table:table-cell office:value-type="float" office:value="100.16437">
            <text:p>100.16437</text:p>
          </table:table-cell>
          <table:table-cell/>
        </table:table-row>
        <table:table-row table:style-name="ro1">
          <table:table-cell office:value-type="float" office:value="84.23301">
            <text:p>84.23301</text:p>
          </table:table-cell>
          <table:table-cell office:value-type="float" office:value="21.75316">
            <text:p>21.75316</text:p>
          </table:table-cell>
          <table:table-cell table:number-columns-repeated="2"/>
          <table:table-cell office:value-type="float" office:value="11.627554">
            <text:p>11.627554</text:p>
          </table:table-cell>
          <table:table-cell office:value-type="float" office:value="100.23772">
            <text:p>100.23772</text:p>
          </table:table-cell>
          <table:table-cell/>
        </table:table-row>
        <table:table-row table:style-name="ro1">
          <table:table-cell office:value-type="float" office:value="84.40971">
            <text:p>84.40971</text:p>
          </table:table-cell>
          <table:table-cell office:value-type="float" office:value="20.9165">
            <text:p>20.9165</text:p>
          </table:table-cell>
          <table:table-cell table:number-columns-repeated="2"/>
          <table:table-cell office:value-type="float" office:value="11.18034">
            <text:p>11.18034</text:p>
          </table:table-cell>
          <table:table-cell office:value-type="float" office:value="100.31201">
            <text:p>100.31201</text:p>
          </table:table-cell>
          <table:table-cell/>
        </table:table-row>
        <table:table-row table:style-name="ro1">
          <table:table-cell office:value-type="float" office:value="84.58842">
            <text:p>84.58842</text:p>
          </table:table-cell>
          <table:table-cell office:value-type="float" office:value="20.07984">
            <text:p>20.07984</text:p>
          </table:table-cell>
          <table:table-cell table:number-columns-repeated="2"/>
          <table:table-cell office:value-type="float" office:value="10.733127">
            <text:p>10.733127</text:p>
          </table:table-cell>
          <table:table-cell office:value-type="float" office:value="100.38725">
            <text:p>100.38725</text:p>
          </table:table-cell>
          <table:table-cell/>
        </table:table-row>
        <table:table-row table:style-name="ro1">
          <table:table-cell office:value-type="float" office:value="84.7691">
            <text:p>84.7691</text:p>
          </table:table-cell>
          <table:table-cell office:value-type="float" office:value="19.243181">
            <text:p>19.243181</text:p>
          </table:table-cell>
          <table:table-cell table:number-columns-repeated="2"/>
          <table:table-cell office:value-type="float" office:value="10.2859125">
            <text:p>10.2859125</text:p>
          </table:table-cell>
          <table:table-cell office:value-type="float" office:value="100.463425">
            <text:p>100.463425</text:p>
          </table:table-cell>
          <table:table-cell/>
        </table:table-row>
        <table:table-row table:style-name="ro1">
          <table:table-cell office:value-type="float" office:value="84.95175">
            <text:p>84.95175</text:p>
          </table:table-cell>
          <table:table-cell office:value-type="float" office:value="18.40652">
            <text:p>18.40652</text:p>
          </table:table-cell>
          <table:table-cell table:number-columns-repeated="2"/>
          <table:table-cell office:value-type="float" office:value="9.838699">
            <text:p>9.838699</text:p>
          </table:table-cell>
          <table:table-cell office:value-type="float" office:value="100.54054">
            <text:p>100.54054</text:p>
          </table:table-cell>
          <table:table-cell/>
        </table:table-row>
        <table:table-row table:style-name="ro1">
          <table:table-cell office:value-type="float" office:value="85.13636">
            <text:p>85.13636</text:p>
          </table:table-cell>
          <table:table-cell office:value-type="float" office:value="17.56986">
            <text:p>17.56986</text:p>
          </table:table-cell>
          <table:table-cell table:number-columns-repeated="2"/>
          <table:table-cell office:value-type="float" office:value="9.391485">
            <text:p>9.391485</text:p>
          </table:table-cell>
          <table:table-cell office:value-type="float" office:value="100.61858">
            <text:p>100.61858</text:p>
          </table:table-cell>
          <table:table-cell/>
        </table:table-row>
        <table:table-row table:style-name="ro1">
          <table:table-cell office:value-type="float" office:value="85.322914">
            <text:p>85.322914</text:p>
          </table:table-cell>
          <table:table-cell office:value-type="float" office:value="16.7332">
            <text:p>16.7332</text:p>
          </table:table-cell>
          <table:table-cell table:number-columns-repeated="2"/>
          <table:table-cell office:value-type="float" office:value="8.944272">
            <text:p>8.944272</text:p>
          </table:table-cell>
          <table:table-cell office:value-type="float" office:value="100.69757">
            <text:p>100.69757</text:p>
          </table:table-cell>
          <table:table-cell/>
        </table:table-row>
        <table:table-row table:style-name="ro1">
          <table:table-cell office:value-type="float" office:value="85.511406">
            <text:p>85.511406</text:p>
          </table:table-cell>
          <table:table-cell office:value-type="float" office:value="15.896541">
            <text:p>15.896541</text:p>
          </table:table-cell>
          <table:table-cell table:number-columns-repeated="2"/>
          <table:table-cell office:value-type="float" office:value="8.497058">
            <text:p>8.497058</text:p>
          </table:table-cell>
          <table:table-cell office:value-type="float" office:value="100.77748">
            <text:p>100.77748</text:p>
          </table:table-cell>
          <table:table-cell/>
        </table:table-row>
        <table:table-row table:style-name="ro1">
          <table:table-cell office:value-type="float" office:value="85.701805">
            <text:p>85.701805</text:p>
          </table:table-cell>
          <table:table-cell office:value-type="float" office:value="15.05988">
            <text:p>15.05988</text:p>
          </table:table-cell>
          <table:table-cell table:number-columns-repeated="2"/>
          <table:table-cell office:value-type="float" office:value="8.049845">
            <text:p>8.049845</text:p>
          </table:table-cell>
          <table:table-cell office:value-type="float" office:value="100.858315">
            <text:p>100.858315</text:p>
          </table:table-cell>
          <table:table-cell/>
        </table:table-row>
        <table:table-row table:style-name="ro1">
          <table:table-cell office:value-type="float" office:value="85.89412">
            <text:p>85.89412</text:p>
          </table:table-cell>
          <table:table-cell office:value-type="float" office:value="14.223221">
            <text:p>14.223221</text:p>
          </table:table-cell>
          <table:table-cell table:number-columns-repeated="2"/>
          <table:table-cell office:value-type="float" office:value="7.602631">
            <text:p>7.602631</text:p>
          </table:table-cell>
          <table:table-cell office:value-type="float" office:value="100.94008">
            <text:p>100.94008</text:p>
          </table:table-cell>
          <table:table-cell/>
        </table:table-row>
        <table:table-row table:style-name="ro1">
          <table:table-cell office:value-type="float" office:value="86.088326">
            <text:p>86.088326</text:p>
          </table:table-cell>
          <table:table-cell office:value-type="float" office:value="13.38656">
            <text:p>13.38656</text:p>
          </table:table-cell>
          <table:table-cell table:number-columns-repeated="2"/>
          <table:table-cell office:value-type="float" office:value="7.1554174">
            <text:p>7.1554174</text:p>
          </table:table-cell>
          <table:table-cell office:value-type="float" office:value="101.022766">
            <text:p>101.022766</text:p>
          </table:table-cell>
          <table:table-cell/>
        </table:table-row>
        <table:table-row table:style-name="ro1">
          <table:table-cell office:value-type="float" office:value="86.28442">
            <text:p>86.28442</text:p>
          </table:table-cell>
          <table:table-cell office:value-type="float" office:value="12.5499">
            <text:p>12.5499</text:p>
          </table:table-cell>
          <table:table-cell table:number-columns-repeated="2"/>
          <table:table-cell office:value-type="float" office:value="6.708204">
            <text:p>6.708204</text:p>
          </table:table-cell>
          <table:table-cell office:value-type="float" office:value="101.10638">
            <text:p>101.10638</text:p>
          </table:table-cell>
          <table:table-cell/>
        </table:table-row>
        <table:table-row table:style-name="ro1">
          <table:table-cell office:value-type="float" office:value="86.48237">
            <text:p>86.48237</text:p>
          </table:table-cell>
          <table:table-cell office:value-type="float" office:value="11.713241">
            <text:p>11.713241</text:p>
          </table:table-cell>
          <table:table-cell table:number-columns-repeated="2"/>
          <table:table-cell office:value-type="float" office:value="6.26099">
            <text:p>6.26099</text:p>
          </table:table-cell>
          <table:table-cell office:value-type="float" office:value="101.19091">
            <text:p>101.19091</text:p>
          </table:table-cell>
          <table:table-cell/>
        </table:table-row>
        <table:table-row table:style-name="ro1">
          <table:table-cell office:value-type="float" office:value="86.682175">
            <text:p>86.682175</text:p>
          </table:table-cell>
          <table:table-cell office:value-type="float" office:value="10.87658">
            <text:p>10.87658</text:p>
          </table:table-cell>
          <table:table-cell table:number-columns-repeated="2"/>
          <table:table-cell office:value-type="float" office:value="5.813777">
            <text:p>5.813777</text:p>
          </table:table-cell>
          <table:table-cell office:value-type="float" office:value="101.27635">
            <text:p>101.27635</text:p>
          </table:table-cell>
          <table:table-cell/>
        </table:table-row>
        <table:table-row table:style-name="ro1">
          <table:table-cell office:value-type="float" office:value="86.88383">
            <text:p>86.88383</text:p>
          </table:table-cell>
          <table:table-cell office:value-type="float" office:value="10.03992">
            <text:p>10.03992</text:p>
          </table:table-cell>
          <table:table-cell table:number-columns-repeated="2"/>
          <table:table-cell office:value-type="float" office:value="5.3665633">
            <text:p>5.3665633</text:p>
          </table:table-cell>
          <table:table-cell office:value-type="float" office:value="101.36272">
            <text:p>101.36272</text:p>
          </table:table-cell>
          <table:table-cell/>
        </table:table-row>
        <table:table-row table:style-name="ro1">
          <table:table-cell office:value-type="float" office:value="87.08731">
            <text:p>87.08731</text:p>
          </table:table-cell>
          <table:table-cell office:value-type="float" office:value="9.20326">
            <text:p>9.20326</text:p>
          </table:table-cell>
          <table:table-cell table:number-columns-repeated="2"/>
          <table:table-cell office:value-type="float" office:value="4.9193497">
            <text:p>4.9193497</text:p>
          </table:table-cell>
          <table:table-cell office:value-type="float" office:value="101.44999">
            <text:p>101.44999</text:p>
          </table:table-cell>
          <table:table-cell/>
        </table:table-row>
        <table:table-row table:style-name="ro1">
          <table:table-cell office:value-type="float" office:value="87.29261">
            <text:p>87.29261</text:p>
          </table:table-cell>
          <table:table-cell office:value-type="float" office:value="8.3666">
            <text:p>8.3666</text:p>
          </table:table-cell>
          <table:table-cell table:number-columns-repeated="2"/>
          <table:table-cell office:value-type="float" office:value="4.472136">
            <text:p>4.472136</text:p>
          </table:table-cell>
          <table:table-cell office:value-type="float" office:value="101.53817">
            <text:p>101.53817</text:p>
          </table:table-cell>
          <table:table-cell/>
        </table:table-row>
        <table:table-row table:style-name="ro1">
          <table:table-cell office:value-type="float" office:value="87.49972">
            <text:p>87.49972</text:p>
          </table:table-cell>
          <table:table-cell office:value-type="float" office:value="7.52994">
            <text:p>7.52994</text:p>
          </table:table-cell>
          <table:table-cell table:number-columns-repeated="2"/>
          <table:table-cell office:value-type="float" office:value="4.0249224">
            <text:p>4.0249224</text:p>
          </table:table-cell>
          <table:table-cell office:value-type="float" office:value="101.62726">
            <text:p>101.62726</text:p>
          </table:table-cell>
          <table:table-cell/>
        </table:table-row>
        <table:table-row table:style-name="ro1">
          <table:table-cell office:value-type="float" office:value="87.70861">
            <text:p>87.70861</text:p>
          </table:table-cell>
          <table:table-cell office:value-type="float" office:value="6.69328">
            <text:p>6.69328</text:p>
          </table:table-cell>
          <table:table-cell table:number-columns-repeated="2"/>
          <table:table-cell office:value-type="float" office:value="3.5777087">
            <text:p>3.5777087</text:p>
          </table:table-cell>
          <table:table-cell office:value-type="float" office:value="101.717255">
            <text:p>101.717255</text:p>
          </table:table-cell>
          <table:table-cell/>
        </table:table-row>
        <table:table-row table:style-name="ro1">
          <table:table-cell office:value-type="float" office:value="87.91928">
            <text:p>87.91928</text:p>
          </table:table-cell>
          <table:table-cell office:value-type="float" office:value="5.8566203">
            <text:p>5.8566203</text:p>
          </table:table-cell>
          <table:table-cell table:number-columns-repeated="2"/>
          <table:table-cell office:value-type="float" office:value="3.130495">
            <text:p>3.130495</text:p>
          </table:table-cell>
          <table:table-cell office:value-type="float" office:value="101.80815">
            <text:p>101.80815</text:p>
          </table:table-cell>
          <table:table-cell/>
        </table:table-row>
        <table:table-row table:style-name="ro1">
          <table:table-cell office:value-type="float" office:value="88.13172">
            <text:p>88.13172</text:p>
          </table:table-cell>
          <table:table-cell office:value-type="float" office:value="5.01996">
            <text:p>5.01996</text:p>
          </table:table-cell>
          <table:table-cell table:number-columns-repeated="2"/>
          <table:table-cell office:value-type="float" office:value="2.6832817">
            <text:p>2.6832817</text:p>
          </table:table-cell>
          <table:table-cell office:value-type="float" office:value="101.89995">
            <text:p>101.89995</text:p>
          </table:table-cell>
          <table:table-cell/>
        </table:table-row>
        <table:table-row table:style-name="ro1">
          <table:table-cell office:value-type="float" office:value="88.34591">
            <text:p>88.34591</text:p>
          </table:table-cell>
          <table:table-cell office:value-type="float" office:value="4.1833">
            <text:p>4.1833</text:p>
          </table:table-cell>
          <table:table-cell table:number-columns-repeated="2"/>
          <table:table-cell office:value-type="float" office:value="2.236068">
            <text:p>2.236068</text:p>
          </table:table-cell>
          <table:table-cell office:value-type="float" office:value="101.992645">
            <text:p>101.992645</text:p>
          </table:table-cell>
          <table:table-cell/>
        </table:table-row>
        <table:table-row table:style-name="ro1">
          <table:table-cell office:value-type="float" office:value="88.561844">
            <text:p>88.561844</text:p>
          </table:table-cell>
          <table:table-cell office:value-type="float" office:value="3.34664">
            <text:p>3.34664</text:p>
          </table:table-cell>
          <table:table-cell table:number-columns-repeated="2"/>
          <table:table-cell office:value-type="float" office:value="1.7888544">
            <text:p>1.7888544</text:p>
          </table:table-cell>
          <table:table-cell office:value-type="float" office:value="102.086235">
            <text:p>102.086235</text:p>
          </table:table-cell>
          <table:table-cell/>
        </table:table-row>
        <table:table-row table:style-name="ro1">
          <table:table-cell office:value-type="float" office:value="88.7795">
            <text:p>88.7795</text:p>
          </table:table-cell>
          <table:table-cell office:value-type="float" office:value="2.50998">
            <text:p>2.50998</text:p>
          </table:table-cell>
          <table:table-cell table:number-columns-repeated="2"/>
          <table:table-cell office:value-type="float" office:value="1.3416408">
            <text:p>1.3416408</text:p>
          </table:table-cell>
          <table:table-cell office:value-type="float" office:value="102.180725">
            <text:p>102.180725</text:p>
          </table:table-cell>
          <table:table-cell/>
        </table:table-row>
        <table:table-row table:style-name="ro1">
          <table:table-cell office:value-type="float" office:value="88.99888">
            <text:p>88.99888</text:p>
          </table:table-cell>
          <table:table-cell office:value-type="float" office:value="1.67332">
            <text:p>1.67332</text:p>
          </table:table-cell>
          <table:table-cell table:number-columns-repeated="2"/>
          <table:table-cell office:value-type="float" office:value="0.8944272">
            <text:p>0.8944272</text:p>
          </table:table-cell>
          <table:table-cell office:value-type="float" office:value="102.2761">
            <text:p>102.2761</text:p>
          </table:table-cell>
          <table:table-cell/>
        </table:table-row>
        <table:table-row table:style-name="ro1">
          <table:table-cell office:value-type="float" office:value="89.219955">
            <text:p>89.219955</text:p>
          </table:table-cell>
          <table:table-cell office:value-type="float" office:value="0.31622776">
            <text:p>0.31622776</text:p>
          </table:table-cell>
          <table:table-cell table:number-columns-repeated="2"/>
          <table:table-cell office:value-type="float" office:value="0.4472136">
            <text:p>0.4472136</text:p>
          </table:table-cell>
          <table:table-cell office:value-type="float" office:value="102.37236">
            <text:p>102.37236</text:p>
          </table:table-cell>
          <table:table-cell/>
        </table:table-row>
        <table:table-row table:style-name="ro1">
          <table:table-cell office:value-type="float" office:value="89.44272">
            <text:p>89.4427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2.469505">
            <text:p>102.46950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6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9T09:41:31.01</meta:creation-date>
    <meta:editing-duration>PT6H23M51S</meta:editing-duration>
    <meta:editing-cycles>2</meta:editing-cycles>
    <meta:generator>OpenOffice.org/3.3$Win32 OpenOffice.org_project/330m20$Build-9567</meta:generator>
    <dc:date>2011-12-09T16:20:23.03</dc:date>
    <meta:document-statistic meta:table-count="3" meta:cell-count="1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192cm" chart:style-name="ch2"/>
        <chart:plot-area chart:style-name="ch3" table:cell-range-address="Sheet1.B1:Sheet1.B356" svg:x="0.77cm" svg:y="0.855cm" svg:width="12.273cm" svg:height="7.545cm">
          <chartooo:coordinate-region svg:x="1.577cm" svg:y="1.067cm" svg:width="11.313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56" chart:class="chart:line">
            <chart:data-point chart:repeated="3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469505">
                <text:p>102.469505</text:p>
                <draw:g>
                  <svg:desc>Sheet1.B1:Sheet1.B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37236">
                <text:p>102.3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2761">
                <text:p>102.2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.180725">
                <text:p>102.18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086235">
                <text:p>102.086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992645">
                <text:p>101.992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89995">
                <text:p>101.89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80815">
                <text:p>101.80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717255">
                <text:p>101.717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.62726">
                <text:p>101.62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53817">
                <text:p>101.53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.44999">
                <text:p>101.44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36272">
                <text:p>101.36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.27635">
                <text:p>101.27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19091">
                <text:p>101.1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10638">
                <text:p>101.10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022766">
                <text:p>101.022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.94008">
                <text:p>100.94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858315">
                <text:p>100.858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77748">
                <text:p>100.77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.69757">
                <text:p>100.69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.61858">
                <text:p>100.61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.54054">
                <text:p>100.54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.463425">
                <text:p>100.463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.38725">
                <text:p>100.38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31201">
                <text:p>100.31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.23772">
                <text:p>100.23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16437">
                <text:p>100.16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.09196">
                <text:p>100.09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.0205">
                <text:p>100.0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94999">
                <text:p>99.94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88043">
                <text:p>99.88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81182">
                <text:p>99.81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74417">
                <text:p>99.74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67748">
                <text:p>99.67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61175">
                <text:p>99.61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546974">
                <text:p>99.546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48316">
                <text:p>99.48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42032">
                <text:p>99.42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358444">
                <text:p>99.358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29753">
                <text:p>99.29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237595">
                <text:p>99.2375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17863">
                <text:p>99.17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120636">
                <text:p>99.120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063614">
                <text:p>99.063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007576">
                <text:p>99.007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952515">
                <text:p>98.952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89843">
                <text:p>98.89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84534">
                <text:p>98.84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.79322">
                <text:p>98.793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74209">
                <text:p>98.74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69195">
                <text:p>98.691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.64279">
                <text:p>98.64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.59463">
                <text:p>98.59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54745">
                <text:p>98.54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50127">
                <text:p>98.50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456085">
                <text:p>98.456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41189">
                <text:p>98.41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.36869">
                <text:p>98.36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.3265">
                <text:p>98.3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.2853">
                <text:p>98.2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2451">
                <text:p>98.2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8.20591">
                <text:p>98.20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16772">
                <text:p>98.16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.13052">
                <text:p>98.13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.094345">
                <text:p>98.094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.059166">
                <text:p>98.059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.024994">
                <text:p>98.0249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99184">
                <text:p>97.99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95969">
                <text:p>97.95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92854">
                <text:p>97.92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898415">
                <text:p>97.8984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8693">
                <text:p>97.8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841194">
                <text:p>97.841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81411">
                <text:p>97.814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78803">
                <text:p>97.78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76298">
                <text:p>97.76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73894">
                <text:p>97.738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71591">
                <text:p>97.715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69391">
                <text:p>97.69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67292">
                <text:p>97.672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652954">
                <text:p>97.652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63401">
                <text:p>97.63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61608">
                <text:p>97.61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59918">
                <text:p>97.599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5833">
                <text:p>97.58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568436">
                <text:p>97.568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.5546">
                <text:p>97.5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54179">
                <text:p>97.54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53">
                <text:p>97.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519226">
                <text:p>97.519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50948">
                <text:p>97.50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50077">
                <text:p>97.50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49308">
                <text:p>97.49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48641">
                <text:p>97.48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48077">
                <text:p>97.48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47615">
                <text:p>97.47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47256">
                <text:p>97.47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46999">
                <text:p>97.46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.46846">
                <text:p>97.46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.46794">
                <text:p>97.46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7.212395">
                <text:p>97.212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958755">
                <text:p>96.9587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.70703">
                <text:p>96.707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.457245">
                <text:p>96.457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.209404">
                <text:p>96.209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96353">
                <text:p>95.96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.71964">
                <text:p>95.71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.477745">
                <text:p>95.4777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.23786">
                <text:p>95.237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4.76418">
                <text:p>94.76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.53042">
                <text:p>94.53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29873">
                <text:p>94.298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06912">
                <text:p>94.06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.84162">
                <text:p>93.84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.61624">
                <text:p>93.616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39299">
                <text:p>93.39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.17188">
                <text:p>93.17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.95294">
                <text:p>92.95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.73618">
                <text:p>92.736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.52162">
                <text:p>92.52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.309265">
                <text:p>92.309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2.09913">
                <text:p>92.099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.89124">
                <text:p>91.89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.68561">
                <text:p>91.68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.48224">
                <text:p>91.48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.28116">
                <text:p>91.28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.08238">
                <text:p>91.08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.88592">
                <text:p>90.88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.69179">
                <text:p>90.691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.31058">
                <text:p>90.31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.12353">
                <text:p>90.123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.05692">
                <text:p>90.05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945816">
                <text:p>89.945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.89438">
                <text:p>89.894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8457">
                <text:p>89.8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799774">
                <text:p>89.7997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56615">
                <text:p>89.7566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71622">
                <text:p>89.716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6786">
                <text:p>89.6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9.64374">
                <text:p>89.64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.611664">
                <text:p>89.611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58237">
                <text:p>89.58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.55585">
                <text:p>89.55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53212">
                <text:p>89.532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51117">
                <text:p>89.51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49302">
                <text:p>89.493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47765">
                <text:p>89.477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9.46508">
                <text:p>89.465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9.4553">
                <text:p>89.45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.44831">
                <text:p>89.44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444115">
                <text:p>89.444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44272">
                <text:p>89.44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.331406">
                <text:p>89.331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.22108">
                <text:p>89.22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.111725">
                <text:p>89.111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.00337">
                <text:p>89.00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8.896">
                <text:p>88.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8.78964">
                <text:p>88.78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.68427">
                <text:p>88.684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.57991">
                <text:p>88.57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.47655">
                <text:p>88.476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.37421">
                <text:p>88.37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8.27287">
                <text:p>88.272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8.17256">
                <text:p>88.172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8.073265">
                <text:p>88.0732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.975">
                <text:p>87.9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.877754">
                <text:p>87.8777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.78155">
                <text:p>87.78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.68637">
                <text:p>87.686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.59224">
                <text:p>87.592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499146">
                <text:p>87.4991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4071">
                <text:p>87.40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.31609">
                <text:p>87.316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.22614">
                <text:p>87.226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137245">
                <text:p>87.137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.04941">
                <text:p>87.04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96264">
                <text:p>86.962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.87692">
                <text:p>86.87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6.79228">
                <text:p>86.79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.70871">
                <text:p>86.708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.626205">
                <text:p>86.626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.544785">
                <text:p>86.544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.46445">
                <text:p>86.46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.385185">
                <text:p>86.385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.30701">
                <text:p>86.307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.22993">
                <text:p>86.229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15393">
                <text:p>86.15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07903">
                <text:p>86.079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00523">
                <text:p>86.00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93253">
                <text:p>85.93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86093">
                <text:p>85.86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.79044">
                <text:p>85.790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72106">
                <text:p>85.721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.65279">
                <text:p>85.652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.58563">
                <text:p>85.585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.519585">
                <text:p>85.5195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.454666">
                <text:p>85.4546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.39087">
                <text:p>85.390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.32819">
                <text:p>85.328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.26664">
                <text:p>85.26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.20622">
                <text:p>85.206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.146935">
                <text:p>85.1469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.088776">
                <text:p>85.0887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.03176">
                <text:p>85.03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.975876">
                <text:p>84.9758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.92114">
                <text:p>84.92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.867546">
                <text:p>84.867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.815094">
                <text:p>84.815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.76379">
                <text:p>84.763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4.71364">
                <text:p>84.713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.664635">
                <text:p>84.6646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.61678">
                <text:p>84.616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.57009">
                <text:p>84.570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.52455">
                <text:p>84.52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.48018">
                <text:p>84.48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.43696">
                <text:p>84.436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.394905">
                <text:p>84.3949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.35402">
                <text:p>84.354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.31429">
                <text:p>84.31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.27574">
                <text:p>84.275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4.23835">
                <text:p>84.238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20214">
                <text:p>84.202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.1671">
                <text:p>84.1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.133224">
                <text:p>84.133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.10053">
                <text:p>84.100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.069016">
                <text:p>84.0690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.03868">
                <text:p>84.038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.00952">
                <text:p>84.009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.981544">
                <text:p>83.9815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.95475">
                <text:p>83.954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.92914">
                <text:p>83.929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.90471">
                <text:p>83.90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88146">
                <text:p>83.881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859406">
                <text:p>83.8594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3.83853">
                <text:p>83.838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.818855">
                <text:p>83.8188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3.80036">
                <text:p>83.800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.78305">
                <text:p>83.783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3.76694">
                <text:p>83.766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3.752014">
                <text:p>83.7520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3.73828">
                <text:p>83.738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.725746">
                <text:p>83.725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.71439">
                <text:p>83.714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.70424">
                <text:p>83.704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.69528">
                <text:p>83.695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3.687515">
                <text:p>83.687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.68094">
                <text:p>83.680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3.67557">
                <text:p>83.67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67138">
                <text:p>83.67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668396">
                <text:p>83.6683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3.6666">
                <text:p>83.66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.666">
                <text:p>83.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.829346">
                <text:p>82.8293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99268">
                <text:p>81.992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.15602">
                <text:p>81.156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.31936">
                <text:p>80.31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482704">
                <text:p>79.4827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.64604">
                <text:p>78.646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.80938">
                <text:p>77.809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6.972725">
                <text:p>76.9727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.13606">
                <text:p>76.136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.2994">
                <text:p>75.29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.462746">
                <text:p>74.4627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.62608">
                <text:p>73.626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.78942">
                <text:p>72.789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.95276">
                <text:p>71.952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.116104">
                <text:p>71.116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.27944">
                <text:p>70.279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.44278">
                <text:p>69.44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606125">
                <text:p>68.606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.76946">
                <text:p>67.769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.9328">
                <text:p>66.93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.096146">
                <text:p>66.0961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5.25948">
                <text:p>65.259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4.42282">
                <text:p>64.422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.586163">
                <text:p>63.5861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7495">
                <text:p>62.7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91284">
                <text:p>61.912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076183">
                <text:p>61.076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.23952">
                <text:p>60.23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.402863">
                <text:p>59.402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5662">
                <text:p>58.56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72954">
                <text:p>57.729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.892883">
                <text:p>56.892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.05622">
                <text:p>56.056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.219563">
                <text:p>55.2195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.3829">
                <text:p>54.3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.54624">
                <text:p>53.546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.709583">
                <text:p>52.709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.87292">
                <text:p>51.872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.036263">
                <text:p>51.0362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.1996">
                <text:p>50.19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36294">
                <text:p>49.362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.526283">
                <text:p>48.5262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.68962">
                <text:p>47.689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52962">
                <text:p>46.8529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.0163">
                <text:p>46.01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.17964">
                <text:p>45.179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.342983">
                <text:p>44.3429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.50632">
                <text:p>43.50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.669662">
                <text:p>42.6696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.833">
                <text:p>41.8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99634">
                <text:p>40.996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15968">
                <text:p>40.15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.32302">
                <text:p>39.32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486362">
                <text:p>38.4863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6497">
                <text:p>37.64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81304">
                <text:p>36.813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97638">
                <text:p>35.976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13972">
                <text:p>35.139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.303062">
                <text:p>34.3030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4664">
                <text:p>33.46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.62974">
                <text:p>32.62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93081">
                <text:p>31.7930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95642">
                <text:p>30.956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11976">
                <text:p>30.11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2831">
                <text:p>29.2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446442">
                <text:p>28.4464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.609781">
                <text:p>27.6097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77312">
                <text:p>26.773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.93646">
                <text:p>25.936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.0998">
                <text:p>25.09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263142">
                <text:p>24.2631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.426481">
                <text:p>23.4264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58982">
                <text:p>22.589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75316">
                <text:p>21.753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.9165">
                <text:p>20.91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07984">
                <text:p>20.079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243181">
                <text:p>19.2431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40652">
                <text:p>18.406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56986">
                <text:p>17.569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332">
                <text:p>16.73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896541">
                <text:p>15.8965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05988">
                <text:p>15.059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223221">
                <text:p>14.2232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38656">
                <text:p>13.386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.5499">
                <text:p>12.54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713241">
                <text:p>11.7132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87658">
                <text:p>10.87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.03992">
                <text:p>10.039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20326">
                <text:p>9.203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3666">
                <text:p>8.36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52994">
                <text:p>7.529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69328">
                <text:p>6.69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8566203">
                <text:p>5.85662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01996">
                <text:p>5.019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1833">
                <text:p>4.18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34664">
                <text:p>3.346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0998">
                <text:p>2.509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7332">
                <text:p>1.67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1622776">
                <text:p>0.31622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